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885cm"/>
    </style:style>
    <style:style style:name="co3" style:family="table-column">
      <style:table-column-properties fo:break-before="auto" style:column-width="12.557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10.982cm"/>
    </style:style>
    <style:style style:name="co6" style:family="table-column">
      <style:table-column-properties fo:break-before="auto" style:column-width="4.981cm"/>
    </style:style>
    <style:style style:name="co7" style:family="table-column">
      <style:table-column-properties fo:break-before="auto" style:column-width="15.93cm"/>
    </style:style>
    <style:style style:name="co8" style:family="table-column">
      <style:table-column-properties fo:break-before="auto" style:column-width="7.332cm"/>
    </style:style>
    <style:style style:name="co9" style:family="table-column">
      <style:table-column-properties fo:break-before="auto" style:column-width="2.743cm"/>
    </style:style>
    <style:style style:name="co10" style:family="table-column">
      <style:table-column-properties fo:break-before="auto" style:column-width="4.06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000000" style:text-outline="false" style:text-line-through-style="none" style:font-name="Tahoma" fo:font-size="15pt" fo:language="nl" fo:country="NL" fo:font-style="normal" fo:text-shadow="none" style:text-underline-style="none" fo:font-weight="normal" style:text-underline-mode="continuous" style:text-line-through-mode="continuous" style:font-name-asian="Tahoma" style:font-size-asian="4.69999980926514pt" style:language-asian="nl" style:country-asian="NL" style:font-style-asian="normal" style:font-weight-asian="normal" style:font-name-complex="Tahoma" style:font-size-complex="4.69999980926514pt" style:language-complex="nl" style:country-complex="NL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cc99" style:vertical-align="top"/>
      <style:paragraph-properties fo:margin-left="-30.576cm"/>
      <style:text-properties style:use-window-font-color="true" style:text-outline="false" style:text-line-through-style="none" style:font-name="Arial Black" fo:font-size="10pt" fo:language="nl" fo:country="NL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ccffff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ccffff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ffff99"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#ffcc99" style:cell-protect="none" style:print-content="true" style:text-align-source="value-type" style:repeat-content="false" fo:wrap-option="no-wrap" style:vertical-align="top"/>
      <style:paragraph-properties fo:margin-left="-30.576cm"/>
      <style:text-properties style:font-name="Arial Black" fo:hyphenate="true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99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3" style:family="table-cell" style:parent-style-name="Default">
      <style:table-cell-properties fo:background-color="#ffcc99" style:vertical-align="top"/>
      <style:paragraph-properties fo:margin-left="-30.576cm"/>
      <style:text-properties style:font-name="Arial Black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ackground-color="#e6e6ff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ff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ffcc99"/>
      <style:text-properties style:font-name="Arial Black"/>
    </style:style>
    <style:style style:name="ce19" style:family="table-cell" style:parent-style-name="Default">
      <style:table-cell-properties fo:background-color="#99ccff"/>
    </style:style>
    <style:style style:name="ce20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ff0000"/>
    </style:style>
    <style:style style:name="T1" style:family="text">
      <style:text-properties style:font-name="Arial Black"/>
    </style:style>
  </office:automatic-styles>
  <office:body>
    <office:spreadsheet>
      <table:table table:name="220404.Werkblad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&lt;?xml version="1.0" encoding="UTF-8"?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tree_view version="24-Aug-2004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&lt;help_section application="swriter" id="01" title="Installatie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!-- removed shared/text/shared/guide/install_change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!-- removed shared/text/shared/guide/install_repair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ms_doctypes.xhp</text:p>
          </table:table-cell>
          <table:table-cell office:value-type="string">
            <text:p>De koppeling van Microsoft Office-documenttypen wijzigen</text:p>
          </table:table-cell>
        </table:table-row>
        <table:table-row table:style-name="ro1">
          <table:table-cell table:number-columns-repeated="2"/>
          <table:table-cell office:value-type="string">
            <text:p><text:s/>&lt;/help_sec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&lt;help_section application="swriter" id="10" title="Vaak geraadpleegde Help-onderwerp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01" title="Algemene informatie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main0400.xhp</text:p>
          </table:table-cell>
          <table:table-cell office:value-type="string">
            <text:p>Sneltoetsen</text:p>
          </table:table-cell>
        </table:table-row>
        <table:table-row table:style-name="ro1">
          <table:table-cell table:number-columns-repeated="2"/>
          <table:table-cell office:value-type="string">
            <text:p>shared/text/shared/00/00000005.xhp</text:p>
          </table:table-cell>
          <table:table-cell office:value-type="string">
            <text:p>Algemene woordenlijst</text:p>
          </table:table-cell>
        </table:table-row>
        <table:table-row table:style-name="ro1">
          <table:table-cell table:number-columns-repeated="2"/>
          <table:table-cell office:value-type="string">
            <text:p>shared/text/shared/00/00000002.xhp</text:p>
          </table:table-cell>
          <table:table-cell office:value-type="string">
            <text:p>Woordenlijst met internetterm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accessibility.xhp</text:p>
          </table:table-cell>
          <table:table-cell office:value-type="string">
            <text:p>Toegankelijkheid in %PRODUCTNAME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keyboard.xhp</text:p>
          </table:table-cell>
          <table:table-cell office:value-type="string">
            <text:p>Snelkoppelingen (%PRODUCTNAME-toegankelijkheid)</text:p>
          </table:table-cell>
        </table:table-row>
        <table:table-row table:style-name="ro1">
          <table:table-cell table:number-columns-repeated="2"/>
          <table:table-cell office:value-type="string">
            <text:p>shared/text/shared/04/01010000.xhp</text:p>
          </table:table-cell>
          <table:table-cell office:value-type="string">
            <text:p>Algemene sneltoetsen in %PRODUCTNAME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version_number.xhp</text:p>
          </table:table-cell>
          <table:table-cell office:value-type="string">
            <text:p>Versie- en buildnummers</text:p>
          </table:table-cell>
        </table:table-row>
        <table:table-row table:style-name="ro1">
          <table:table-cell table:number-columns-repeated="2"/>
          <table:table-cell office:value-type="string">
            <text:p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02" title="%PRODUCTNAME en Microsoft Office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ms_user.xhp</text:p>
          </table:table-cell>
          <table:table-cell office:value-type="string">
            <text:p>Microsoft Office en %PRODUCTNAME gebruik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microsoft_terms.xhp</text:p>
          </table:table-cell>
          <table:table-cell office:value-type="string">
            <text:p>Microsoft Office- en %PRODUCTNAME-termen vergelijk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ms_import_export_limitations.xhp</text:p>
          </table:table-cell>
          <table:table-cell office:value-type="string">
            <text:p>Microsoft Office-documenten convert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ms_doctypes.xhp</text:p>
          </table:table-cell>
          <table:table-cell office:value-type="string">
            <text:p>De koppeling van Microsoft Office-documenttypen wijzig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04" title="%PRODUCTNAME-opties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optionen/01000000.xhp</text:p>
          </table:table-cell>
          <table:table-cell office:value-type="string">
            <text:p>Opties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0100.xhp</text:p>
          </table:table-cell>
          <table:table-cell office:value-type="string">
            <text:p>Gebruikersgegevens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0200.xhp</text:p>
          </table:table-cell>
          <table:table-cell office:value-type="string">
            <text:p>Algeme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0300.xhp</text:p>
          </table:table-cell>
          <table:table-cell office:value-type="string">
            <text:p>Pad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0400.xhp</text:p>
          </table:table-cell>
          <table:table-cell office:value-type="string">
            <text:p>LinguÃ¯stiek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0500.xhp</text:p>
          </table:table-cell>
          <table:table-cell office:value-type="string">
            <text:p>Kleur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0600.xhp</text:p>
          </table:table-cell>
          <table:table-cell office:value-type="string">
            <text:p>Algeme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0700.xhp</text:p>
          </table:table-cell>
          <table:table-cell office:value-type="string">
            <text:p>Lettertyp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0800.xhp</text:p>
          </table:table-cell>
          <table:table-cell office:value-type="string">
            <text:p>Weergave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0900.xhp</text:p>
          </table:table-cell>
          <table:table-cell office:value-type="string">
            <text:p>Afdrukopties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1000.xhp</text:p>
          </table:table-cell>
          <table:table-cell office:value-type="string">
            <text:p>Werkgeheug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2000.xhp</text:p>
          </table:table-cell>
          <table:table-cell office:value-type="string">
            <text:p>Vormgeving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13000.xhp</text:p>
          </table:table-cell>
          <table:table-cell office:value-type="string">
            <text:p>Toegankelijkheid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20000.xhp</text:p>
          </table:table-cell>
          <table:table-cell office:value-type="string">
            <text:p>Laden/Opslaan opties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30000.xhp</text:p>
          </table:table-cell>
          <table:table-cell office:value-type="string">
            <text:p>Internet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40000.xhp</text:p>
          </table:table-cell>
          <table:table-cell office:value-type="string">
            <text:p>Opties tekstdocument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50000.xhp</text:p>
          </table:table-cell>
          <table:table-cell office:value-type="string">
            <text:p>HTML-document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60000.xhp</text:p>
          </table:table-cell>
          <table:table-cell office:value-type="string">
            <text:p>Werkbladdocument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70000.xhp</text:p>
          </table:table-cell>
          <table:table-cell office:value-type="string">
            <text:p>Presentatie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80000.xhp</text:p>
          </table:table-cell>
          <table:table-cell office:value-type="string">
            <text:p>Tekening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090000.xhp</text:p>
          </table:table-cell>
          <table:table-cell office:value-type="string">
            <text:p>Formule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110000.xhp</text:p>
          </table:table-cell>
          <table:table-cell office:value-type="string">
            <text:p>Diagramm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130100.xhp</text:p>
          </table:table-cell>
          <table:table-cell office:value-type="string">
            <text:p>VBA-eigenschapp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130200.xhp</text:p>
          </table:table-cell>
          <table:table-cell office:value-type="string">
            <text:p>Microsoft Office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140000.xhp</text:p>
          </table:table-cell>
          <table:table-cell office:value-type="string">
            <text:p>Tal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150000.xhp</text:p>
          </table:table-cell>
          <table:table-cell office:value-type="string">
            <text:p>Taalinstellingen</text:p>
          </table:table-cell>
        </table:table-row>
        <table:table-row table:style-name="ro1">
          <table:table-cell table:number-columns-repeated="2"/>
          <table:table-cell office:value-type="string">
            <text:p>shared/text/shared/optionen/01160000.xhp</text:p>
          </table:table-cell>
          <table:table-cell office:value-type="string">
            <text:p>Gegevensbronnen opties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05" title="Assistent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000000.xhp</text:p>
          </table:table-cell>
          <table:table-cell office:value-type="string">
            <text:p>Assistent</text:p>
          </table:table-cell>
        </table:table-row>
        <table:table-row table:style-name="ro1">
          <table:table-cell table:number-columns-repeated="2"/>
          <table:table-cell office:value-type="string">
            <text:p>shared/text/shared/02/01171100.xhp</text:p>
          </table:table-cell>
          <table:table-cell office:value-type="string">
            <text:p>Assistenten aan/uit</text:p>
          </table:table-cell>
        </table:table-row>
        <table:table-row table:style-name="ro1">
          <table:table-cell table:number-columns-repeated="2"/>
          <table:table-cell office:value-type="string">
            <text:p><text:s text:c="3"/>&lt;node id="100501" title="Assistent Brief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010000.xhp</text:p>
          </table:table-cell>
          <table:table-cell office:value-type="string">
            <text:p>Assistent Brief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10100.xhp</text:p>
          </table:table-cell>
          <table:table-cell office:value-type="string">
            <text:p>AutoPiloot Brief - Pagina 1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10200.xhp</text:p>
          </table:table-cell>
          <table:table-cell office:value-type="string">
            <text:p>Assistent Brief - Pagina 2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10300.xhp</text:p>
          </table:table-cell>
          <table:table-cell office:value-type="string">
            <text:p>AutoPiloot Brief - Pagina 3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10400.xhp</text:p>
          </table:table-cell>
          <table:table-cell office:value-type="string">
            <text:p>Assistent Brief - Pagina 4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10500.xhp</text:p>
          </table:table-cell>
          <table:table-cell office:value-type="string">
            <text:p>AutoPiloot Brief <text:s/>- Pagina 5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10600.xhp</text:p>
          </table:table-cell>
          <table:table-cell office:value-type="string">
            <text:p>Assistent Brief - Pagina 6</text:p>
          </table:table-cell>
        </table:table-row>
        <table:table-row table:style-name="ro1">
          <table:table-cell table:number-columns-repeated="2"/>
          <table:table-cell office:value-type="string">
            <text:p>&lt;!-- removed shared/text/shared/autopi/01010700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!-- removed shared/text/shared/autopi/01010800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!-- removed shared/text/shared/autopi/01010900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node id="100502" title="Assistent Fax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020000.xhp</text:p>
          </table:table-cell>
          <table:table-cell office:value-type="string">
            <text:p>Assistent Fax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20100.xhp</text:p>
          </table:table-cell>
          <table:table-cell office:value-type="string">
            <text:p>AutoPiloot Fax - Pagina 1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20200.xhp</text:p>
          </table:table-cell>
          <table:table-cell office:value-type="string">
            <text:p>Assistent Fax - Pagina 2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20300.xhp</text:p>
          </table:table-cell>
          <table:table-cell office:value-type="string">
            <text:p>AutoPiloot Fax - Pagina 3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20400.xhp</text:p>
          </table:table-cell>
          <table:table-cell office:value-type="string">
            <text:p>AutoPiloot Fax - Pagina 4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20500.xhp</text:p>
          </table:table-cell>
          <table:table-cell office:value-type="string">
            <text:p>AutoPiloot Fax - Pagina 5</text:p>
          </table:table-cell>
        </table:table-row>
        <table:table-row table:style-name="ro1">
          <table:table-cell table:number-columns-repeated="2"/>
          <table:table-cell office:value-type="string">
            <text:p>&lt;!-- removed shared/text/shared/autopi/01020600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!-- removed shared/text/shared/autopi/01020700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!-- removed shared/text/shared/autopi/01020800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node id="100504" title="Assistent Agenda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040000.xhp</text:p>
          </table:table-cell>
          <table:table-cell office:value-type="string">
            <text:p>Assistent Agenda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40100.xhp</text:p>
          </table:table-cell>
          <table:table-cell office:value-type="string">
            <text:p>AutoPiloot Agenda - Pagina 1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40200.xhp</text:p>
          </table:table-cell>
          <table:table-cell office:value-type="string">
            <text:p>AutoPiloot Agenda - Pagina 2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40300.xhp</text:p>
          </table:table-cell>
          <table:table-cell office:value-type="string">
            <text:p>AutoPiloot Agenda - Pagina 3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40400.xhp</text:p>
          </table:table-cell>
          <table:table-cell office:value-type="string">
            <text:p>AutoPiloot Agenda - Pagina 4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40500.xhp</text:p>
          </table:table-cell>
          <table:table-cell office:value-type="string">
            <text:p>Assistent Agenda - Onderwerpen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40600.xhp</text:p>
          </table:table-cell>
          <table:table-cell office:value-type="string">
            <text:p>AutoPiloot Agenda - Pagina 6</text:p>
          </table:table-cell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node id="100505" title="Assistent Presentatie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050000.xhp</text:p>
          </table:table-cell>
          <table:table-cell office:value-type="string">
            <text:p>AutoPiloot Presentatie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50100.xhp</text:p>
          </table:table-cell>
          <table:table-cell office:value-type="string">
            <text:p>AutoPiloot Presentatie Pagina 1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50200.xhp</text:p>
          </table:table-cell>
          <table:table-cell office:value-type="string">
            <text:p>AutoPiloot Presentatie Pagina 2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50300.xhp</text:p>
          </table:table-cell>
          <table:table-cell office:value-type="string">
            <text:p>Assistent Presentatie - Pagina 3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50400.xhp</text:p>
          </table:table-cell>
          <table:table-cell office:value-type="string">
            <text:p>Assistent Presentatie - Pagina 4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50500.xhp</text:p>
          </table:table-cell>
          <table:table-cell office:value-type="string">
            <text:p>AutoPiloot Presentatie Pagina 5</text:p>
          </table:table-cell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node id="100506" title="Assistent HTML-export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110000.xhp</text:p>
          </table:table-cell>
          <table:table-cell office:value-type="string">
            <text:p>HTML Export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10100.xhp</text:p>
          </table:table-cell>
          <table:table-cell office:value-type="string">
            <text:p>HTML-Export - Pagina 1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10200.xhp</text:p>
          </table:table-cell>
          <table:table-cell office:value-type="string">
            <text:p>HTML-export - Pagina 2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10300.xhp</text:p>
          </table:table-cell>
          <table:table-cell office:value-type="string">
            <text:p>HTML-export - Pagina 3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10400.xhp</text:p>
          </table:table-cell>
          <table:table-cell office:value-type="string">
            <text:p>HTML-export - Pagina 4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10500.xhp</text:p>
          </table:table-cell>
          <table:table-cell office:value-type="string">
            <text:p>HTML-Export - Pagina 5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10600.xhp</text:p>
          </table:table-cell>
          <table:table-cell office:value-type="string">
            <text:p>HTML-Export - Pagina 6</text:p>
          </table:table-cell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node id="100507" title="Assistent Groepselement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120000.xhp</text:p>
          </table:table-cell>
          <table:table-cell office:value-type="string">
            <text:p>AutoPiloot Groepselement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20100.xhp</text:p>
          </table:table-cell>
          <table:table-cell office:value-type="string">
            <text:p>AutoPiloot Groepselement: Gegevens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20200.xhp</text:p>
          </table:table-cell>
          <table:table-cell office:value-type="string">
            <text:p>AutoPiloot groepselement: Standaard veld-selectie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20300.xhp</text:p>
          </table:table-cell>
          <table:table-cell office:value-type="string">
            <text:p>AutoPiloot Groepselement: Veldwaarden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20400.xhp</text:p>
          </table:table-cell>
          <table:table-cell office:value-type="string">
            <text:p>AutoPiloot groepselement: Database veld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20500.xhp</text:p>
          </table:table-cell>
          <table:table-cell office:value-type="string">
            <text:p>AutoPiloot groepselement: optiegroep maken</text:p>
          </table:table-cell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node id="100509" title="Assistent Formulier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090000.xhp</text:p>
          </table:table-cell>
          <table:table-cell office:value-type="string">
            <text:p>AutoPiloot Formulier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90100.xhp</text:p>
          </table:table-cell>
          <table:table-cell office:value-type="string">
            <text:p>AutoPiloot Formulieren: Selectie Database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090300.xhp</text:p>
          </table:table-cell>
          <table:table-cell office:value-type="string">
            <text:p>AutoPiloot Formulieren: Het Maken</text:p>
          </table:table-cell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node id="100510" title="Assistent Conversieprogramma voor document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130000.xhp</text:p>
          </table:table-cell>
          <table:table-cell office:value-type="string">
            <text:p>Conversieprogramma voor documenten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30100.xhp</text:p>
          </table:table-cell>
          <table:table-cell office:value-type="string">
            <text:p>Documenten-Converter Pagina 1</text:p>
          </table:table-cell>
        </table:table-row>
        <table:table-row table:style-name="ro1">
          <table:table-cell table:number-columns-repeated="2"/>
          <table:table-cell office:value-type="string">
            <text:p>shared/text/shared/autopi/01130200.xhp</text:p>
          </table:table-cell>
          <table:table-cell office:value-type="string">
            <text:p>Documenten-converter vervolgpagina's</text:p>
          </table:table-cell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node id="100511" title="Assistent Tabelelement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02/01170800.xhp</text:p>
          </table:table-cell>
          <table:table-cell office:value-type="string">
            <text:p>AutoPiloot Tabelelement</text:p>
          </table:table-cell>
        </table:table-row>
        <table:table-row table:style-name="ro1">
          <table:table-cell table:number-columns-repeated="2"/>
          <table:table-cell office:value-type="string">
            <text:p>shared/text/shared/02/01170801.xhp</text:p>
          </table:table-cell>
          <table:table-cell office:value-type="string">
            <text:p>AutoPiloot Tabelelement / Keuzelijst / Combinatieveld: Gegevens</text:p>
          </table:table-cell>
        </table:table-row>
        <table:table-row table:style-name="ro1">
          <table:table-cell table:number-columns-repeated="2"/>
          <table:table-cell office:value-type="string">
            <text:p>shared/text/shared/02/01170802.xhp</text:p>
          </table:table-cell>
          <table:table-cell office:value-type="string">
            <text:p>AutoPiloot Tabelelement: Veldkeuze</text:p>
          </table:table-cell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3"/>&lt;node id="100512" title="Assistent Keuzelijst met invoervak/Keuzelijst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02/01170900.xhp</text:p>
          </table:table-cell>
          <table:table-cell office:value-type="string">
            <text:p>AutoPiloot Combinatievak / Keuzelijst</text:p>
          </table:table-cell>
        </table:table-row>
        <table:table-row table:style-name="ro1">
          <table:table-cell table:number-columns-repeated="2"/>
          <table:table-cell office:value-type="string">
            <text:p>shared/text/shared/02/01170901.xhp</text:p>
          </table:table-cell>
          <table:table-cell office:value-type="string">
            <text:p>AutoPiloot Combinatieveld / Keuzelijst: Tabel selecteren</text:p>
          </table:table-cell>
        </table:table-row>
        <table:table-row table:style-name="ro1">
          <table:table-cell table:number-columns-repeated="2"/>
          <table:table-cell office:value-type="string">
            <text:p>shared/text/shared/02/01170903.xhp</text:p>
          </table:table-cell>
          <table:table-cell office:value-type="string">
            <text:p>AutoPiloot Keuzelijst: Velden Koppelen</text:p>
          </table:table-cell>
        </table:table-row>
        <table:table-row table:style-name="ro1">
          <table:table-cell table:number-columns-repeated="2"/>
          <table:table-cell office:value-type="string">
            <text:p>shared/text/shared/02/01170902.xhp</text:p>
          </table:table-cell>
          <table:table-cell office:value-type="string">
            <text:p>AutoPiloot Combinatieveld / Keuzelijst: Veld selecteren</text:p>
          </table:table-cell>
        </table:table-row>
        <table:table-row table:style-name="ro1">
          <table:table-cell table:number-columns-repeated="2"/>
          <table:table-cell office:value-type="string">
            <text:p>shared/text/shared/02/01170904.xhp</text:p>
          </table:table-cell>
          <table:table-cell office:value-type="string">
            <text:p>AutoPiloot Combinatieveld: Databaseveld</text:p>
          </table:table-cell>
        </table:table-row>
        <table:table-row table:style-name="ro1">
          <table:table-cell table:number-columns-repeated="2"/>
          <table:table-cell office:value-type="string">
            <text:p><text:s text:c="3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150000.xhp</text:p>
          </table:table-cell>
          <table:table-cell office:value-type="string">
            <text:p>Assistent Euroconversie</text:p>
          </table:table-cell>
        </table:table-row>
        <table:table-row table:style-name="ro1">
          <table:table-cell table:number-columns-repeated="2"/>
          <table:table-cell office:value-type="string">
            <text:p>&lt;!-- removed shared/text/shared/autopi/01060000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06" title="%PRODUCTNAME configurer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configure_overview.xhp</text:p>
          </table:table-cell>
          <table:table-cell office:value-type="string">
            <text:p>%PRODUCTNAME configureren</text:p>
          </table:table-cell>
        </table:table-row>
        <table:table-row table:style-name="ro1">
          <table:table-cell table:number-columns-repeated="2"/>
          <table:table-cell office:value-type="string">
            <text:p>&lt;!-- removed shared/text/shared/guide/configure_save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flat_icons.xhp</text:p>
          </table:table-cell>
          <table:table-cell office:value-type="string">
            <text:p>Weergave van Pictogrammen Verand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edit_symbolbar.xhp</text:p>
          </table:table-cell>
          <table:table-cell office:value-type="string">
            <text:p>Knoppen aan werkbalken toevoegen 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workfolder.xhp</text:p>
          </table:table-cell>
          <table:table-cell office:value-type="string">
            <text:p>Uw werkmap veranderen</text:p>
          </table:table-cell>
        </table:table-row>
        <table:table-row table:style-name="ro1">
          <table:table-cell table:number-columns-repeated="2"/>
          <table:table-cell office:value-type="string">
            <text:p>&lt;!-- removed shared/text/shared/guide/functionbar_edit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standard_template.xhp</text:p>
          </table:table-cell>
          <table:table-cell office:value-type="string">
            <text:p>Standaard-sjablonen Verand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ata_addressbook.xhp</text:p>
          </table:table-cell>
          <table:table-cell office:value-type="string">
            <text:p>Een adresboek registr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formfields.xhp</text:p>
          </table:table-cell>
          <table:table-cell office:value-type="string">
            <text:p>Knoppen invoegen en bewerken</text:p>
          </table:table-cell>
        </table:table-row>
        <table:table-row table:style-name="ro1">
          <table:table-cell table:number-columns-repeated="2"/>
          <table:table-cell office:value-type="string">
            <text:p>&lt;!-- removed shared/text/shared/guide/quicklaunch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07" title="Met de gebruikersinterface werk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navigator_setcursor.xhp</text:p>
          </table:table-cell>
          <table:table-cell office:value-type="string">
            <text:p>Snel naar Objecten Navig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navigator.xhp</text:p>
          </table:table-cell>
          <table:table-cell office:value-type="string">
            <text:p>Navigator voor Overzicht van Document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autohide.xhp</text:p>
          </table:table-cell>
          <table:table-cell office:value-type="string">
            <text:p>Vensters tonen, verbergen en vastzett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navpane_on.xhp</text:p>
          </table:table-cell>
          <table:table-cell office:value-type="string">
            <text:p>Navigatievenster van de Help ton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textmode_change.xhp</text:p>
          </table:table-cell>
          <table:table-cell office:value-type="string">
            <text:p>Schakelen tussen Invoegen-modus en Overschrijven-modus</text:p>
          </table:table-cell>
        </table:table-row>
        <table:table-row table:style-name="ro1">
          <table:table-cell table:number-columns-repeated="2"/>
          <table:table-cell office:value-type="string">
            <text:p>&lt;!-- removed shared/text/shared/guide/symbolbar_switch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floating_toolbar.xhp</text:p>
          </table:table-cell>
          <table:table-cell office:value-type="string">
            <text:p>Zwevende Werkbalken Gebruik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08" title="Afdrukken, faxen en verzend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labels_database.xhp</text:p>
          </table:table-cell>
          <table:table-cell office:value-type="string">
            <text:p>Adresetiketten afdrukken</text:p>
          </table:table-cell>
        </table:table-row>
        <table:table-row table:style-name="ro1">
          <table:table-cell table:number-columns-repeated="2"/>
          <table:table-cell office:value-type="string">
            <text:p>&lt;!-- removed 68272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print_blackwhite.xhp</text:p>
          </table:table-cell>
          <table:table-cell office:value-type="string">
            <text:p>Afdrukken in zwart-wit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email.xhp</text:p>
          </table:table-cell>
          <table:table-cell office:value-type="string">
            <text:p>Documenten Verzenden als E-Mail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fax.xhp</text:p>
          </table:table-cell>
          <table:table-cell office:value-type="string">
            <text:p>Faxen verzenden en %PRODUCTNAME configureren voor de faxfunctie</text:p>
          </table:table-cell>
        </table:table-row>
        <table:table-row table:style-name="ro1">
          <table:table-cell table:number-columns-repeated="2"/>
          <table:table-cell office:value-type="string">
            <text:p>&lt;!-- removed 68022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!-- removed 68269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09" title="Slepen en neerzett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dragdrop.xhp</text:p>
          </table:table-cell>
          <table:table-cell office:value-type="string">
            <text:p>Slepen en neerzetten in een %PRODUCTNAME-document</text:p>
          </table:table-cell>
        </table:table-row>
        <table:table-row table:style-name="ro1">
          <table:table-cell table:number-columns-repeated="2"/>
          <table:table-cell office:value-type="string">
            <text:p>swriter/text/swriter/guide/dragdroptext.xhp</text:p>
          </table:table-cell>
          <table:table-cell office:value-type="string">
            <text:p>Tekstbereiken in Documenten Verplaats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ragdrop_table.xhp</text:p>
          </table:table-cell>
          <table:table-cell office:value-type="string">
            <text:p>Werkbladbereiken naar Tekstdocumenten KopiÃ«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ragdrop_graphic.xhp</text:p>
          </table:table-cell>
          <table:table-cell office:value-type="string">
            <text:p>Afbeeldingen Tussen Documenten KopiÃ«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ragdrop_fromgallery.xhp</text:p>
          </table:table-cell>
          <table:table-cell office:value-type="string">
            <text:p>Afbeeldingen uit de Gallery KopiÃ«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ragdrop_beamer.xhp</text:p>
          </table:table-cell>
          <table:table-cell office:value-type="string">
            <text:p>Drag&amp;amp;Drop (slepen met de muis) met de Gegevensbronweergave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10" title="KopiÃ«ren en plakk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copy_drawfunctions.xhp</text:p>
          </table:table-cell>
          <table:table-cell office:value-type="string">
            <text:p>Tekenobjecten in Andere Documenten KopiÃ«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ragdrop_graphic.xhp</text:p>
          </table:table-cell>
          <table:table-cell office:value-type="string">
            <text:p>Afbeeldingen Tussen Documenten KopiÃ«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ragdrop_fromgallery.xhp</text:p>
          </table:table-cell>
          <table:table-cell office:value-type="string">
            <text:p>Afbeeldingen uit de Gallery KopiÃ«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ragdrop_table.xhp</text:p>
          </table:table-cell>
          <table:table-cell office:value-type="string">
            <text:p>Werkbladbereiken naar Tekstdocumenten KopiÃ«r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11" title="Databases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database_main.xhp</text:p>
          </table:table-cell>
          <table:table-cell office:value-type="string">
            <text:p>Database-overzicht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ata_enter_sql.xhp</text:p>
          </table:table-cell>
          <table:table-cell office:value-type="string">
            <text:p>SQL-opdrachten uitvo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ata_office2calc.xhp</text:p>
          </table:table-cell>
          <table:table-cell office:value-type="string">
            <text:p>Gegevens Laden uit Gegevensbronnen in %PRODUCTNAME Calc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12" title="Grafieken en diagramm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chart_axis.xhp</text:p>
          </table:table-cell>
          <table:table-cell office:value-type="string">
            <text:p>Assen van diagrammen bewerk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chart_legend.xhp</text:p>
          </table:table-cell>
          <table:table-cell office:value-type="string">
            <text:p>Diagramlegenda's bewerk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chart_title.xhp</text:p>
          </table:table-cell>
          <table:table-cell office:value-type="string">
            <text:p>Diagramtitels Bewerk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chart_insert.xhp</text:p>
          </table:table-cell>
          <table:table-cell office:value-type="string">
            <text:p>Diagrammen Invoe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chart_barformat.xhp</text:p>
          </table:table-cell>
          <table:table-cell office:value-type="string">
            <text:p>Structuur Toevoegen aan Staafgrafiek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13" title="Laden, opslaan, importeren, exporter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doc_open.xhp</text:p>
          </table:table-cell>
          <table:table-cell office:value-type="string">
            <text:p>Documenten open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import_ms.xhp</text:p>
          </table:table-cell>
          <table:table-cell office:value-type="string">
            <text:p>Documenten openen die in andere indelingen zijn opgeslagen</text:p>
          </table:table-cell>
        </table:table-row>
        <table:table-row table:style-name="ro1">
          <table:table-cell table:number-columns-repeated="2"/>
          <table:table-cell office:value-type="string">
            <text:p>&lt;!-- removed shared/text/shared/guide/url_open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doc_save.xhp</text:p>
          </table:table-cell>
          <table:table-cell office:value-type="string">
            <text:p>Documenten Opslaa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oc_autosave.xhp</text:p>
          </table:table-cell>
          <table:table-cell office:value-type="string">
            <text:p>Documenten automatisch opslaa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export_ms.xhp</text:p>
          </table:table-cell>
          <table:table-cell office:value-type="string">
            <text:p>Documenten opslaan in andere indelin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ata_dbase2office.xhp</text:p>
          </table:table-cell>
          <table:table-cell office:value-type="string">
            <text:p>Gegevens in tekstopmaak importeren en exporter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14" title="Koppelingen en verwijzing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hyperlink_insert.xhp</text:p>
          </table:table-cell>
          <table:table-cell office:value-type="string">
            <text:p>Hyperlinks Invoe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hyperlink_rel_abs.xhp</text:p>
          </table:table-cell>
          <table:table-cell office:value-type="string">
            <text:p>Relatieve en Absolute Hyperlinks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hyperlink_edit.xhp</text:p>
          </table:table-cell>
          <table:table-cell office:value-type="string">
            <text:p>Hyperlinks Bewerk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15" title="Bijhouden van documentversie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redlining_doccompare.xhp</text:p>
          </table:table-cell>
          <table:table-cell office:value-type="string">
            <text:p>Versies van een Document Vergelijk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redlining_docmerge.xhp</text:p>
          </table:table-cell>
          <table:table-cell office:value-type="string">
            <text:p>Versies samenvoe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redlining_enter.xhp</text:p>
          </table:table-cell>
          <table:table-cell office:value-type="string">
            <text:p>Wijzigingen Opteken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redlining.xhp</text:p>
          </table:table-cell>
          <table:table-cell office:value-type="string">
            <text:p>Wijzigingen Optekenen en Weergev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redlining_accept.xhp</text:p>
          </table:table-cell>
          <table:table-cell office:value-type="string">
            <text:p>Wijzigingen accepteren of verwerp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redlining_versions.xhp</text:p>
          </table:table-cell>
          <table:table-cell office:value-type="string">
            <text:p>Versiebeheer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16" title="Etiketten en visitekaartjes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labels.xhp</text:p>
          </table:table-cell>
          <table:table-cell office:value-type="string">
            <text:p>Etiketten en visitekaartjes maken en afdrukk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18" title="Externe gegevens invoeg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copytable2application.xhp</text:p>
          </table:table-cell>
          <table:table-cell office:value-type="string">
            <text:p>Gegevens uit werkbladen invoe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copytext2application.xhp</text:p>
          </table:table-cell>
          <table:table-cell office:value-type="string">
            <text:p>Gegevens uit tekstdocumenten Invoe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insert_bitmap.xhp</text:p>
          </table:table-cell>
          <table:table-cell office:value-type="string">
            <text:p>Bitmaps invoegen, bewerken en opslaa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ragdrop_gallery.xhp</text:p>
          </table:table-cell>
          <table:table-cell office:value-type="string">
            <text:p>Afbeeldingen aan de Galerij toevoeg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19" title="Automatische functies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autocorr_url.xhp</text:p>
          </table:table-cell>
          <table:table-cell office:value-type="string">
            <text:p>URL-herkenning door AutoCorrectie Uitschakel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20" title="Zoeken en vervang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data_search2.xhp</text:p>
          </table:table-cell>
          <table:table-cell office:value-type="string">
            <text:p>Zoeken met een Formulier-filter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hyperlink_search.xhp</text:p>
          </table:table-cell>
          <table:table-cell office:value-type="string">
            <text:p>Zoeken Met de Hyperlinkbalk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ata_search.xhp</text:p>
          </table:table-cell>
          <table:table-cell office:value-type="string">
            <text:p>Zoeken in Tabellen en Formulier-documenten</text:p>
          </table:table-cell>
        </table:table-row>
        <table:table-row table:style-name="ro1">
          <table:table-cell table:number-columns-repeated="2"/>
          <table:table-cell office:value-type="string">
            <text:p>shared/text/shared/01/02100001.xhp</text:p>
          </table:table-cell>
          <table:table-cell office:value-type="string">
            <text:p>Lijst met reguliere expressies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1021" title="Hulplijn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linestyles.xhp</text:p>
          </table:table-cell>
          <table:table-cell office:value-type="string">
            <text:p>Lijnstijlen toepass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text_color.xhp</text:p>
          </table:table-cell>
          <table:table-cell office:value-type="string">
            <text:p>Tekstkleur verand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change_title.xhp</text:p>
          </table:table-cell>
          <table:table-cell office:value-type="string">
            <text:p>De Titel van een Document Verand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round_corner.xhp</text:p>
          </table:table-cell>
          <table:table-cell office:value-type="string">
            <text:p>Afgeronde Hoeken Mak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background.xhp</text:p>
          </table:table-cell>
          <table:table-cell office:value-type="string">
            <text:p>Kleuren of afbeeldingen voor de achtergrond definiÃ«ren</text:p>
          </table:table-cell>
        </table:table-row>
        <table:table-row table:style-name="ro1">
          <table:table-cell table:number-columns-repeated="2"/>
          <table:table-cell office:value-type="string">
            <text:p>&lt;!-- removed 68440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lineend_define.xhp</text:p>
          </table:table-cell>
          <table:table-cell office:value-type="string">
            <text:p>Lijneinden definiÃ«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linestyle_define.xhp</text:p>
          </table:table-cell>
          <table:table-cell office:value-type="string">
            <text:p>Lijnstijlen definiÃ«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insert_graphic_drawit.xhp</text:p>
          </table:table-cell>
          <table:table-cell office:value-type="string">
            <text:p>Afbeeldingen met de tekenfuncties teken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line_intext.xhp</text:p>
          </table:table-cell>
          <table:table-cell office:value-type="string">
            <text:p>Lijnen in tekst tekenen</text:p>
          </table:table-cell>
        </table:table-row>
        <table:table-row table:style-name="ro1">
          <table:table-cell table:number-columns-repeated="2"/>
          <table:table-cell office:value-type="string">
            <text:p>&lt;!-- removed shared/text/shared/guide/url_autocomplete.xhp -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guide/aaa_start.xhp</text:p>
          </table:table-cell>
          <table:table-cell office:value-type="string">
            <text:p>Eerste stapp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gallery_insert.xhp</text:p>
          </table:table-cell>
          <table:table-cell office:value-type="string">
            <text:p>Objecten Invoegen Vanuit de Gallery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space_hyphen.xhp</text:p>
          </table:table-cell>
          <table:table-cell office:value-type="string">
            <text:p>Beveiligde Spaties, Streepjes en Voorwaardelijke Scheidingstekens Invoe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insert_specialchar.xhp</text:p>
          </table:table-cell>
          <table:table-cell office:value-type="string">
            <text:p>Speciale tekens invoe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tabs.xhp</text:p>
          </table:table-cell>
          <table:table-cell office:value-type="string">
            <text:p>Tabstops invoegen en bewerk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table_cellmerge.xhp</text:p>
          </table:table-cell>
          <table:table-cell office:value-type="string">
            <text:p>Cellen samenvoegen en splits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protection.xhp</text:p>
          </table:table-cell>
          <table:table-cell office:value-type="string">
            <text:p>Inhoud in %PRODUCTNAME beveili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redlining_protect.xhp</text:p>
          </table:table-cell>
          <table:table-cell office:value-type="string">
            <text:p>Registratie Beveilig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pageformat_max.xhp</text:p>
          </table:table-cell>
          <table:table-cell office:value-type="string">
            <text:p>Maximale afdrukbare gebied op een pagina select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measurement_units.xhp</text:p>
          </table:table-cell>
          <table:table-cell office:value-type="string">
            <text:p>Maateenheden select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language_select.xhp</text:p>
          </table:table-cell>
          <table:table-cell office:value-type="string">
            <text:p>Documenttaal Selecteren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ata_tabledefine.xhp</text:p>
          </table:table-cell>
          <table:table-cell office:value-type="string">
            <text:p>Tabelontwerp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numbering_stop.xhp</text:p>
          </table:table-cell>
          <table:table-cell office:value-type="string">
            <text:p>Opsommingstekens en nummering voor individuele alinea's uitschakel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&lt;/help_sec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&lt;help_section application="swriter" id="09" title="Databasefunctionaliteit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0901" title="Algemene informatie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explorer/database/main.xhp</text:p>
          </table:table-cell>
          <table:table-cell office:value-type="string">
            <text:p>%PRODUCTNAME-database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ata_register.xhp</text:p>
          </table:table-cell>
          <table:table-cell office:value-type="string">
            <text:p>Een database registreren en verwijderen 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0902" title="Gegevensbronn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explorer/database/11160000.xhp</text:p>
          </table:table-cell>
          <table:table-cell office:value-type="string">
            <text:p>ADO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11030000.xhp</text:p>
          </table:table-cell>
          <table:table-cell office:value-type="string">
            <text:p>dBase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11110000.xhp</text:p>
          </table:table-cell>
          <table:table-cell office:value-type="string">
            <text:p>JDBC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11190000.xhp</text:p>
          </table:table-cell>
          <table:table-cell office:value-type="string">
            <text:p>LDAP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11120000.xhp</text:p>
          </table:table-cell>
          <table:table-cell office:value-type="string">
            <text:p>MySQL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11020000.xhp</text:p>
          </table:table-cell>
          <table:table-cell office:value-type="string">
            <text:p>ODBC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11040000.xhp</text:p>
          </table:table-cell>
          <table:table-cell office:value-type="string">
            <text:p>Tekst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0904" title="Tabellen, query's en indices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explorer/database/05000000.xhp</text:p>
          </table:table-cell>
          <table:table-cell office:value-type="string">
            <text:p>Tabellen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05000001.xhp</text:p>
          </table:table-cell>
          <table:table-cell office:value-type="string">
            <text:p>Tabelcontextmenu's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05010000.xhp</text:p>
          </table:table-cell>
          <table:table-cell office:value-type="string">
            <text:p>Tabelontwerp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11030100.xhp</text:p>
          </table:table-cell>
          <table:table-cell office:value-type="string">
            <text:p>Indices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05010100.xhp</text:p>
          </table:table-cell>
          <table:table-cell office:value-type="string">
            <text:p>Indexontwerp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05030000.xhp</text:p>
          </table:table-cell>
          <table:table-cell office:value-type="string">
            <text:p>Query's of tabellen kopiÃ«ren met slepen en neerzetten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05030100.xhp</text:p>
          </table:table-cell>
          <table:table-cell office:value-type="string">
            <text:p>Tabellen KopiÃ«ren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02000000.xhp</text:p>
          </table:table-cell>
          <table:table-cell office:value-type="string">
            <text:p>Query's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02010100.xhp</text:p>
          </table:table-cell>
          <table:table-cell office:value-type="string">
            <text:p>Query-ontwerp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11080000.xhp</text:p>
          </table:table-cell>
          <table:table-cell office:value-type="string">
            <text:p>SQL-instructie uitvoeren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0903" title="Formulier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explorer/database/04000000.xhp</text:p>
          </table:table-cell>
          <table:table-cell office:value-type="string">
            <text:p>Formulieren</text:p>
          </table:table-cell>
        </table:table-row>
        <table:table-row table:style-name="ro1">
          <table:table-cell table:number-columns-repeated="2"/>
          <table:table-cell office:value-type="string">
            <text:p>shared/text/shared/explorer/database/04030000.xhp</text:p>
          </table:table-cell>
          <table:table-cell office:value-type="string">
            <text:p>Formulier Ontwerp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2"/>&lt;node id="0906" title="Rapporten"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hared/text/shared/autopi/01100000.xhp</text:p>
          </table:table-cell>
          <table:table-cell office:value-type="string">
            <text:p>Assistent Rapport</text:p>
          </table:table-cell>
        </table:table-row>
        <table:table-row table:style-name="ro1">
          <table:table-cell table:number-columns-repeated="2"/>
          <table:table-cell office:value-type="string">
            <text:p>shared/text/shared/guide/data_report.xhp</text:p>
          </table:table-cell>
          <table:table-cell office:value-type="string">
            <text:p>Databaserapporten gebruiken en bewerken </text:p>
          </table:table-cell>
        </table:table-row>
        <table:table-row table:style-name="ro1">
          <table:table-cell table:number-columns-repeated="2"/>
          <table:table-cell office:value-type="string">
            <text:p><text:s text:c="2"/>&lt;/n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&lt;/help_secti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/tree_view</text:p>
          </table:table-cell>
          <table:table-cell/>
        </table:table-row>
      </table:table>
      <table:table table:name="220404.Werkblad2" table:style-name="ta1" table:print="false">
        <table:table-column table:style-name="co4" table:default-cell-style-name="ce5"/>
        <table:table-column table:style-name="co5" table:default-cell-style-name="ce9"/>
        <table:table-column table:style-name="co6" table:default-cell-style-name="ce16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2" office:value-type="string" table:number-columns-spanned="4" table:number-rows-spanned="1">
            <text:p>NAVIGATIE VENSTER VAN DE OPENOFFICE ORG HELP</text:p>
          </table:table-cell>
          <table:covered-table-cell table:style-name="ce7"/>
          <table:covered-table-cell table:style-name="ce12"/>
          <table:covered-table-cell table:style-name="ce17"/>
          <table:table-cell table:style-name="Default" office:value-type="string">
            <text:p>Rood = in bewerking, Groen is voltooid</text:p>
          </table:table-cell>
          <table:table-cell table:number-columns-repeated="2"/>
        </table:table-row>
        <table:table-row table:style-name="ro3">
          <table:table-cell table:style-name="ce3" office:value-type="string">
            <text:p>Hoofdmenu-items</text:p>
          </table:table-cell>
          <table:table-cell table:style-name="ce8" office:value-type="string">
            <text:p>Sub-menu items</text:p>
            <text:p/>
          </table:table-cell>
          <table:table-cell table:style-name="ce13" office:value-type="string">
            <text:p>Sub-sub menu items</text:p>
          </table:table-cell>
          <table:table-cell table:style-name="ce18" office:value-type="string">
            <text:p><text:span text:style-name="T1">Help-pagina's</text:span></text:p>
            <text:p>(Deze menu-omschrijvingen zijn de “title id” van de achterliggende XHP-pagina</text:p>
            <text:p>Als hier geen Ned. Tekst staat, is de “title id” de boosdoener )</text:p>
          </table:table-cell>
          <table:table-cell table:style-name="ce19" office:value-type="string">
            <text:p>Bijbehorende XHP-pagina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ekstdocumenten</text:p>
          </table:table-cell>
          <table:table-cell/>
          <table:table-cell table:style-name="ce14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 office:value-type="string">
            <text:p>Algemene informatie en gebruik van de gebruikersinterface</text:p>
          </table:table-cell>
          <table:table-cell table:style-name="ce14"/>
          <table:table-cell/>
          <table:table-cell table:style-name="Default"/>
          <table:table-cell table:style-name="ce22"/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Welkom bij de Help van OpenOffice.org Writer</text:p>
          </table:table-cell>
          <table:table-cell table:style-name="ce20" office:value-type="string">
            <text:p>swriter/text/swriter/main0000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Functies van OpenOffice.org Writer</text:p>
          </table:table-cell>
          <table:table-cell table:style-name="ce20" office:value-type="string">
            <text:p>swriter/text/swriter/main0503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Instructies voor het gebruik van OpenOffice.org Writer</text:p>
          </table:table-cell>
          <table:table-cell table:style-name="ce20" office:value-type="string">
            <text:p>swriter/text/swriter/guide/main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Vastzetten en grootte wijzigen van vensters</text:p>
          </table:table-cell>
          <table:table-cell table:style-name="ce20" office:value-type="string">
            <text:p>swriter/text/swriter/guide/resize_navigator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Sneltoetsen voor OpenOffice.org Writer</text:p>
          </table:table-cell>
          <table:table-cell table:style-name="ce20" office:value-type="string">
            <text:p>swriter/text/swriter/04/01020000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Aantal Woorden in Tekst Tellen</text:p>
          </table:table-cell>
          <table:table-cell table:style-name="ce20" office:value-type="string">
            <text:p>swriter/text/swriter/guide/words_count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Sneltoetsen gebruiken (OpenOffice.org Writer-toegankelijkheid)</text:p>
          </table:table-cell>
          <table:table-cell table:style-name="ce20" office:value-type="string">
            <text:p>swriter/text/swriter/guide/keyboard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Verwijzing naar opdrachten en menu's</text:p>
          </table:table-cell>
          <table:table-cell table:style-name="ce14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/>
          <table:table-cell table:style-name="ce15" office:value-type="string">
            <text:p>Menu'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Menu's</text:p>
          </table:table-cell>
          <table:table-cell table:style-name="ce20" office:value-type="string">
            <text:p>swriter/text/swriter/main0100.xhp</text:p>
          </table:table-cell>
          <table:table-cell table:style-name="ce23" office:value-type="string">
            <text:p>Rob Bishoff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Bestand</text:p>
          </table:table-cell>
          <table:table-cell table:style-name="ce20" office:value-type="string">
            <text:p>swriter/text/swriter/main0101.xhp</text:p>
          </table:table-cell>
          <table:table-cell table:style-name="ce24" office:value-type="string">
            <text:p>Rob Bishoff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Bewerken</text:p>
          </table:table-cell>
          <table:table-cell table:style-name="ce20" office:value-type="string">
            <text:p>swriter/text/swriter/main0102.xhp</text:p>
          </table:table-cell>
          <table:table-cell table:style-name="ce24" office:value-type="string">
            <text:p>Rob Bishoff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Beeld</text:p>
          </table:table-cell>
          <table:table-cell table:style-name="ce20" office:value-type="string">
            <text:p>swriter/text/swriter/main0103.xhp</text:p>
          </table:table-cell>
          <table:table-cell table:style-name="ce24" office:value-type="string">
            <text:p>Rob Bishoff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Invoegen</text:p>
          </table:table-cell>
          <table:table-cell table:style-name="ce20" office:value-type="string">
            <text:p>swriter/text/swriter/main0104.xhp</text:p>
          </table:table-cell>
          <table:table-cell table:style-name="ce24" office:value-type="string">
            <text:p>Rob Bishoff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Opmaak</text:p>
          </table:table-cell>
          <table:table-cell table:style-name="ce20" office:value-type="string">
            <text:p>swriter/text/swriter/main0105.xhp</text:p>
          </table:table-cell>
          <table:table-cell table:style-name="ce24" office:value-type="string">
            <text:p>Rob Bishoff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xtra</text:p>
          </table:table-cell>
          <table:table-cell table:style-name="ce20" office:value-type="string">
            <text:p>swriter/text/swriter/main0106.xhp</text:p>
          </table:table-cell>
          <table:table-cell table:style-name="ce24" office:value-type="string">
            <text:p>Rob Bishoff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Venster</text:p>
          </table:table-cell>
          <table:table-cell table:style-name="ce20" office:value-type="string">
            <text:p>swriter/text/swriter/main0107.xhp</text:p>
          </table:table-cell>
          <table:table-cell table:style-name="ce24" office:value-type="string">
            <text:p>Rob Bishoff</text:p>
          </table:table-cell>
          <table:table-cell/>
        </table:table-row>
        <table:table-row table:style-name="ro1">
          <table:table-cell/>
          <table:table-cell table:style-name="ce10"/>
          <table:table-cell table:style-name="ce15" office:value-type="string">
            <text:p>Werkbalke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Werkbalken</text:p>
          </table:table-cell>
          <table:table-cell table:style-name="ce20" office:value-type="string">
            <text:p>swriter/text/swriter/main0200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Balk Opmaak</text:p>
          </table:table-cell>
          <table:table-cell table:style-name="ce20" office:value-type="string">
            <text:p>swriter/text/swriter/main0202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Balk Beeld</text:p>
          </table:table-cell>
          <table:table-cell table:style-name="ce20" office:value-type="string">
            <text:p>swriter/text/swriter/main0203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abelobjectbalk</text:p>
          </table:table-cell>
          <table:table-cell table:style-name="ce20" office:value-type="string">
            <text:p>swriter/text/swriter/main0204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eningobjectbalk </text:p>
          </table:table-cell>
          <table:table-cell table:style-name="ce20" office:value-type="string">
            <text:p>swriter/text/swriter/main0205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Nummeringobjectbalk</text:p>
          </table:table-cell>
          <table:table-cell table:style-name="ce20" office:value-type="string">
            <text:p>swriter/text/swriter/main0206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Statusbalk</text:p>
          </table:table-cell>
          <table:table-cell table:style-name="ce20" office:value-type="string">
            <text:p>swriter/text/swriter/main0208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Afdrukvoorbeeld</text:p>
          </table:table-cell>
          <table:table-cell table:style-name="ce20" office:value-type="string">
            <text:p>swriter/text/swriter/main0210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Linialen</text:p>
          </table:table-cell>
          <table:table-cell table:style-name="ce20" office:value-type="string">
            <text:p>swriter/text/swriter/main0213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formulebalk</text:p>
          </table:table-cell>
          <table:table-cell table:style-name="ce20" office:value-type="string">
            <text:p>swriter/text/swriter/main0214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Frameobjectbalk</text:p>
          </table:table-cell>
          <table:table-cell table:style-name="ce20" office:value-type="string">
            <text:p>swriter/text/swriter/main0215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Objectbalk</text:p>
          </table:table-cell>
          <table:table-cell table:style-name="ce20" office:value-type="string">
            <text:p>swriter/text/swriter/main0216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/>
          <table:table-cell table:style-name="ce20" office:value-type="string">
            <text:p>&lt;!-- removed swriter/text/swriter/main0218.xhp --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/>
          <table:table-cell table:style-name="ce20" office:value-type="string">
            <text:p>&lt;!-- removed swriter/text/swriter/main0219.xhp --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Objectbalk met tekst in tekeningobject</text:p>
          </table:table-cell>
          <table:table-cell table:style-name="ce20" office:value-type="string">
            <text:p>swriter/text/swriter/main0220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Balk Standaard</text:p>
          </table:table-cell>
          <table:table-cell table:style-name="ce20" office:value-type="string">
            <text:p>shared/text/shared/main0201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Hyperlinkbalk</text:p>
          </table:table-cell>
          <table:table-cell table:style-name="ce20" office:value-type="string">
            <text:p>shared/text/shared/main0209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Balk Tabelgegevens</text:p>
          </table:table-cell>
          <table:table-cell table:style-name="ce20" office:value-type="string">
            <text:p>shared/text/shared/main0212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Formulierwerkbalk</text:p>
          </table:table-cell>
          <table:table-cell table:style-name="ce20" office:value-type="string">
            <text:p>shared/text/shared/main0213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SQL-Query Werkbalk</text:p>
          </table:table-cell>
          <table:table-cell table:style-name="ce20" office:value-type="string">
            <text:p>shared/text/shared/main0214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Objectwerkbalk bij het maken van formulieren</text:p>
          </table:table-cell>
          <table:table-cell table:style-name="ce20" office:value-type="string">
            <text:p>shared/text/shared/main0226.xhp</text:p>
          </table:table-cell>
          <table:table-cell table:style-name="ce24" office:value-type="string">
            <text:p>Bert Meersma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Creating Text Documents</text:p>
          </table:table-cell>
          <table:table-cell table:style-name="ce15"/>
          <table:table-cell office:value-type="string">
            <text:p><text:s text:c="3"/>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Navigeren en selecteren met het toetsenbord</text:p>
          </table:table-cell>
          <table:table-cell table:style-name="ce20" office:value-type="string">
            <text:p>swriter/text/swriter/guide/text_nav_keyb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 op een Willekeurige Plaats op een Pagina Invoeren</text:p>
          </table:table-cell>
          <table:table-cell table:style-name="ce20" office:value-type="string">
            <text:p>swriter/text/swriter/guide/text_direct_cursor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Afbeeldingen in tekstdocumenten</text:p>
          </table:table-cell>
          <table:table-cell table:style-name="ce15"/>
          <table:table-cell/>
          <table:table-cell table:style-name="Default"/>
          <table:table-cell table:style-name="ce23"/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Afbeeldingen Invoegen</text:p>
          </table:table-cell>
          <table:table-cell table:style-name="ce20" office:value-type="string">
            <text:p>swriter/text/swriter/guide/insert_graphic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Afbeeldingen Invoegen per Dialoogvenster</text:p>
          </table:table-cell>
          <table:table-cell table:style-name="ce20" office:value-type="string">
            <text:p>swriter/text/swriter/guide/insert_graphic_dialog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Afbeeldingen uit de Galerij invoegen via slepen en neerzetten</text:p>
          </table:table-cell>
          <table:table-cell table:style-name="ce20" office:value-type="string">
            <text:p>swriter/text/swriter/guide/insert_graphic_gallery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gescande afbeelding invoegen</text:p>
          </table:table-cell>
          <table:table-cell table:style-name="ce20" office:value-type="string">
            <text:p>swriter/text/swriter/guide/insert_graphic_scan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Calc-grafiek in een tekstdocument invoegen</text:p>
          </table:table-cell>
          <table:table-cell table:style-name="ce20" office:value-type="string">
            <text:p>swriter/text/swriter/guide/insert_graphic_fromchart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Afbeeldingen uit OpenOffice.org Draw of Impress invoegen</text:p>
          </table:table-cell>
          <table:table-cell table:style-name="ce20" office:value-type="string">
            <text:p>swriter/text/swriter/guide/insert_graphic_fromdraw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horizontale lijn invoegen</text:p>
          </table:table-cell>
          <table:table-cell table:style-name="ce20" office:value-type="string">
            <text:p>swriter/text/swriter/guide/insert_line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Tabellen in tekstdocumenten</text:p>
          </table:table-cell>
          <table:table-cell table:style-name="ce15"/>
          <table:table-cell/>
          <table:table-cell table:style-name="Default"/>
          <table:table-cell table:style-name="ce23"/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Getalherkenning in tabellen in- of uitschakelen</text:p>
          </table:table-cell>
          <table:table-cell table:style-name="ce20" office:value-type="string">
            <text:p>swriter/text/swriter/guide/number_date_conv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abelbreedten Aanpassen</text:p>
          </table:table-cell>
          <table:table-cell table:style-name="ce20" office:value-type="string">
            <text:p>swriter/text/swriter/guide/tablemode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abellen of de inhoud van een tabel verwijderen</text:p>
          </table:table-cell>
          <table:table-cell table:style-name="ce20" office:value-type="string">
            <text:p>swriter/text/swriter/guide/table_delete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abellen invoegen</text:p>
          </table:table-cell>
          <table:table-cell table:style-name="ce20" office:value-type="string">
            <text:p>swriter/text/swriter/guide/table_insert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tabelkop op een nieuwe pagina herhalen</text:p>
          </table:table-cell>
          <table:table-cell table:style-name="ce20" office:value-type="string">
            <text:p>swriter/text/swriter/guide/table_repeat_multiple_headers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De grootte van rijen en kolommen in een tabel wijzigen</text:p>
          </table:table-cell>
          <table:table-cell table:style-name="ce20" office:value-type="string">
            <text:p>swriter/text/swriter/guide/table_sizing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rij of kolom toevoegen of verwijderen via het Toetsenbord</text:p>
          </table:table-cell>
          <table:table-cell table:style-name="ce20" office:value-type="string">
            <text:p>swriter/text/swriter/guide/table_cells.xhp</text:p>
          </table:table-cell>
          <table:table-cell table:style-name="ce23" office:value-type="string">
            <text:p>Dirk Ruijne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Objecten in tekstdocument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Objecten positioneren</text:p>
          </table:table-cell>
          <table:table-cell table:style-name="ce20" office:value-type="string">
            <text:p>swriter/text/swriter/guide/anchor_object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omloop rondom objecten</text:p>
          </table:table-cell>
          <table:table-cell table:style-name="ce20" office:value-type="string">
            <text:p>swriter/text/swriter/guide/wrap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Secties en frames in tekstdocument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Secties gebruiken</text:p>
          </table:table-cell>
          <table:table-cell table:style-name="ce20" office:value-type="string">
            <text:p>swriter/text/swriter/guide/sections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frames invoegen, bewerken en koppelen</text:p>
          </table:table-cell>
          <table:table-cell table:style-name="ce20" office:value-type="string">
            <text:p>swriter/text/swriter/guide/text_frame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Secties bewerken</text:p>
          </table:table-cell>
          <table:table-cell table:style-name="ce20" office:value-type="string">
            <text:p>swriter/text/swriter/guide/section_edit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Secties invoegen</text:p>
          </table:table-cell>
          <table:table-cell table:style-name="ce20" office:value-type="string">
            <text:p>swriter/text/swriter/guide/section_insert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Inhoudsopgaven en registers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Hoofdstuknummering</text:p>
          </table:table-cell>
          <table:table-cell table:style-name="ce20" office:value-type="string">
            <text:p>swriter/text/swriter/guide/chapter_numbering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Gebruikergedefinieerde indices</text:p>
          </table:table-cell>
          <table:table-cell table:style-name="ce20" office:value-type="string">
            <text:p>swriter/text/swriter/guide/indices_userdef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inhoudsopgave maken</text:p>
          </table:table-cell>
          <table:table-cell table:style-name="ce20" office:value-type="string">
            <text:p>swriter/text/swriter/guide/indices_toc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refwoordenregisters maken</text:p>
          </table:table-cell>
          <table:table-cell table:style-name="ce20" office:value-type="string">
            <text:p>swriter/text/swriter/guide/indices_index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Indices Over Meerdere Documenten</text:p>
          </table:table-cell>
          <table:table-cell table:style-name="ce20" office:value-type="string">
            <text:p>swriter/text/swriter/guide/indices_multidoc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literatuurlijsten maken</text:p>
          </table:table-cell>
          <table:table-cell table:style-name="ce20" office:value-type="string">
            <text:p>swriter/text/swriter/guide/indices_literature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Items in index of inhoudsopgave bewerken of verwijderen</text:p>
          </table:table-cell>
          <table:table-cell table:style-name="ce20" office:value-type="string">
            <text:p>swriter/text/swriter/guide/indices_delete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Indices en Inhoudsopgaven Actualiseren, Bewerken en Verwijderen</text:p>
          </table:table-cell>
          <table:table-cell table:style-name="ce20" office:value-type="string">
            <text:p>swriter/text/swriter/guide/indices_edit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Items in index of inhoudsopgave definiëren</text:p>
          </table:table-cell>
          <table:table-cell table:style-name="ce20" office:value-type="string">
            <text:p>swriter/text/swriter/guide/indices_enter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index of inhoudsopgave opmaken</text:p>
          </table:table-cell>
          <table:table-cell table:style-name="ce20" office:value-type="string">
            <text:p>swriter/text/swriter/guide/indices_form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Velden in tekstdocument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Over velden</text:p>
          </table:table-cell>
          <table:table-cell table:style-name="ce20" office:value-type="string">
            <text:p>swriter/text/swriter/guide/fields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vast of variabel datumveld invoegen</text:p>
          </table:table-cell>
          <table:table-cell table:style-name="ce20" office:value-type="string">
            <text:p>swriter/text/swriter/guide/fields_date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veld naar tekst converteren</text:p>
          </table:table-cell>
          <table:table-cell table:style-name="ce20" office:value-type="string">
            <text:p>swriter/text/swriter/guide/field_convert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Tekstdocumenten mak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Tekstbereiken in Documenten Verplaatsen</text:p>
          </table:table-cell>
          <table:table-cell table:style-name="ce20" office:value-type="string">
            <text:p>swriter/text/swriter/guide/dragdroptext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document opnieuw schikken met behulp van de Navigator</text:p>
          </table:table-cell>
          <table:table-cell table:style-name="ce20" office:value-type="string">
            <text:p>swriter/text/swriter/guide/arrange_chapters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Hyperlinks invoegen met de Navigator</text:p>
          </table:table-cell>
          <table:table-cell table:style-name="ce20" office:value-type="string">
            <text:p>swriter/text/swriter/guide/hyperlinks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Navigator voor tekstdocumenten</text:p>
          </table:table-cell>
          <table:table-cell table:style-name="ce20" office:value-type="string">
            <text:p>swriter/text/swriter/guide/navigator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Berekenen in tekstdocument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Over meerdere tabellen berekenen</text:p>
          </table:table-cell>
          <table:table-cell table:style-name="ce20" office:value-type="string">
            <text:p>swriter/text/swriter/guide/calculate_multitable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In tekstdocumenten berekenen</text:p>
          </table:table-cell>
          <table:table-cell table:style-name="ce20" office:value-type="string">
            <text:p>swriter/text/swriter/guide/calculate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Het resultaat van een formule berekenen en in een tekstdocument plakken</text:p>
          </table:table-cell>
          <table:table-cell table:style-name="ce20" office:value-type="string">
            <text:p>swriter/text/swriter/guide/calculate_clipboard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Celtotalen in tabellen berekenen</text:p>
          </table:table-cell>
          <table:table-cell table:style-name="ce20" office:value-type="string">
            <text:p>swriter/text/swriter/guide/calculate_intable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Complexe formules in tekstdocumenten berekenen</text:p>
          </table:table-cell>
          <table:table-cell table:style-name="ce20" office:value-type="string">
            <text:p>swriter/text/swriter/guide/calculate_intext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Het resultaat van een tabelberekening in een andere tabel weergeven</text:p>
          </table:table-cell>
          <table:table-cell table:style-name="ce20" office:value-type="string">
            <text:p>swriter/text/swriter/guide/calculate_intext2.xhp</text:p>
          </table:table-cell>
          <table:table-cell table:style-name="ce25" office:value-type="string">
            <text:p>Dirk Ruijne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Tektdocumenten opmak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/>
          <table:table-cell table:style-name="ce15" office:value-type="string">
            <text:p><text:s text:c="3"/>Sjablonen en opmaakprofiele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Sjablonen en opmaakprofielen</text:p>
          </table:table-cell>
          <table:table-cell table:style-name="ce20" office:value-type="string">
            <text:p>swriter/text/swriter/guide/templates_styles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Verschillende Pagina-opmaakprofielen voor Even en Oneven Pagina's</text:p>
          </table:table-cell>
          <table:table-cell table:style-name="ce20" office:value-type="string">
            <text:p>swriter/text/swriter/guide/even_odd_sdw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pagina-opmaakprofiel maken op basis van de huidige pagina</text:p>
          </table:table-cell>
          <table:table-cell table:style-name="ce20" office:value-type="string">
            <text:p>swriter/text/swriter/guide/change_header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Opmaakprofielen uit andere documenten of sjablonen gebruiken</text:p>
          </table:table-cell>
          <table:table-cell table:style-name="ce20" office:value-type="string">
            <text:p>swriter/text/swriter/guide/load_styles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Nieuwe opmaakprofielen maken van selecties</text:p>
          </table:table-cell>
          <table:table-cell table:style-name="ce20" office:value-type="string">
            <text:p>swriter/text/swriter/guide/stylist_fromselect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Opmaakprofielen bijwerken vanuit selecties</text:p>
          </table:table-cell>
          <table:table-cell table:style-name="ce20" office:value-type="string">
            <text:p>swriter/text/swriter/guide/stylist_update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documentsjabloon maken</text:p>
          </table:table-cell>
          <table:table-cell table:style-name="ce20" office:value-type="string">
            <text:p>swriter/text/swriter/guide/template_create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De standaardsjabloon wijzigen</text:p>
          </table:table-cell>
          <table:table-cell table:style-name="ce20" office:value-type="string">
            <text:p>swriter/text/swriter/guide/template_default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De letterkast van tekst wijzigen</text:p>
          </table:table-cell>
          <table:table-cell table:style-name="ce20" office:value-type="string">
            <text:p>swriter/text/swriter/guide/text_capital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 verbergen</text:p>
          </table:table-cell>
          <table:table-cell table:style-name="ce20" office:value-type="string">
            <text:p>swriter/text/swriter/guide/hidden_text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Verschillende kop- en voetteksten definiëren</text:p>
          </table:table-cell>
          <table:table-cell table:style-name="ce20" office:value-type="string">
            <text:p>swriter/text/swriter/guide/header_pagestyles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Hoofdstukinformatie Invoegen in Kopteksten</text:p>
          </table:table-cell>
          <table:table-cell table:style-name="ce20" office:value-type="string">
            <text:p>swriter/text/swriter/guide/header_with_chapter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Alinea-opmaakprofielen snel toepassen</text:p>
          </table:table-cell>
          <table:table-cell table:style-name="ce20" office:value-type="string">
            <text:p>swriter/text/swriter/guide/para_style_quickuse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opmaak toepassen tijdens typen</text:p>
          </table:table-cell>
          <table:table-cell table:style-name="ce20" office:value-type="string">
            <text:p>swriter/text/swriter/guide/shortcut_writing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Lettertypekenmerken herstellen</text:p>
          </table:table-cell>
          <table:table-cell table:style-name="ce20" office:value-type="string">
            <text:p>swriter/text/swriter/guide/reset_format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Opmaakprofielen toepassen in Gietermodus</text:p>
          </table:table-cell>
          <table:table-cell table:style-name="ce20" office:value-type="string">
            <text:p>swriter/text/swriter/guide/stylist_fillformat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omloop rondom objecten</text:p>
          </table:table-cell>
          <table:table-cell table:style-name="ce20" office:value-type="string">
            <text:p>swriter/text/swriter/guide/wrap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/>
          <table:table-cell table:style-name="ce20" office:value-type="string">
            <text:p>&lt;!-- removed swriter/text/swriter/guide/text_along_line.xhp --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Een frame gebruiken om tekst op een pagina te centreren</text:p>
          </table:table-cell>
          <table:table-cell table:style-name="ce20" office:value-type="string">
            <text:p>swriter/text/swriter/guide/text_centervert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 benadrukken</text:p>
          </table:table-cell>
          <table:table-cell table:style-name="ce20" office:value-type="string">
            <text:p>swriter/text/swriter/guide/text_emphasize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 draaien</text:p>
          </table:table-cell>
          <table:table-cell table:style-name="ce20" office:value-type="string">
            <text:p>swriter/text/swriter/guide/text_rotate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Pagina-einden invoegen en verwijderen</text:p>
          </table:table-cell>
          <table:table-cell table:style-name="ce20" office:value-type="string">
            <text:p>swriter/text/swriter/guide/page_break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/>
          <table:table-cell table:style-name="ce20" office:value-type="string">
            <text:p>&lt;!-- removed swriter/text/swriter/guide/fontwork.xhp --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Paginastijlen maken en toepassen</text:p>
          </table:table-cell>
          <table:table-cell table:style-name="ce20" office:value-type="string">
            <text:p>swriter/text/swriter/guide/pagestyles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 table:number-columns-repeated="2"/>
          <table:table-cell table:style-name="ce15"/>
          <table:table-cell office:value-type="string">
            <text:p>Tekst naar superscript of subscript omzetten</text:p>
          </table:table-cell>
          <table:table-cell table:style-name="ce20" office:value-type="string">
            <text:p>swriter/text/swriter/guide/subscript.xhp</text:p>
          </table:table-cell>
          <table:table-cell table:style-name="ce24" office:value-type="string">
            <text:p>Jigal van Hemert</text:p>
          </table:table-cell>
          <table:table-cell/>
        </table:table-row>
        <table:table-row table:style-name="ro1">
          <table:table-cell/>
          <table:table-cell table:style-name="ce10" office:value-type="string">
            <text:p><text:s text:c="2"/>Speciale tekstelement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Bijschriften gebruiken </text:p>
          </table:table-cell>
          <table:table-cell table:style-name="ce20" office:value-type="string">
            <text:p>swriter/text/swriter/guide/captions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Voorwaardelijke tekst</text:p>
          </table:table-cell>
          <table:table-cell table:style-name="ce20" office:value-type="string">
            <text:p>swriter/text/swriter/guide/conditional_text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Voorwaardelijke tekst voor paginatellingen</text:p>
          </table:table-cell>
          <table:table-cell table:style-name="ce20" office:value-type="string">
            <text:p>swriter/text/swriter/guide/conditional_text2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Een vast of variabel datumveld invoegen</text:p>
          </table:table-cell>
          <table:table-cell table:style-name="ce20" office:value-type="string">
            <text:p>swriter/text/swriter/guide/fields_date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Invoervelden toevoegen</text:p>
          </table:table-cell>
          <table:table-cell table:style-name="ce20" office:value-type="string">
            <text:p>swriter/text/swriter/guide/fields_enter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Paginanummers van vervolgpagina's invoegen</text:p>
          </table:table-cell>
          <table:table-cell table:style-name="ce20" office:value-type="string">
            <text:p>swriter/text/swriter/guide/footer_nextpage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Paginanummers Invoegen in Voetteksten</text:p>
          </table:table-cell>
          <table:table-cell table:style-name="ce20" office:value-type="string">
            <text:p>swriter/text/swriter/guide/footer_pagenumber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Tekst verbergen</text:p>
          </table:table-cell>
          <table:table-cell table:style-name="ce20" office:value-type="string">
            <text:p>swriter/text/swriter/guide/hidden_text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Verschillende kop- en voetteksten definiëren</text:p>
          </table:table-cell>
          <table:table-cell table:style-name="ce20" office:value-type="string">
            <text:p>swriter/text/swriter/guide/header_pagestyles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Hoofdstukinformatie Invoegen in Kopteksten</text:p>
          </table:table-cell>
          <table:table-cell table:style-name="ce20" office:value-type="string">
            <text:p>swriter/text/swriter/guide/header_with_chapter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Gebruikersgegevens in velden of voorwaarden opvragen</text:p>
          </table:table-cell>
          <table:table-cell table:style-name="ce20" office:value-type="string">
            <text:p>swriter/text/swriter/guide/fields_userdata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/>
          <table:table-cell table:style-name="ce20" office:value-type="string">
            <text:p>&lt;!-- removed swriter/text/swriter/guide/fontwork.xhp 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Voetnoten en eindnoten invoegen en bewerken</text:p>
          </table:table-cell>
          <table:table-cell table:style-name="ce20" office:value-type="string">
            <text:p>swriter/text/swriter/guide/footnote_usage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Afstand tussen voetnoten</text:p>
          </table:table-cell>
          <table:table-cell table:style-name="ce20" office:value-type="string">
            <text:p>swriter/text/swriter/guide/footnote_with_line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Over kop- en voetteksten</text:p>
          </table:table-cell>
          <table:table-cell table:style-name="ce20" office:value-type="string">
            <text:p>swriter/text/swriter/guide/header_footer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Kop- of voetteksten opmaken</text:p>
          </table:table-cell>
          <table:table-cell table:style-name="ce20" office:value-type="string">
            <text:p>swriter/text/swriter/guide/header_with_line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Tekst animeren</text:p>
          </table:table-cell>
          <table:table-cell table:style-name="ce20" office:value-type="string">
            <text:p>swriter/text/swriter/guide/text_animation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Een standaardbrief maken</text:p>
          </table:table-cell>
          <table:table-cell table:style-name="ce20" office:value-type="string">
            <text:p>swriter/text/swriter/guide/form_letters_main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Automatische functies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/>
          <table:table-cell table:style-name="ce20" office:value-type="string">
            <text:p>&lt;!-- removed swriter/text/swriter/guide/autocomplete.xhp 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Uitzonderingen aan de AutoCorrectie-lijst toevoegen</text:p>
          </table:table-cell>
          <table:table-cell table:style-name="ce20" office:value-type="string">
            <text:p>swriter/text/swriter/guide/autocorr_except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AutoTekst gebruiken</text:p>
          </table:table-cell>
          <table:table-cell table:style-name="ce20" office:value-type="string">
            <text:p>swriter/text/swriter/guide/autotext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Lijsten met nummering of opsommingstekens maken terwijl u typt</text:p>
          </table:table-cell>
          <table:table-cell table:style-name="ce20" office:value-type="string">
            <text:p>swriter/text/swriter/guide/auto_numbering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AutoOpmaak en AutoCorrectie uitschakelen</text:p>
          </table:table-cell>
          <table:table-cell table:style-name="ce20" office:value-type="string">
            <text:p>swriter/text/swriter/guide/auto_off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Hyperlinks In- en uitschakelen</text:p>
          </table:table-cell>
          <table:table-cell table:style-name="ce20" office:value-type="string">
            <text:p>swriter/text/swriter/guide/link_edit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Spelling automatisch controleren</text:p>
          </table:table-cell>
          <table:table-cell table:style-name="ce20" office:value-type="string">
            <text:p>swriter/text/swriter/guide/auto_spellcheck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Getalherkenning in tabellen in- of uitschakelen</text:p>
          </table:table-cell>
          <table:table-cell table:style-name="ce20" office:value-type="string">
            <text:p>swriter/text/swriter/guide/number_date_conv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Taalherkenning</text:p>
          </table:table-cell>
          <table:table-cell table:style-name="ce20" office:value-type="string">
            <text:p>swriter/text/swriter/guide/select_language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Woordafbreking</text:p>
          </table:table-cell>
          <table:table-cell table:style-name="ce20" office:value-type="string">
            <text:p>swriter/text/swriter/guide/using_hyphen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Nummering en lijst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Hoofdstuknummers aan bijschriften toevoegen</text:p>
          </table:table-cell>
          <table:table-cell table:style-name="ce20" office:value-type="string">
            <text:p>swriter/text/swriter/guide/captions_numbers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Lijsten met nummering of opsommingstekens maken terwijl u typt</text:p>
          </table:table-cell>
          <table:table-cell table:style-name="ce20" office:value-type="string">
            <text:p>swriter/text/swriter/guide/auto_numbering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Hoofdstuknummering</text:p>
          </table:table-cell>
          <table:table-cell table:style-name="ce20" office:value-type="string">
            <text:p>swriter/text/swriter/guide/chapter_numbering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Nummering via het Toetsenbord Veranderen</text:p>
          </table:table-cell>
          <table:table-cell table:style-name="ce20" office:value-type="string">
            <text:p>swriter/text/swriter/guide/insert_tab_innumbering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Genummerde lijsten samenvoegen</text:p>
          </table:table-cell>
          <table:table-cell table:style-name="ce20" office:value-type="string">
            <text:p>swriter/text/swriter/guide/join_numbered_lists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Regelnummers toevoegen</text:p>
          </table:table-cell>
          <table:table-cell table:style-name="ce20" office:value-type="string">
            <text:p>swriter/text/swriter/guide/numbering_lines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Nummering wijzigen in een genummerde lijst</text:p>
          </table:table-cell>
          <table:table-cell table:style-name="ce20" office:value-type="string">
            <text:p>swriter/text/swriter/guide/numbering_paras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Nummerreeksen definiëren</text:p>
          </table:table-cell>
          <table:table-cell table:style-name="ce20" office:value-type="string">
            <text:p>swriter/text/swriter/guide/number_sequence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/>
          <table:table-cell table:style-name="ce20" office:value-type="string">
            <text:p>&lt;!-- removed swriter/text/swriter/guide/stop_numbering.xhp 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Nummering toevoegen</text:p>
          </table:table-cell>
          <table:table-cell table:style-name="ce20" office:value-type="string">
            <text:p>swriter/text/swriter/guide/using_numbered_lists2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Nummering en opmaakprofielen voor nummering</text:p>
          </table:table-cell>
          <table:table-cell table:style-name="ce20" office:value-type="string">
            <text:p>swriter/text/swriter/guide/using_numbering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Opsommingstekens toevoegen</text:p>
          </table:table-cell>
          <table:table-cell table:style-name="ce20" office:value-type="string">
            <text:p>swriter/text/swriter/guide/using_numbered_lists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Spellingcontrole, thesaurus en tal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Spelling automatisch controleren</text:p>
          </table:table-cell>
          <table:table-cell table:style-name="ce20" office:value-type="string">
            <text:p>swriter/text/swriter/guide/auto_spellcheck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Woorden uit een gebruikerswoordenlijst verwijderen</text:p>
          </table:table-cell>
          <table:table-cell table:style-name="ce20" office:value-type="string">
            <text:p>swriter/text/swriter/guide/delete_from_dict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Thesaurus</text:p>
          </table:table-cell>
          <table:table-cell table:style-name="ce20" office:value-type="string">
            <text:p>swriter/text/swriter/guide/using_thesaurus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Taalherkenning</text:p>
          </table:table-cell>
          <table:table-cell table:style-name="ce20" office:value-type="string">
            <text:p>swriter/text/swriter/guide/select_language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Spelling handmatig controleren</text:p>
          </table:table-cell>
          <table:table-cell table:style-name="ce20" office:value-type="string">
            <text:p>swriter/text/swriter/guide/spellcheck_dialog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Formulieren in tekstdocument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Invoervelden toevoegen</text:p>
          </table:table-cell>
          <table:table-cell table:style-name="ce20" office:value-type="string">
            <text:p>swriter/text/swriter/guide/fields_enter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Tips voor problemen oploss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Alinea's Invoegen VÃ³Ã³r Tabellen aan het Begin van een Pagina</text:p>
          </table:table-cell>
          <table:table-cell table:style-name="ce20" office:value-type="string">
            <text:p>swriter/text/swriter/guide/insert_beforetable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Cursor naar Tekstmarkeringen Verplaatsen</text:p>
          </table:table-cell>
          <table:table-cell table:style-name="ce20" office:value-type="string">
            <text:p>swriter/text/swriter/guide/jump2statusbar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Hyperlinks In- en uitschakelen</text:p>
          </table:table-cell>
          <table:table-cell table:style-name="ce20" office:value-type="string">
            <text:p>swriter/text/swriter/guide/link_edit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Laden, opslaan, importeren en exporter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/>
          <table:table-cell table:style-name="ce20" office:value-type="string">
            <text:p>&lt;!-- removed swriter/text/swriter/guide/import_bulletlist.xhp 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Tekstdocumenten in HTML-indeling opslaan</text:p>
          </table:table-cell>
          <table:table-cell table:style-name="ce20" office:value-type="string">
            <text:p>swriter/text/swriter/guide/send2html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Een volledig tekstdocument invoegen</text:p>
          </table:table-cell>
          <table:table-cell table:style-name="ce20" office:value-type="string">
            <text:p>swriter/text/swriter/guide/textdoc_inframe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Hoofddocument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Hoofddocumenten en subdocumenten gebruiken</text:p>
          </table:table-cell>
          <table:table-cell table:style-name="ce20" office:value-type="string">
            <text:p>swriter/text/swriter/guide/globaldoc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Koppelingen en verwijzing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Kruisverwijzingen invoegen</text:p>
          </table:table-cell>
          <table:table-cell table:style-name="ce20" office:value-type="string">
            <text:p>swriter/text/swriter/guide/references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Hyperlinks invoegen met de Navigator</text:p>
          </table:table-cell>
          <table:table-cell table:style-name="ce20" office:value-type="string">
            <text:p>swriter/text/swriter/guide/hyperlinks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Afdrukk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Printerpapierladen selecteren</text:p>
          </table:table-cell>
          <table:table-cell table:style-name="ce20" office:value-type="string">
            <text:p>swriter/text/swriter/guide/printer_tray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Een pagina vÃ³Ã³r het afdrukken bekijken</text:p>
          </table:table-cell>
          <table:table-cell table:style-name="ce20" office:value-type="string">
            <text:p>swriter/text/swriter/guide/print_preview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Meerdere pagina's op één blad afdrukken</text:p>
          </table:table-cell>
          <table:table-cell table:style-name="ce20" office:value-type="string">
            <text:p>swriter/text/swriter/guide/print_small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Paginastijlen maken en toepassen</text:p>
          </table:table-cell>
          <table:table-cell table:style-name="ce20" office:value-type="string">
            <text:p>swriter/text/swriter/guide/pagestyles.xhp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>
            <text:p><text:s text:c="2"/>Zoeken en vervangen</text:p>
          </table:table-cell>
          <table:table-cell table:style-name="ce15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Zoeken naar Tekst Met Jokertekens</text:p>
          </table:table-cell>
          <table:table-cell table:style-name="ce20" office:value-type="string">
            <text:p>swriter/text/swriter/guide/search_regexp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Lijst met reguliere expressies</text:p>
          </table:table-cell>
          <table:table-cell table:style-name="ce20" office:value-type="string">
            <text:p>shared/text/shared/01/02100001.xhp</text:p>
          </table:table-cell>
          <table:table-cell table:number-columns-repeated="2"/>
        </table:table-row>
        <table:table-row table:style-name="ro1">
          <table:table-cell table:style-name="ce4" office:value-type="string">
            <text:p>HTML-documenten</text:p>
          </table:table-cell>
          <table:table-cell/>
          <table:table-cell table:style-name="ce14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OpenOffice.org HTML-Sjablonen</text:p>
          </table:table-cell>
          <table:table-cell table:style-name="ce20" office:value-type="string">
            <text:p>shared/text/shared/07/09000000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HTML-filters en Formulieren</text:p>
          </table:table-cell>
          <table:table-cell table:style-name="ce20" office:value-type="string">
            <text:p>shared/text/shared/02/01170700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Tekstdocumenten in HTML-indeling opslaan</text:p>
          </table:table-cell>
          <table:table-cell table:style-name="ce20" office:value-type="string">
            <text:p>swriter/text/swriter/guide/send2html.x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office:value-type="string">
            <text:p>Snelmenu van webpagina's in alleen-lezen modus</text:p>
          </table:table-cell>
          <table:table-cell table:style-name="ce20" office:value-type="string">
            <text:p>shared/text/shared/00/01020000.xhp</text:p>
          </table:table-cell>
          <table:table-cell table:number-columns-repeated="2"/>
        </table:table-row>
        <table:table-row table:style-name="ro1">
          <table:table-cell table:style-name="ce6" office:value-type="string">
            <text:p>Formules</text:p>
          </table:table-cell>
          <table:table-cell/>
          <table:table-cell table:style-name="ce14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lgemene informatie en gebruik van de gebruikersinterfac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lkom bij de Help van OpenOffice.org Math</text:p>
          </table:table-cell>
          <table:table-cell office:value-type="string">
            <text:p>smath/text/smath/main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unctionaliteit van OpenOffice.org %PRODUCTVERSION Math</text:p>
          </table:table-cell>
          <table:table-cell office:value-type="string">
            <text:p>smath/text/smath/main050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structies voor Met gebruik van OpenOffice.org Math</text:p>
          </table:table-cell>
          <table:table-cell office:value-type="string">
            <text:p>smath/text/smath/guide/main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koppelingen (OpenOffice.org Math-toegankelijkheid)</text:p>
          </table:table-cell>
          <table:table-cell office:value-type="string">
            <text:p>smath/text/smath/guide/keyboard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Verwijzing naar opdrachten en menu'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nu's</text:p>
          </table:table-cell>
          <table:table-cell office:value-type="string">
            <text:p>smath/text/smath/main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alken</text:p>
          </table:table-cell>
          <table:table-cell office:value-type="string">
            <text:p>smath/text/smath/main02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Werken met formul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muledelen handmatig uitlijnen</text:p>
          </table:table-cell>
          <table:table-cell office:value-type="string">
            <text:p>smath/text/smath/guide/align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ndaardattributen wijzigen</text:p>
          </table:table-cell>
          <table:table-cell office:value-type="string">
            <text:p>smath/text/smath/guide/attribute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muledelen samenvoegen tussen haakjes</text:p>
          </table:table-cell>
          <table:table-cell office:value-type="string">
            <text:p>smath/text/smath/guide/bracket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voeren Commentaar</text:p>
          </table:table-cell>
          <table:table-cell office:value-type="string">
            <text:p>smath/text/smath/guide/commen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voeren Regel Breaks</text:p>
          </table:table-cell>
          <table:table-cell office:value-type="string">
            <text:p>smath/text/smath/guide/newlin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aakjes invoegen</text:p>
          </table:table-cell>
          <table:table-cell office:value-type="string">
            <text:p>smath/text/smath/guide/parentheses.xhp</text:p>
          </table:table-cell>
          <table:table-cell table:number-columns-repeated="2"/>
        </table:table-row>
        <table:table-row table:style-name="ro1">
          <table:table-cell office:value-type="string">
            <text:p>Presentaties en tekeningen</text:p>
          </table:table-cell>
          <table:table-cell table:style-name="ce1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lgemene informatie en gebruik van de gebruikersinterfac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lkom bij de Help van OpenOffice.org Impress</text:p>
          </table:table-cell>
          <table:table-cell office:value-type="string">
            <text:p>simpress/text/simpress/main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lkom bij de Help van OpenOffice.org Draw</text:p>
          </table:table-cell>
          <table:table-cell office:value-type="string">
            <text:p>sdraw/text/sdraw/main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uncties van OpenOffice.org Impress</text:p>
          </table:table-cell>
          <table:table-cell office:value-type="string">
            <text:p>simpress/text/simpress/main050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uncties van OpenOffice.org Draw</text:p>
          </table:table-cell>
          <table:table-cell office:value-type="string">
            <text:p>sdraw/text/sdraw/main050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toetsen gebruiken in OpenOffice.org Impress </text:p>
          </table:table-cell>
          <table:table-cell office:value-type="string">
            <text:p>simpress/text/simpress/guide/keyboard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toetsen voor tekenobjecten</text:p>
          </table:table-cell>
          <table:table-cell office:value-type="string">
            <text:p>sdraw/text/sdraw/guide/keyboard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toetsen voor OpenOffice.org Impress</text:p>
          </table:table-cell>
          <table:table-cell office:value-type="string">
            <text:p>simpress/text/simpress/04/0102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toetsen voor tekeningen</text:p>
          </table:table-cell>
          <table:table-cell office:value-type="string">
            <text:p>sdraw/text/sdraw/04/0102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structies voor het gebruik van OpenOffice.org Impress</text:p>
          </table:table-cell>
          <table:table-cell office:value-type="string">
            <text:p>simpress/text/simpress/guide/main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structies voor het gebruik van OpenOffice.org Draw</text:p>
          </table:table-cell>
          <table:table-cell office:value-type="string">
            <text:p>sdraw/text/sdraw/guide/main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Verwijzing naar opdrachten en menu'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0"/>Presentaties (OpenOffice.org Impress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/>
          <table:table-cell office:value-type="string">
            <text:p>Menu'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nu's</text:p>
          </table:table-cell>
          <table:table-cell office:value-type="string">
            <text:p>simpress/text/simpress/main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stand</text:p>
          </table:table-cell>
          <table:table-cell office:value-type="string">
            <text:p>simpress/text/simpress/main0101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werken</text:p>
          </table:table-cell>
          <table:table-cell office:value-type="string">
            <text:p>simpress/text/simpress/main010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ergave</text:p>
          </table:table-cell>
          <table:table-cell office:value-type="string">
            <text:p>simpress/text/simpress/main010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voegen</text:p>
          </table:table-cell>
          <table:table-cell office:value-type="string">
            <text:p>simpress/text/simpress/main0104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maak</text:p>
          </table:table-cell>
          <table:table-cell office:value-type="string">
            <text:p>simpress/text/simpress/main0105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tra</text:p>
          </table:table-cell>
          <table:table-cell office:value-type="string">
            <text:p>simpress/text/simpress/main0106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nster</text:p>
          </table:table-cell>
          <table:table-cell office:value-type="string">
            <text:p>simpress/text/simpress/main0107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esentatie</text:p>
          </table:table-cell>
          <table:table-cell office:value-type="string">
            <text:p>simpress/text/simpress/main0114.xhp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office:value-type="string">
            <text:p>Werkbalke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alken</text:p>
          </table:table-cell>
          <table:table-cell office:value-type="string">
            <text:p>simpress/text/simpress/main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balk Tekenmodus, Aantekeningenmodus, Foldermodus</text:p>
          </table:table-cell>
          <table:table-cell office:value-type="string">
            <text:p>simpress/text/simpress/main020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balk voor Tekstinvoer</text:p>
          </table:table-cell>
          <table:table-cell office:value-type="string">
            <text:p>simpress/text/simpress/main020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balk in de Diamodus</text:p>
          </table:table-cell>
          <table:table-cell office:value-type="string">
            <text:p>simpress/text/simpress/main0204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tusbalk</text:p>
          </table:table-cell>
          <table:table-cell office:value-type="string">
            <text:p>simpress/text/simpress/main0206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nialen</text:p>
          </table:table-cell>
          <table:table-cell office:value-type="string">
            <text:p>simpress/text/simpress/main0209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lk Tekening</text:p>
          </table:table-cell>
          <table:table-cell office:value-type="string">
            <text:p>simpress/text/simpress/main021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tuigbalk in de Overzichtmodus</text:p>
          </table:table-cell>
          <table:table-cell office:value-type="string">
            <text:p>simpress/text/simpress/main0211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tuigbalk in de Diamodus</text:p>
          </table:table-cell>
          <table:table-cell office:value-type="string">
            <text:p>simpress/text/simpress/main021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tiebalk</text:p>
          </table:table-cell>
          <table:table-cell office:value-type="string">
            <text:p>simpress/text/simpress/main021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beeldingen Objectbalk</text:p>
          </table:table-cell>
          <table:table-cell office:value-type="string">
            <text:p>simpress/text/simpress/main0214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lk Standaard</text:p>
          </table:table-cell>
          <table:table-cell office:value-type="string">
            <text:p>shared/text/shared/main0201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yperlinkbalk</text:p>
          </table:table-cell>
          <table:table-cell office:value-type="string">
            <text:p>shared/text/shared/main0209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lk Tabelgegevens</text:p>
          </table:table-cell>
          <table:table-cell office:value-type="string">
            <text:p>shared/text/shared/main021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mulierwerkbalk</text:p>
          </table:table-cell>
          <table:table-cell office:value-type="string">
            <text:p>shared/text/shared/main021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QL-Query Werkbalk</text:p>
          </table:table-cell>
          <table:table-cell office:value-type="string">
            <text:p>shared/text/shared/main0214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werkbalk bij het maken van formulieren</text:p>
          </table:table-cell>
          <table:table-cell office:value-type="string">
            <text:p>shared/text/shared/main0226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lk Punten bewerken</text:p>
          </table:table-cell>
          <table:table-cell office:value-type="string">
            <text:p>shared/text/shared/main0227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5"/>Tekeningen (OpenOffice.org Draw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/>
          <table:table-cell office:value-type="string">
            <text:p>Menu'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nu's</text:p>
          </table:table-cell>
          <table:table-cell office:value-type="string">
            <text:p>sdraw/text/sdraw/main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stand</text:p>
          </table:table-cell>
          <table:table-cell office:value-type="string">
            <text:p>sdraw/text/sdraw/main0101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werken</text:p>
          </table:table-cell>
          <table:table-cell office:value-type="string">
            <text:p>sdraw/text/sdraw/main010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ergave</text:p>
          </table:table-cell>
          <table:table-cell office:value-type="string">
            <text:p>sdraw/text/sdraw/main010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voegen</text:p>
          </table:table-cell>
          <table:table-cell office:value-type="string">
            <text:p>sdraw/text/sdraw/main0104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maak</text:p>
          </table:table-cell>
          <table:table-cell office:value-type="string">
            <text:p>sdraw/text/sdraw/main0105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tra</text:p>
          </table:table-cell>
          <table:table-cell office:value-type="string">
            <text:p>sdraw/text/sdraw/main0106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ijzigen</text:p>
          </table:table-cell>
          <table:table-cell office:value-type="string">
            <text:p>simpress/text/simpress/main0113.xhp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office:value-type="string">
            <text:p>Werkbalke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alken</text:p>
          </table:table-cell>
          <table:table-cell office:value-type="string">
            <text:p>sdraw/text/sdraw/main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balk in de tekenmodus</text:p>
          </table:table-cell>
          <table:table-cell office:value-type="string">
            <text:p>sdraw/text/sdraw/main020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tuigbalk</text:p>
          </table:table-cell>
          <table:table-cell office:value-type="string">
            <text:p>sdraw/text/sdraw/main021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tiebalk</text:p>
          </table:table-cell>
          <table:table-cell office:value-type="string">
            <text:p>sdraw/text/sdraw/main021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lk Standaard</text:p>
          </table:table-cell>
          <table:table-cell office:value-type="string">
            <text:p>shared/text/shared/main0201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yperlinkbalk</text:p>
          </table:table-cell>
          <table:table-cell office:value-type="string">
            <text:p>shared/text/shared/main0209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lk Tabelgegevens</text:p>
          </table:table-cell>
          <table:table-cell office:value-type="string">
            <text:p>shared/text/shared/main021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mulierwerkbalk</text:p>
          </table:table-cell>
          <table:table-cell office:value-type="string">
            <text:p>shared/text/shared/main021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QL-Query Werkbalk</text:p>
          </table:table-cell>
          <table:table-cell office:value-type="string">
            <text:p>shared/text/shared/main0214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werkbalk bij het maken van formulieren</text:p>
          </table:table-cell>
          <table:table-cell office:value-type="string">
            <text:p>shared/text/shared/main0226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alk Punten bewerken</text:p>
          </table:table-cell>
          <table:table-cell office:value-type="string">
            <text:p>shared/text/shared/main0227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Laden, opslaan, importeren en exporte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n presentatie opslaan in HTML-indeling</text:p>
          </table:table-cell>
          <table:table-cell office:value-type="string">
            <text:p>simpress/text/simpress/guide/html_expor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TML-pagina's in presentaties importeren </text:p>
          </table:table-cell>
          <table:table-cell office:value-type="string">
            <text:p>simpress/text/simpress/guide/html_impor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jsten met kleuren, kleurovergangen en arceringen laden</text:p>
          </table:table-cell>
          <table:table-cell office:value-type="string">
            <text:p>simpress/text/simpress/guide/palette_file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nimaties exporteren in GIF-indeling</text:p>
          </table:table-cell>
          <table:table-cell office:value-type="string">
            <text:p>simpress/text/simpress/guide/animated_gif_sav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laden in dia's invoegen</text:p>
          </table:table-cell>
          <table:table-cell office:value-type="string">
            <text:p>simpress/text/simpress/guide/table_inser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beeldingen Invoegen</text:p>
          </table:table-cell>
          <table:table-cell office:value-type="string">
            <text:p>sdraw/text/sdraw/guide/graphic_inser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a's uit andere presentaties kopiëren</text:p>
          </table:table-cell>
          <table:table-cell office:value-type="string">
            <text:p>simpress/text/simpress/guide/page_copy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Opmaak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jsten met kleuren, kleurovergangen en arceringen laden</text:p>
          </table:table-cell>
          <table:table-cell office:value-type="string">
            <text:p>simpress/text/simpress/guide/palette_file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jn- en pijlstijlen laden</text:p>
          </table:table-cell>
          <table:table-cell office:value-type="string">
            <text:p>simpress/text/simpress/guide/line_arrow_style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igen kleuren definiëren</text:p>
          </table:table-cell>
          <table:table-cell office:value-type="string">
            <text:p>sdraw/text/sdraw/guide/color_defin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leurovergangen maken</text:p>
          </table:table-cell>
          <table:table-cell office:value-type="string">
            <text:p>sdraw/text/sdraw/guide/gradien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leuren Vervangen met de Pipet</text:p>
          </table:table-cell>
          <table:table-cell office:value-type="string">
            <text:p>sdraw/text/sdraw/guide/eyedroppe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 schikken, uitlijnen en verdelen</text:p>
          </table:table-cell>
          <table:table-cell office:value-type="string">
            <text:p>sdraw/text/sdraw/guide/align_arrang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e achtergrondvulling van dia's wijzigen</text:p>
          </table:table-cell>
          <table:table-cell office:value-type="string">
            <text:p>simpress/text/simpress/guide/background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n kop- of voettekst toevoegen aan alle dia's</text:p>
          </table:table-cell>
          <table:table-cell office:value-type="string">
            <text:p>simpress/text/simpress/guide/foote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n dia-ontwerp op een diamodel toepassen </text:p>
          </table:table-cell>
          <table:table-cell office:value-type="string">
            <text:p>simpress/text/simpress/guide/masterpag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 Verplaatsen Met Millimeter-Precisie</text:p>
          </table:table-cell>
          <table:table-cell office:value-type="string">
            <text:p>simpress/text/simpress/guide/move_object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fdrukk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esentaties afdrukken</text:p>
          </table:table-cell>
          <table:table-cell office:value-type="string">
            <text:p>simpress/text/simpress/guide/printing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n dia afdrukken op een schaal die op het papierformaat past</text:p>
          </table:table-cell>
          <table:table-cell office:value-type="string">
            <text:p>simpress/text/simpress/guide/print_tofit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Effect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nimaties exporteren in GIF-indeling</text:p>
          </table:table-cell>
          <table:table-cell office:value-type="string">
            <text:p>simpress/text/simpress/guide/animated_gif_sav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nimatie toepassen op objecten in dia's</text:p>
          </table:table-cell>
          <table:table-cell office:value-type="string">
            <text:p>simpress/text/simpress/guide/animated_object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nimatie toepassen op diawissels</text:p>
          </table:table-cell>
          <table:table-cell office:value-type="string">
            <text:p>simpress/text/simpress/guide/animated_slidechang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wee objecten overlappen</text:p>
          </table:table-cell>
          <table:table-cell office:value-type="string">
            <text:p>sdraw/text/sdraw/guide/cross_fading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IF-afbeeldingen met animatie maken</text:p>
          </table:table-cell>
          <table:table-cell office:value-type="string">
            <text:p>simpress/text/simpress/guide/animated_gif_create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Objecten, afbeeldingen en bitma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 combineren en vormen maken</text:p>
          </table:table-cell>
          <table:table-cell office:value-type="string">
            <text:p>sdraw/text/sdraw/guide/combine_etc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ctoren en Segmenten Tekenen</text:p>
          </table:table-cell>
          <table:table-cell office:value-type="string">
            <text:p>sdraw/text/sdraw/guide/draw_secto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 Dupliceren</text:p>
          </table:table-cell>
          <table:table-cell office:value-type="string">
            <text:p>sdraw/text/sdraw/guide/duplicate_objec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 Draaien</text:p>
          </table:table-cell>
          <table:table-cell office:value-type="string">
            <text:p>sdraw/text/sdraw/guide/rotate_objec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3D-objecten samenstellen</text:p>
          </table:table-cell>
          <table:table-cell office:value-type="string">
            <text:p>sdraw/text/sdraw/guide/join_objects3d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jnen verbinden</text:p>
          </table:table-cell>
          <table:table-cell office:value-type="string">
            <text:p>sdraw/text/sdraw/guide/join_object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ksttekens naar tekenobjecten converteren</text:p>
          </table:table-cell>
          <table:table-cell office:value-type="string">
            <text:p>simpress/text/simpress/guide/text2curv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itmapafbeeldingen converteren naar vectorafbeeldingen</text:p>
          </table:table-cell>
          <table:table-cell office:value-type="string">
            <text:p>simpress/text/simpress/guide/vectoriz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D-objecten converteren naar bogen, veelhoeken en 3D-objecten</text:p>
          </table:table-cell>
          <table:table-cell office:value-type="string">
            <text:p>simpress/text/simpress/guide/3d_creat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jn- en pijlstijlen laden</text:p>
          </table:table-cell>
          <table:table-cell office:value-type="string">
            <text:p>simpress/text/simpress/guide/line_arrow_style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ogen tekenen</text:p>
          </table:table-cell>
          <table:table-cell office:value-type="string">
            <text:p>simpress/text/simpress/guide/line_draw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ogen bewerken</text:p>
          </table:table-cell>
          <table:table-cell office:value-type="string">
            <text:p>simpress/text/simpress/guide/line_edi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beeldingen Invoegen</text:p>
          </table:table-cell>
          <table:table-cell office:value-type="string">
            <text:p>sdraw/text/sdraw/guide/graphic_inser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laden in dia's invoegen</text:p>
          </table:table-cell>
          <table:table-cell office:value-type="string">
            <text:p>simpress/text/simpress/guide/table_inser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 Verplaatsen Met Millimeter-Precisie</text:p>
          </table:table-cell>
          <table:table-cell office:value-type="string">
            <text:p>simpress/text/simpress/guide/move_objec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borgen Objecten Selecteren</text:p>
          </table:table-cell>
          <table:table-cell office:value-type="string">
            <text:p>simpress/text/simpress/guide/select_objec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n stroomdiagram maken</text:p>
          </table:table-cell>
          <table:table-cell office:value-type="string">
            <text:p>simpress/text/simpress/guide/orgchart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Groepen en lagen 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 groeperen</text:p>
          </table:table-cell>
          <table:table-cell office:value-type="string">
            <text:p>sdraw/text/sdraw/guide/group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agen</text:p>
          </table:table-cell>
          <table:table-cell office:value-type="string">
            <text:p>simpress/text/simpress/guide/layer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agen invoegen</text:p>
          </table:table-cell>
          <table:table-cell office:value-type="string">
            <text:p>simpress/text/simpress/guide/layer_new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en met lagen</text:p>
          </table:table-cell>
          <table:table-cell office:value-type="string">
            <text:p>simpress/text/simpress/guide/layer_tipp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 naar een andere laag verplaatsen</text:p>
          </table:table-cell>
          <table:table-cell office:value-type="string">
            <text:p>simpress/text/simpress/guide/layer_move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Tekst in presentaties en tekening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draw/text/sdraw/guide/text_3d.xhp --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draw/text/sdraw/guide/text_to_bitmap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kst Invoeren</text:p>
          </table:table-cell>
          <table:table-cell office:value-type="string">
            <text:p>sdraw/text/sdraw/guide/text_ente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ksttekens naar tekenobjecten converteren</text:p>
          </table:table-cell>
          <table:table-cell office:value-type="string">
            <text:p>simpress/text/simpress/guide/text2curve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Bekijk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n individuele presentatie maken</text:p>
          </table:table-cell>
          <table:table-cell office:value-type="string">
            <text:p>simpress/text/simpress/guide/individual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e volgorde van dia's wijzigen</text:p>
          </table:table-cell>
          <table:table-cell office:value-type="string">
            <text:p>simpress/text/simpress/guide/arrange_slide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- en uitzoomen met het numerieke toetsenblok</text:p>
          </table:table-cell>
          <table:table-cell office:value-type="string">
            <text:p>simpress/text/simpress/guide/change_scale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impress/text/simpress/guide/livemode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ry-out voor tijdsinstellingen van diawissels</text:p>
          </table:table-cell>
          <table:table-cell office:value-type="string">
            <text:p>simpress/text/simpress/guide/rehearse_timings.xhp</text:p>
          </table:table-cell>
          <table:table-cell table:number-columns-repeated="2"/>
        </table:table-row>
        <table:table-row table:style-name="ro1">
          <table:table-cell office:value-type="string">
            <text:p><text:s/>Installatie</text:p>
          </table:table-cell>
          <table:table-cell table:style-name="ce1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guide/install_change.xhp --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guide/install_repair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e koppeling van Microsoft Office-documenttypen wijzigen</text:p>
          </table:table-cell>
          <table:table-cell office:value-type="string">
            <text:p>shared/text/shared/guide/ms_doctypes.xhp</text:p>
          </table:table-cell>
          <table:table-cell table:number-columns-repeated="2"/>
        </table:table-row>
        <table:table-row table:style-name="ro1">
          <table:table-cell office:value-type="string">
            <text:p>Vaak geraadpleegde Help-onderwerpen</text:p>
          </table:table-cell>
          <table:table-cell table:style-name="ce1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lgemene informati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toetsen</text:p>
          </table:table-cell>
          <table:table-cell office:value-type="string">
            <text:p>shared/text/shared/main04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lgemene woordenlijst</text:p>
          </table:table-cell>
          <table:table-cell office:value-type="string">
            <text:p>shared/text/shared/00/00000005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oordenlijst met internettermen</text:p>
          </table:table-cell>
          <table:table-cell office:value-type="string">
            <text:p>shared/text/shared/00/0000000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oegankelijkheid in OpenOffice.org</text:p>
          </table:table-cell>
          <table:table-cell office:value-type="string">
            <text:p>shared/text/shared/guide/accessibility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koppelingen (OpenOffice.org-toegankelijkheid)</text:p>
          </table:table-cell>
          <table:table-cell office:value-type="string">
            <text:p>shared/text/shared/guide/keyboard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lgemene sneltoetsen in OpenOffice.org</text:p>
          </table:table-cell>
          <table:table-cell office:value-type="string">
            <text:p>shared/text/shared/04/0101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sie- en buildnummers</text:p>
          </table:table-cell>
          <table:table-cell office:value-type="string">
            <text:p>shared/text/shared/guide/version_number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OpenOffice.org en Microsoft Offic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icrosoft Office en OpenOffice.org gebruiken</text:p>
          </table:table-cell>
          <table:table-cell office:value-type="string">
            <text:p>shared/text/shared/guide/ms_use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icrosoft Office- en OpenOffice.org-termen vergelijken</text:p>
          </table:table-cell>
          <table:table-cell office:value-type="string">
            <text:p>shared/text/shared/guide/microsoft_term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icrosoft Office-documenten converteren</text:p>
          </table:table-cell>
          <table:table-cell office:value-type="string">
            <text:p>shared/text/shared/guide/ms_import_export_limitation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e koppeling van Microsoft Office-documenttypen wijzigen</text:p>
          </table:table-cell>
          <table:table-cell office:value-type="string">
            <text:p>shared/text/shared/guide/ms_doctypes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OpenOffice.org-opti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ties</text:p>
          </table:table-cell>
          <table:table-cell office:value-type="string">
            <text:p>shared/text/shared/optionen/0100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bruikersgegevens</text:p>
          </table:table-cell>
          <table:table-cell office:value-type="string">
            <text:p>shared/text/shared/optionen/0101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lgemeen</text:p>
          </table:table-cell>
          <table:table-cell office:value-type="string">
            <text:p>shared/text/shared/optionen/0101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aden</text:p>
          </table:table-cell>
          <table:table-cell office:value-type="string">
            <text:p>shared/text/shared/optionen/010103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nguÃ¯stiek</text:p>
          </table:table-cell>
          <table:table-cell office:value-type="string">
            <text:p>shared/text/shared/optionen/010104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leuren</text:p>
          </table:table-cell>
          <table:table-cell office:value-type="string">
            <text:p>shared/text/shared/optionen/010105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lgemeen</text:p>
          </table:table-cell>
          <table:table-cell office:value-type="string">
            <text:p>shared/text/shared/optionen/010106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ettertypen</text:p>
          </table:table-cell>
          <table:table-cell office:value-type="string">
            <text:p>shared/text/shared/optionen/010107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ergave</text:p>
          </table:table-cell>
          <table:table-cell office:value-type="string">
            <text:p>shared/text/shared/optionen/010108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drukopties</text:p>
          </table:table-cell>
          <table:table-cell office:value-type="string">
            <text:p>shared/text/shared/optionen/010109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geheugen</text:p>
          </table:table-cell>
          <table:table-cell office:value-type="string">
            <text:p>shared/text/shared/optionen/01011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ormgeving</text:p>
          </table:table-cell>
          <table:table-cell office:value-type="string">
            <text:p>shared/text/shared/optionen/01012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oegankelijkheid</text:p>
          </table:table-cell>
          <table:table-cell office:value-type="string">
            <text:p>shared/text/shared/optionen/01013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aden/Opslaan opties</text:p>
          </table:table-cell>
          <table:table-cell office:value-type="string">
            <text:p>shared/text/shared/optionen/0102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ternet</text:p>
          </table:table-cell>
          <table:table-cell office:value-type="string">
            <text:p>shared/text/shared/optionen/0103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ties tekstdocument</text:p>
          </table:table-cell>
          <table:table-cell office:value-type="string">
            <text:p>shared/text/shared/optionen/0104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TML-document</text:p>
          </table:table-cell>
          <table:table-cell office:value-type="string">
            <text:p>shared/text/shared/optionen/0105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laddocument</text:p>
          </table:table-cell>
          <table:table-cell office:value-type="string">
            <text:p>shared/text/shared/optionen/0106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esentatie</text:p>
          </table:table-cell>
          <table:table-cell office:value-type="string">
            <text:p>shared/text/shared/optionen/0107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kening</text:p>
          </table:table-cell>
          <table:table-cell office:value-type="string">
            <text:p>shared/text/shared/optionen/0108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mule</text:p>
          </table:table-cell>
          <table:table-cell office:value-type="string">
            <text:p>shared/text/shared/optionen/0109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agrammen</text:p>
          </table:table-cell>
          <table:table-cell office:value-type="string">
            <text:p>shared/text/shared/optionen/0111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BA-eigenschappen</text:p>
          </table:table-cell>
          <table:table-cell office:value-type="string">
            <text:p>shared/text/shared/optionen/0113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icrosoft Office</text:p>
          </table:table-cell>
          <table:table-cell office:value-type="string">
            <text:p>shared/text/shared/optionen/0113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alen</text:p>
          </table:table-cell>
          <table:table-cell office:value-type="string">
            <text:p>shared/text/shared/optionen/0114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aalinstellingen</text:p>
          </table:table-cell>
          <table:table-cell office:value-type="string">
            <text:p>shared/text/shared/optionen/0115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gevensbronnen opties</text:p>
          </table:table-cell>
          <table:table-cell office:value-type="string">
            <text:p>shared/text/shared/optionen/011600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ssistent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</text:p>
          </table:table-cell>
          <table:table-cell office:value-type="string">
            <text:p>shared/text/shared/autopi/0100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en aan/uit</text:p>
          </table:table-cell>
          <table:table-cell office:value-type="string">
            <text:p>shared/text/shared/02/011711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Brie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Brief</text:p>
          </table:table-cell>
          <table:table-cell office:value-type="string">
            <text:p>shared/text/shared/autopi/0101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Brief - Pagina 1</text:p>
          </table:table-cell>
          <table:table-cell office:value-type="string">
            <text:p>shared/text/shared/autopi/0101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Brief - Pagina 2</text:p>
          </table:table-cell>
          <table:table-cell office:value-type="string">
            <text:p>shared/text/shared/autopi/0101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Brief - Pagina 3</text:p>
          </table:table-cell>
          <table:table-cell office:value-type="string">
            <text:p>shared/text/shared/autopi/010103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Brief - Pagina 4</text:p>
          </table:table-cell>
          <table:table-cell office:value-type="string">
            <text:p>shared/text/shared/autopi/010104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Brief <text:s/>- Pagina 5</text:p>
          </table:table-cell>
          <table:table-cell office:value-type="string">
            <text:p>shared/text/shared/autopi/010105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Brief - Pagina 6</text:p>
          </table:table-cell>
          <table:table-cell office:value-type="string">
            <text:p>shared/text/shared/autopi/01010600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autopi/01010700.xhp --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autopi/01010800.xhp --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autopi/01010900.xhp --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Fax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Fax</text:p>
          </table:table-cell>
          <table:table-cell office:value-type="string">
            <text:p>shared/text/shared/autopi/0102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Fax - Pagina 1</text:p>
          </table:table-cell>
          <table:table-cell office:value-type="string">
            <text:p>shared/text/shared/autopi/0102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Fax - Pagina 2</text:p>
          </table:table-cell>
          <table:table-cell office:value-type="string">
            <text:p>shared/text/shared/autopi/0102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Fax - Pagina 3</text:p>
          </table:table-cell>
          <table:table-cell office:value-type="string">
            <text:p>shared/text/shared/autopi/010203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Fax - Pagina 4</text:p>
          </table:table-cell>
          <table:table-cell office:value-type="string">
            <text:p>shared/text/shared/autopi/010204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Fax - Pagina 5</text:p>
          </table:table-cell>
          <table:table-cell office:value-type="string">
            <text:p>shared/text/shared/autopi/01020500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autopi/01020600.xhp --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autopi/01020700.xhp --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autopi/01020800.xhp --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Agenda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Agenda</text:p>
          </table:table-cell>
          <table:table-cell office:value-type="string">
            <text:p>shared/text/shared/autopi/0104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Agenda - Pagina 1</text:p>
          </table:table-cell>
          <table:table-cell office:value-type="string">
            <text:p>shared/text/shared/autopi/0104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Agenda - Pagina 2</text:p>
          </table:table-cell>
          <table:table-cell office:value-type="string">
            <text:p>shared/text/shared/autopi/0104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Agenda - Pagina 3</text:p>
          </table:table-cell>
          <table:table-cell office:value-type="string">
            <text:p>shared/text/shared/autopi/010403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Agenda - Pagina 4</text:p>
          </table:table-cell>
          <table:table-cell office:value-type="string">
            <text:p>shared/text/shared/autopi/010404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Agenda - Onderwerpen</text:p>
          </table:table-cell>
          <table:table-cell office:value-type="string">
            <text:p>shared/text/shared/autopi/010405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Agenda - Pagina 6</text:p>
          </table:table-cell>
          <table:table-cell office:value-type="string">
            <text:p>shared/text/shared/autopi/010406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Presentati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Presentatie</text:p>
          </table:table-cell>
          <table:table-cell office:value-type="string">
            <text:p>shared/text/shared/autopi/0105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Presentatie Pagina 1</text:p>
          </table:table-cell>
          <table:table-cell office:value-type="string">
            <text:p>shared/text/shared/autopi/0105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Presentatie Pagina 2</text:p>
          </table:table-cell>
          <table:table-cell office:value-type="string">
            <text:p>shared/text/shared/autopi/0105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Presentatie - Pagina 3</text:p>
          </table:table-cell>
          <table:table-cell office:value-type="string">
            <text:p>shared/text/shared/autopi/010503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Presentatie - Pagina 4</text:p>
          </table:table-cell>
          <table:table-cell office:value-type="string">
            <text:p>shared/text/shared/autopi/010504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Presentatie Pagina 5</text:p>
          </table:table-cell>
          <table:table-cell office:value-type="string">
            <text:p>shared/text/shared/autopi/010505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HTML-expor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TML Export</text:p>
          </table:table-cell>
          <table:table-cell office:value-type="string">
            <text:p>shared/text/shared/autopi/0111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TML-Export - Pagina 1</text:p>
          </table:table-cell>
          <table:table-cell office:value-type="string">
            <text:p>shared/text/shared/autopi/0111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TML-export - Pagina 2</text:p>
          </table:table-cell>
          <table:table-cell office:value-type="string">
            <text:p>shared/text/shared/autopi/0111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TML-export - Pagina 3</text:p>
          </table:table-cell>
          <table:table-cell office:value-type="string">
            <text:p>shared/text/shared/autopi/011103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TML-export - Pagina 4</text:p>
          </table:table-cell>
          <table:table-cell office:value-type="string">
            <text:p>shared/text/shared/autopi/011104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TML-Export - Pagina 5</text:p>
          </table:table-cell>
          <table:table-cell office:value-type="string">
            <text:p>shared/text/shared/autopi/011105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TML-Export - Pagina 6</text:p>
          </table:table-cell>
          <table:table-cell office:value-type="string">
            <text:p>shared/text/shared/autopi/011106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Groepselemen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Groepselement</text:p>
          </table:table-cell>
          <table:table-cell office:value-type="string">
            <text:p>shared/text/shared/autopi/0112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Groepselement: Gegevens</text:p>
          </table:table-cell>
          <table:table-cell office:value-type="string">
            <text:p>shared/text/shared/autopi/0112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groepselement: Standaard veld-selectie</text:p>
          </table:table-cell>
          <table:table-cell office:value-type="string">
            <text:p>shared/text/shared/autopi/0112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Groepselement: Veldwaarden</text:p>
          </table:table-cell>
          <table:table-cell office:value-type="string">
            <text:p>shared/text/shared/autopi/011203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groepselement: Database veld</text:p>
          </table:table-cell>
          <table:table-cell office:value-type="string">
            <text:p>shared/text/shared/autopi/011204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groepselement: optiegroep maken</text:p>
          </table:table-cell>
          <table:table-cell office:value-type="string">
            <text:p>shared/text/shared/autopi/011205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Formuli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Formulier</text:p>
          </table:table-cell>
          <table:table-cell office:value-type="string">
            <text:p>shared/text/shared/autopi/0109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Formulieren: Selectie Database</text:p>
          </table:table-cell>
          <table:table-cell office:value-type="string">
            <text:p>shared/text/shared/autopi/0109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Formulieren: Het Maken</text:p>
          </table:table-cell>
          <table:table-cell office:value-type="string">
            <text:p>shared/text/shared/autopi/010903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Conversieprogramma voor document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nversieprogramma voor documenten</text:p>
          </table:table-cell>
          <table:table-cell office:value-type="string">
            <text:p>shared/text/shared/autopi/0113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ocumenten-Converter Pagina 1</text:p>
          </table:table-cell>
          <table:table-cell office:value-type="string">
            <text:p>shared/text/shared/autopi/0113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ocumenten-converter vervolgpagina's</text:p>
          </table:table-cell>
          <table:table-cell office:value-type="string">
            <text:p>shared/text/shared/autopi/011302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Tabelelemen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Tabelelement</text:p>
          </table:table-cell>
          <table:table-cell office:value-type="string">
            <text:p>shared/text/shared/02/011708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Tabelelement / Keuzelijst / Combinatieveld: Gegevens</text:p>
          </table:table-cell>
          <table:table-cell office:value-type="string">
            <text:p>shared/text/shared/02/01170801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Tabelelement: Veldkeuze</text:p>
          </table:table-cell>
          <table:table-cell office:value-type="string">
            <text:p>shared/text/shared/02/01170802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3"/>Assistent Keuzelijst met invoervak/Keuzelijst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Combinatievak / Keuzelijst</text:p>
          </table:table-cell>
          <table:table-cell office:value-type="string">
            <text:p>shared/text/shared/02/011709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Combinatieveld / Keuzelijst: Tabel selecteren</text:p>
          </table:table-cell>
          <table:table-cell office:value-type="string">
            <text:p>shared/text/shared/02/01170901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Keuzelijst: Velden Koppelen</text:p>
          </table:table-cell>
          <table:table-cell office:value-type="string">
            <text:p>shared/text/shared/02/0117090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Combinatieveld / Keuzelijst: Veld selecteren</text:p>
          </table:table-cell>
          <table:table-cell office:value-type="string">
            <text:p>shared/text/shared/02/0117090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Piloot Combinatieveld: Databaseveld</text:p>
          </table:table-cell>
          <table:table-cell office:value-type="string">
            <text:p>shared/text/shared/02/01170904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Euroconversie</text:p>
          </table:table-cell>
          <table:table-cell office:value-type="string">
            <text:p>shared/text/shared/autopi/01150000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autopi/01060000.xhp --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OpenOffice.org configure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enOffice.org configureren</text:p>
          </table:table-cell>
          <table:table-cell office:value-type="string">
            <text:p>shared/text/shared/guide/configure_overview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guide/configure_save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ergave van Pictogrammen Veranderen</text:p>
          </table:table-cell>
          <table:table-cell office:value-type="string">
            <text:p>shared/text/shared/guide/flat_icon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noppen aan werkbalken toevoegen </text:p>
          </table:table-cell>
          <table:table-cell office:value-type="string">
            <text:p>shared/text/shared/guide/edit_symbolba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Uw werkmap veranderen</text:p>
          </table:table-cell>
          <table:table-cell office:value-type="string">
            <text:p>shared/text/shared/guide/workfolder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&lt;!-- removed shared/text/shared/guide/functionbar_edit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ndaard-sjablonen Veranderen</text:p>
          </table:table-cell>
          <table:table-cell office:value-type="string">
            <text:p>shared/text/shared/guide/standard_templat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n adresboek registreren</text:p>
          </table:table-cell>
          <table:table-cell office:value-type="string">
            <text:p>shared/text/shared/guide/data_addressbook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noppen invoegen en bewerken</text:p>
          </table:table-cell>
          <table:table-cell office:value-type="string">
            <text:p>shared/text/shared/guide/formfields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guide/quicklaunch.xhp --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Met de gebruikersinterface werk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 naar Objecten Navigeren</text:p>
          </table:table-cell>
          <table:table-cell office:value-type="string">
            <text:p>shared/text/shared/guide/navigator_setcurso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Navigator voor Overzicht van Documenten</text:p>
          </table:table-cell>
          <table:table-cell office:value-type="string">
            <text:p>shared/text/shared/guide/navigato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nsters tonen, verbergen en vastzetten</text:p>
          </table:table-cell>
          <table:table-cell office:value-type="string">
            <text:p>shared/text/shared/guide/autohid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Navigatievenster van de Help tonen</text:p>
          </table:table-cell>
          <table:table-cell office:value-type="string">
            <text:p>shared/text/shared/guide/navpane_on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chakelen tussen Invoegen-modus en Overschrijven-modus</text:p>
          </table:table-cell>
          <table:table-cell office:value-type="string">
            <text:p>shared/text/shared/guide/textmode_chang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&lt;!-- removed shared/text/shared/guide/symbolbar_switch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Zwevende Werkbalken Gebruiken</text:p>
          </table:table-cell>
          <table:table-cell office:value-type="string">
            <text:p>shared/text/shared/guide/floating_toolbar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fdrukken, faxen en verzend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dresetiketten afdrukken</text:p>
          </table:table-cell>
          <table:table-cell office:value-type="string">
            <text:p>shared/text/shared/guide/labels_database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68272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drukken in zwart-wit</text:p>
          </table:table-cell>
          <table:table-cell office:value-type="string">
            <text:p>shared/text/shared/guide/print_blackwhit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cumenten Verzenden als E-Mail</text:p>
          </table:table-cell>
          <table:table-cell office:value-type="string">
            <text:p>shared/text/shared/guide/email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axen verzenden en OpenOffice.org configureren voor de faxfunctie</text:p>
          </table:table-cell>
          <table:table-cell office:value-type="string">
            <text:p>shared/text/shared/guide/fax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68022 --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68269 --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Slepen en neerzett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lepen en neerzetten in een OpenOffice.org-document</text:p>
          </table:table-cell>
          <table:table-cell office:value-type="string">
            <text:p>shared/text/shared/guide/dragdrop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kstbereiken in Documenten Verplaatsen</text:p>
          </table:table-cell>
          <table:table-cell office:value-type="string">
            <text:p>swriter/text/swriter/guide/dragdroptex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ladbereiken naar Tekstdocumenten Kopiëren</text:p>
          </table:table-cell>
          <table:table-cell office:value-type="string">
            <text:p>shared/text/shared/guide/dragdrop_tabl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beeldingen Tussen Documenten Kopiëren</text:p>
          </table:table-cell>
          <table:table-cell office:value-type="string">
            <text:p>shared/text/shared/guide/dragdrop_graphic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beeldingen uit de Gallery Kopiëren</text:p>
          </table:table-cell>
          <table:table-cell office:value-type="string">
            <text:p>shared/text/shared/guide/dragdrop_fromgallery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rag&amp;amp;Drop (slepen met de muis) met de Gegevensbronweergave</text:p>
          </table:table-cell>
          <table:table-cell office:value-type="string">
            <text:p>shared/text/shared/guide/dragdrop_beamer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Kopiëren en plakk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kenobjecten in Andere Documenten Kopiëren</text:p>
          </table:table-cell>
          <table:table-cell office:value-type="string">
            <text:p>shared/text/shared/guide/copy_drawfunction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beeldingen Tussen Documenten Kopiëren</text:p>
          </table:table-cell>
          <table:table-cell office:value-type="string">
            <text:p>shared/text/shared/guide/dragdrop_graphic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beeldingen uit de Gallery Kopiëren</text:p>
          </table:table-cell>
          <table:table-cell office:value-type="string">
            <text:p>shared/text/shared/guide/dragdrop_fromgallery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ladbereiken naar Tekstdocumenten Kopiëren</text:p>
          </table:table-cell>
          <table:table-cell office:value-type="string">
            <text:p>shared/text/shared/guide/dragdrop_table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Databas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base-overzicht</text:p>
          </table:table-cell>
          <table:table-cell office:value-type="string">
            <text:p>shared/text/shared/guide/database_main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QL-opdrachten uitvoeren</text:p>
          </table:table-cell>
          <table:table-cell office:value-type="string">
            <text:p>shared/text/shared/guide/data_enter_sql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gevens Laden uit Gegevensbronnen in OpenOffice.org Calc</text:p>
          </table:table-cell>
          <table:table-cell office:value-type="string">
            <text:p>shared/text/shared/guide/data_office2calc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Grafieken en diagramm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en van diagrammen bewerken</text:p>
          </table:table-cell>
          <table:table-cell office:value-type="string">
            <text:p>shared/text/shared/guide/chart_axi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agramlegenda's bewerken</text:p>
          </table:table-cell>
          <table:table-cell office:value-type="string">
            <text:p>shared/text/shared/guide/chart_legend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agramtitels Bewerken</text:p>
          </table:table-cell>
          <table:table-cell office:value-type="string">
            <text:p>shared/text/shared/guide/chart_titl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agrammen Invoegen</text:p>
          </table:table-cell>
          <table:table-cell office:value-type="string">
            <text:p>shared/text/shared/guide/chart_inser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ructuur Toevoegen aan Staafgrafieken</text:p>
          </table:table-cell>
          <table:table-cell office:value-type="string">
            <text:p>shared/text/shared/guide/chart_barforma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Laden, opslaan, importeren, exporte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ocumenten openen</text:p>
          </table:table-cell>
          <table:table-cell office:value-type="string">
            <text:p>shared/text/shared/guide/doc_open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ocumenten openen die in andere indelingen zijn opgeslagen</text:p>
          </table:table-cell>
          <table:table-cell office:value-type="string">
            <text:p>shared/text/shared/guide/import_m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&lt;!-- removed shared/text/shared/guide/url_open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ocumenten Opslaan</text:p>
          </table:table-cell>
          <table:table-cell office:value-type="string">
            <text:p>shared/text/shared/guide/doc_sav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ocumenten automatisch opslaan</text:p>
          </table:table-cell>
          <table:table-cell office:value-type="string">
            <text:p>shared/text/shared/guide/doc_autosav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ocumenten opslaan in andere indelingen</text:p>
          </table:table-cell>
          <table:table-cell office:value-type="string">
            <text:p>shared/text/shared/guide/export_m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gevens in tekstopmaak importeren en exporteren</text:p>
          </table:table-cell>
          <table:table-cell office:value-type="string">
            <text:p>shared/text/shared/guide/data_dbase2office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Koppelingen en verwijzing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yperlinks Invoegen</text:p>
          </table:table-cell>
          <table:table-cell office:value-type="string">
            <text:p>shared/text/shared/guide/hyperlink_inser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latieve en Absolute Hyperlinks</text:p>
          </table:table-cell>
          <table:table-cell office:value-type="string">
            <text:p>shared/text/shared/guide/hyperlink_rel_ab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yperlinks Bewerken</text:p>
          </table:table-cell>
          <table:table-cell office:value-type="string">
            <text:p>shared/text/shared/guide/hyperlink_edit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Bijhouden van documentversi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sies van een Document Vergelijken</text:p>
          </table:table-cell>
          <table:table-cell office:value-type="string">
            <text:p>shared/text/shared/guide/redlining_doccompar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sies samenvoegen</text:p>
          </table:table-cell>
          <table:table-cell office:value-type="string">
            <text:p>shared/text/shared/guide/redlining_docmerg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ijzigingen Optekenen</text:p>
          </table:table-cell>
          <table:table-cell office:value-type="string">
            <text:p>shared/text/shared/guide/redlining_enter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jzigingen Optekenen en Weergeven</text:p>
          </table:table-cell>
          <table:table-cell office:value-type="string">
            <text:p>shared/text/shared/guide/redlining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ijzigingen accepteren of verwerpen</text:p>
          </table:table-cell>
          <table:table-cell office:value-type="string">
            <text:p>shared/text/shared/guide/redlining_accep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siebeheer</text:p>
          </table:table-cell>
          <table:table-cell office:value-type="string">
            <text:p>shared/text/shared/guide/redlining_versions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<text:s text:c="2"/>Etiketten en visitekaartj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tiketten en visitekaartjes maken en afdrukken</text:p>
          </table:table-cell>
          <table:table-cell office:value-type="string">
            <text:p>shared/text/shared/guide/labels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Externe gegevens invoeg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gevens uit werkbladen invoegen</text:p>
          </table:table-cell>
          <table:table-cell office:value-type="string">
            <text:p>shared/text/shared/guide/copytable2application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gevens uit tekstdocumenten Invoegen</text:p>
          </table:table-cell>
          <table:table-cell office:value-type="string">
            <text:p>shared/text/shared/guide/copytext2application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itmaps invoegen, bewerken en opslaan</text:p>
          </table:table-cell>
          <table:table-cell office:value-type="string">
            <text:p>shared/text/shared/guide/insert_bitmap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fbeeldingen aan de Galerij toevoegen</text:p>
          </table:table-cell>
          <table:table-cell office:value-type="string">
            <text:p>shared/text/shared/guide/dragdrop_gallery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utomatische functi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URL-herkenning door AutoCorrectie Uitschakelen</text:p>
          </table:table-cell>
          <table:table-cell office:value-type="string">
            <text:p>shared/text/shared/guide/autocorr_url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Zoeken en vervang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Zoeken met een Formulier-filter</text:p>
          </table:table-cell>
          <table:table-cell office:value-type="string">
            <text:p>shared/text/shared/guide/data_search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Zoeken Met de Hyperlinkbalk</text:p>
          </table:table-cell>
          <table:table-cell office:value-type="string">
            <text:p>shared/text/shared/guide/hyperlink_search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Zoeken in Tabellen en Formulier-documenten</text:p>
          </table:table-cell>
          <table:table-cell office:value-type="string">
            <text:p>shared/text/shared/guide/data_search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jst met reguliere expressies</text:p>
          </table:table-cell>
          <table:table-cell office:value-type="string">
            <text:p>shared/text/shared/01/02100001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Hulplijn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jnstijlen toepassen</text:p>
          </table:table-cell>
          <table:table-cell office:value-type="string">
            <text:p>shared/text/shared/guide/linestyle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kstkleur veranderen</text:p>
          </table:table-cell>
          <table:table-cell office:value-type="string">
            <text:p>shared/text/shared/guide/text_color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 Titel van een Document Veranderen</text:p>
          </table:table-cell>
          <table:table-cell office:value-type="string">
            <text:p>shared/text/shared/guide/change_titl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fgeronde Hoeken Maken</text:p>
          </table:table-cell>
          <table:table-cell office:value-type="string">
            <text:p>shared/text/shared/guide/round_corne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Kleuren of afbeeldingen voor de achtergrond definiëren</text:p>
          </table:table-cell>
          <table:table-cell office:value-type="string">
            <text:p>shared/text/shared/guide/background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&lt;!-- removed 68440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jneinden definiëren</text:p>
          </table:table-cell>
          <table:table-cell office:value-type="string">
            <text:p>shared/text/shared/guide/lineend_defin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ijnstijlen definiëren</text:p>
          </table:table-cell>
          <table:table-cell office:value-type="string">
            <text:p>shared/text/shared/guide/linestyle_defin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fbeeldingen met de tekenfuncties tekenen</text:p>
          </table:table-cell>
          <table:table-cell office:value-type="string">
            <text:p>shared/text/shared/guide/insert_graphic_drawi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jnen in tekst tekenen</text:p>
          </table:table-cell>
          <table:table-cell office:value-type="string">
            <text:p>shared/text/shared/guide/line_intext.xh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hared/text/shared/guide/url_autocomplete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rste stappen</text:p>
          </table:table-cell>
          <table:table-cell office:value-type="string">
            <text:p>shared/text/shared/guide/aaa_star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 Invoegen Vanuit de Gallery</text:p>
          </table:table-cell>
          <table:table-cell office:value-type="string">
            <text:p>shared/text/shared/guide/gallery_inser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veiligde Spaties, Streepjes en Voorwaardelijke Scheidingstekens Invoegen</text:p>
          </table:table-cell>
          <table:table-cell office:value-type="string">
            <text:p>shared/text/shared/guide/space_hyphen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peciale tekens invoegen</text:p>
          </table:table-cell>
          <table:table-cell office:value-type="string">
            <text:p>shared/text/shared/guide/insert_specialchar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abstops invoegen en bewerken</text:p>
          </table:table-cell>
          <table:table-cell office:value-type="string">
            <text:p>shared/text/shared/guide/tab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ellen samenvoegen en splitsen</text:p>
          </table:table-cell>
          <table:table-cell office:value-type="string">
            <text:p>shared/text/shared/guide/table_cellmerg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houd in OpenOffice.org beveiligen</text:p>
          </table:table-cell>
          <table:table-cell office:value-type="string">
            <text:p>shared/text/shared/guide/protection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gistratie Beveiligen</text:p>
          </table:table-cell>
          <table:table-cell office:value-type="string">
            <text:p>shared/text/shared/guide/redlining_protec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aximale afdrukbare gebied op een pagina selecteren</text:p>
          </table:table-cell>
          <table:table-cell office:value-type="string">
            <text:p>shared/text/shared/guide/pageformat_max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aateenheden selecteren</text:p>
          </table:table-cell>
          <table:table-cell office:value-type="string">
            <text:p>shared/text/shared/guide/measurement_unit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ocumenttaal Selecteren</text:p>
          </table:table-cell>
          <table:table-cell office:value-type="string">
            <text:p>shared/text/shared/guide/language_select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abelontwerp</text:p>
          </table:table-cell>
          <table:table-cell office:value-type="string">
            <text:p>shared/text/shared/guide/data_tabledefin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sommingstekens en nummering voor individuele alinea's uitschakelen</text:p>
          </table:table-cell>
          <table:table-cell office:value-type="string">
            <text:p>shared/text/shared/guide/numbering_stop.xhp</text:p>
          </table:table-cell>
          <table:table-cell table:number-columns-repeated="2"/>
        </table:table-row>
        <table:table-row table:style-name="ro1">
          <table:table-cell office:value-type="string">
            <text:p>Databasefunctionaliteit</text:p>
          </table:table-cell>
          <table:table-cell table:style-name="ce1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lgemene informati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enOffice.org-database</text:p>
          </table:table-cell>
          <table:table-cell office:value-type="string">
            <text:p>shared/text/shared/explorer/database/main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en database registreren en verwijderen </text:p>
          </table:table-cell>
          <table:table-cell office:value-type="string">
            <text:p>shared/text/shared/guide/data_register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Gegevensbronn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DO</text:p>
          </table:table-cell>
          <table:table-cell office:value-type="string">
            <text:p>shared/text/shared/explorer/database/1116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Base</text:p>
          </table:table-cell>
          <table:table-cell office:value-type="string">
            <text:p>shared/text/shared/explorer/database/1103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JDBC</text:p>
          </table:table-cell>
          <table:table-cell office:value-type="string">
            <text:p>shared/text/shared/explorer/database/1111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DAP</text:p>
          </table:table-cell>
          <table:table-cell office:value-type="string">
            <text:p>shared/text/shared/explorer/database/1119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ySQL</text:p>
          </table:table-cell>
          <table:table-cell office:value-type="string">
            <text:p>shared/text/shared/explorer/database/1112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DBC</text:p>
          </table:table-cell>
          <table:table-cell office:value-type="string">
            <text:p>shared/text/shared/explorer/database/1102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kst</text:p>
          </table:table-cell>
          <table:table-cell office:value-type="string">
            <text:p>shared/text/shared/explorer/database/110400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Tabellen, query's en indic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abellen</text:p>
          </table:table-cell>
          <table:table-cell office:value-type="string">
            <text:p>shared/text/shared/explorer/database/0500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abelcontextmenu's</text:p>
          </table:table-cell>
          <table:table-cell office:value-type="string">
            <text:p>shared/text/shared/explorer/database/05000001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abelontwerp</text:p>
          </table:table-cell>
          <table:table-cell office:value-type="string">
            <text:p>shared/text/shared/explorer/database/0501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dices</text:p>
          </table:table-cell>
          <table:table-cell office:value-type="string">
            <text:p>shared/text/shared/explorer/database/1103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dexontwerp</text:p>
          </table:table-cell>
          <table:table-cell office:value-type="string">
            <text:p>shared/text/shared/explorer/database/0501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Query's of tabellen kopiëren met slepen en neerzetten</text:p>
          </table:table-cell>
          <table:table-cell office:value-type="string">
            <text:p>shared/text/shared/explorer/database/0503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abellen Kopiëren</text:p>
          </table:table-cell>
          <table:table-cell office:value-type="string">
            <text:p>shared/text/shared/explorer/database/0503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Query's</text:p>
          </table:table-cell>
          <table:table-cell office:value-type="string">
            <text:p>shared/text/shared/explorer/database/0200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Query-ontwerp</text:p>
          </table:table-cell>
          <table:table-cell office:value-type="string">
            <text:p>shared/text/shared/explorer/database/0201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QL-instructie uitvoeren</text:p>
          </table:table-cell>
          <table:table-cell office:value-type="string">
            <text:p>shared/text/shared/explorer/database/110800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Formulie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mulieren</text:p>
          </table:table-cell>
          <table:table-cell office:value-type="string">
            <text:p>shared/text/shared/explorer/database/0400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mulier Ontwerp</text:p>
          </table:table-cell>
          <table:table-cell office:value-type="string">
            <text:p>shared/text/shared/explorer/database/040300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Rapport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ssistent Rapport</text:p>
          </table:table-cell>
          <table:table-cell office:value-type="string">
            <text:p>shared/text/shared/autopi/0110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baserapporten gebruiken en bewerken </text:p>
          </table:table-cell>
          <table:table-cell office:value-type="string">
            <text:p>shared/text/shared/guide/data_report.xhp</text:p>
          </table:table-cell>
          <table:table-cell table:number-columns-repeated="2"/>
        </table:table-row>
        <table:table-row table:style-name="ro1">
          <table:table-cell office:value-type="string">
            <text:p>Grafieken en diagrammen</text:p>
          </table:table-cell>
          <table:table-cell table:style-name="ce1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lgemene informati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agrammen in OpenOffice.org</text:p>
          </table:table-cell>
          <table:table-cell office:value-type="string">
            <text:p>schart/text/schart/main00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uncties van OpenOffice.org Chart</text:p>
          </table:table-cell>
          <table:table-cell office:value-type="string">
            <text:p>schart/text/schart/main050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nelkoppelingen voor diagrammen</text:p>
          </table:table-cell>
          <table:table-cell office:value-type="string">
            <text:p>schart/text/schart/04/01020000.xhp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Verwijzing naar opdrachten en menu'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/>
          <table:table-cell office:value-type="string">
            <text:p><text:s/>Menu'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nu's</text:p>
          </table:table-cell>
          <table:table-cell office:value-type="string">
            <text:p>schart/text/schart/main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stand</text:p>
          </table:table-cell>
          <table:table-cell office:value-type="string">
            <text:p>schart/text/schart/main0101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werken</text:p>
          </table:table-cell>
          <table:table-cell office:value-type="string">
            <text:p>schart/text/schart/main010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eld</text:p>
          </table:table-cell>
          <table:table-cell office:value-type="string">
            <text:p>schart/text/schart/main0103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nvoegen</text:p>
          </table:table-cell>
          <table:table-cell office:value-type="string">
            <text:p>schart/text/schart/main0104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pmaak</text:p>
          </table:table-cell>
          <table:table-cell office:value-type="string">
            <text:p>schart/text/schart/main0105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tra</text:p>
          </table:table-cell>
          <table:table-cell office:value-type="string">
            <text:p>schart/text/schart/main0106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nster</text:p>
          </table:table-cell>
          <table:table-cell office:value-type="string">
            <text:p>schart/text/schart/main0107.xhp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office:value-type="string">
            <text:p><text:s text:c="3"/>Werkbalke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alken</text:p>
          </table:table-cell>
          <table:table-cell office:value-type="string">
            <text:p>schart/text/schart/main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tusbalk</text:p>
          </table:table-cell>
          <table:table-cell office:value-type="string">
            <text:p>schart/text/schart/main0202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tuigbalk</text:p>
          </table:table-cell>
          <table:table-cell office:value-type="string">
            <text:p>schart/text/schart/main0203.xhp</text:p>
          </table:table-cell>
          <table:table-cell table:number-columns-repeated="2"/>
        </table:table-row>
        <table:table-row table:style-name="ro1">
          <table:table-cell office:value-type="string">
            <text:p>Werkbladen</text:p>
          </table:table-cell>
          <table:table-cell table:style-name="ce1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lgemene informatie en gebruik van de gebruikersinterfac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lkom bij de Help van OpenOffice.org Calc</text:p>
          </table:table-cell>
          <table:table-cell office:value-type="string">
            <text:p>scalc/text/scalc/main000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uncties van OpenOffice.org Calc</text:p>
          </table:table-cell>
          <table:table-cell office:value-type="string">
            <text:p>scalc/text/scalc/main0503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neltoetsen (OpenOffice.org Calc-toegankelijkheid)</text:p>
          </table:table-cell>
          <table:table-cell office:value-type="string">
            <text:p>scalc/text/scalc/guide/keyboard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neltoetsen voor werkbladen</text:p>
          </table:table-cell>
          <table:table-cell office:value-type="string">
            <text:p>scalc/text/scalc/04/0102000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utcodes in OpenOffice.org Calc</text:p>
          </table:table-cell>
          <table:table-cell office:value-type="string">
            <text:p>scalc/text/scalc/05/0214000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din voor programmering in OpenOffice.org Calc</text:p>
          </table:table-cell>
          <table:table-cell office:value-type="string">
            <text:p>scalc/text/scalc/01/04060112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bruiksaanwijzing voor OpenOffice.org Calc</text:p>
          </table:table-cell>
          <table:table-cell office:value-type="string">
            <text:p>scalc/text/scalc/guide/main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Verwijzing naar opdrachten en menu'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/>
          <table:table-cell office:value-type="string">
            <text:p><text:s text:c="3"/>Menu'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Menu's</text:p>
          </table:table-cell>
          <table:table-cell office:value-type="string">
            <text:p>scalc/text/scalc/main010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stand</text:p>
          </table:table-cell>
          <table:table-cell office:value-type="string">
            <text:p>scalc/text/scalc/main0101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werken</text:p>
          </table:table-cell>
          <table:table-cell office:value-type="string">
            <text:p>scalc/text/scalc/main0102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eld</text:p>
          </table:table-cell>
          <table:table-cell office:value-type="string">
            <text:p>scalc/text/scalc/main0103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voegen</text:p>
          </table:table-cell>
          <table:table-cell office:value-type="string">
            <text:p>scalc/text/scalc/main0104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maak</text:p>
          </table:table-cell>
          <table:table-cell office:value-type="string">
            <text:p>scalc/text/scalc/main0105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ra</text:p>
          </table:table-cell>
          <table:table-cell office:value-type="string">
            <text:p>scalc/text/scalc/main0106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nster</text:p>
          </table:table-cell>
          <table:table-cell office:value-type="string">
            <text:p>scalc/text/scalc/main0107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gevens</text:p>
          </table:table-cell>
          <table:table-cell office:value-type="string">
            <text:p>scalc/text/scalc/main0112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/>
          <table:table-cell office:value-type="string">
            <text:p>Werkbalke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Werkbalken</text:p>
          </table:table-cell>
          <table:table-cell office:value-type="string">
            <text:p>scalc/text/scalc/main020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rkblad Objectbalk</text:p>
          </table:table-cell>
          <table:table-cell office:value-type="string">
            <text:p>scalc/text/scalc/main0202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alk Eigenschappen tekenobjecten</text:p>
          </table:table-cell>
          <table:table-cell office:value-type="string">
            <text:p>scalc/text/scalc/main0203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bjectbalk met Tekstcursor in Object</text:p>
          </table:table-cell>
          <table:table-cell office:value-type="string">
            <text:p>scalc/text/scalc/main0205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kenbalk</text:p>
          </table:table-cell>
          <table:table-cell office:value-type="string">
            <text:p>scalc/text/scalc/main0206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tusbalk</text:p>
          </table:table-cell>
          <table:table-cell office:value-type="string">
            <text:p>scalc/text/scalc/main0208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fdrukvoorbeeld Objectbalk</text:p>
          </table:table-cell>
          <table:table-cell office:value-type="string">
            <text:p>scalc/text/scalc/main021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fbeelding Objectbalk</text:p>
          </table:table-cell>
          <table:table-cell office:value-type="string">
            <text:p>scalc/text/scalc/main0214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rktuigbalk</text:p>
          </table:table-cell>
          <table:table-cell office:value-type="string">
            <text:p>scalc/text/scalc/main0218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alk Standaard</text:p>
          </table:table-cell>
          <table:table-cell office:value-type="string">
            <text:p>shared/text/shared/main0201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yperlinkbalk</text:p>
          </table:table-cell>
          <table:table-cell office:value-type="string">
            <text:p>shared/text/shared/main0209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alk Tabelgegevens</text:p>
          </table:table-cell>
          <table:table-cell office:value-type="string">
            <text:p>shared/text/shared/main0212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rmulierwerkbalk</text:p>
          </table:table-cell>
          <table:table-cell office:value-type="string">
            <text:p>shared/text/shared/main0213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QL-Query Werkbalk</text:p>
          </table:table-cell>
          <table:table-cell office:value-type="string">
            <text:p>shared/text/shared/main0214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bjectwerkbalk bij het maken van formulieren</text:p>
          </table:table-cell>
          <table:table-cell office:value-type="string">
            <text:p>shared/text/shared/main0226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Functietypen en -operato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Functie-AutoPiloot</text:p>
          </table:table-cell>
          <table:table-cell office:value-type="string">
            <text:p>scalc/text/scalc/01/0406000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tegorieën en functies</text:p>
          </table:table-cell>
          <table:table-cell office:value-type="string">
            <text:p>scalc/text/scalc/01/0406010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Databasefuncties</text:p>
          </table:table-cell>
          <table:table-cell office:value-type="string">
            <text:p>scalc/text/scalc/01/04060101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Datum- &amp;amp; Tijdfuncties</text:p>
          </table:table-cell>
          <table:table-cell office:value-type="string">
            <text:p>scalc/text/scalc/01/04060102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Financiële Functies Deel Eén</text:p>
          </table:table-cell>
          <table:table-cell office:value-type="string">
            <text:p>scalc/text/scalc/01/04060103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Financiële Functies Deel Twee</text:p>
          </table:table-cell>
          <table:table-cell office:value-type="string">
            <text:p>scalc/text/scalc/01/04060119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Financiële Functies Deel Drie</text:p>
          </table:table-cell>
          <table:table-cell office:value-type="string">
            <text:p>scalc/text/scalc/01/04060118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nformatiefuncties</text:p>
          </table:table-cell>
          <table:table-cell office:value-type="string">
            <text:p>scalc/text/scalc/01/04060104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Logische Functies</text:p>
          </table:table-cell>
          <table:table-cell office:value-type="string">
            <text:p>scalc/text/scalc/01/04060105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Wiskundige functies</text:p>
          </table:table-cell>
          <table:table-cell office:value-type="string">
            <text:p>scalc/text/scalc/01/04060106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atrixfuncties</text:p>
          </table:table-cell>
          <table:table-cell office:value-type="string">
            <text:p>scalc/text/scalc/01/04060107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tatistiekfuncties</text:p>
          </table:table-cell>
          <table:table-cell office:value-type="string">
            <text:p>scalc/text/scalc/01/04060108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tatistische functies - Deel 1</text:p>
          </table:table-cell>
          <table:table-cell office:value-type="string">
            <text:p>scalc/text/scalc/01/04060181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tatistische Functies Deel Twee</text:p>
          </table:table-cell>
          <table:table-cell office:value-type="string">
            <text:p>scalc/text/scalc/01/04060182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tatistische Functies Deel Drie</text:p>
          </table:table-cell>
          <table:table-cell office:value-type="string">
            <text:p>scalc/text/scalc/01/04060183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tatistische Functies Deel Vier</text:p>
          </table:table-cell>
          <table:table-cell office:value-type="string">
            <text:p>scalc/text/scalc/01/04060184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tatistische Functies Deel Vijf</text:p>
          </table:table-cell>
          <table:table-cell office:value-type="string">
            <text:p>scalc/text/scalc/01/04060185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Werkbladfuncties</text:p>
          </table:table-cell>
          <table:table-cell office:value-type="string">
            <text:p>scalc/text/scalc/01/04060109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ekstfuncties</text:p>
          </table:table-cell>
          <table:table-cell office:value-type="string">
            <text:p>scalc/text/scalc/01/0406011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Addin-functies</text:p>
          </table:table-cell>
          <table:table-cell office:value-type="string">
            <text:p>scalc/text/scalc/01/04060111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Addin-functies, lijst met analysefuncties - Deel één</text:p>
          </table:table-cell>
          <table:table-cell office:value-type="string">
            <text:p>scalc/text/scalc/01/04060115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Addin-functies, lijst met analysefuncties - Deel twee</text:p>
          </table:table-cell>
          <table:table-cell office:value-type="string">
            <text:p>scalc/text/scalc/01/04060116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Operatoren in OpenOffice.org Calc</text:p>
          </table:table-cell>
          <table:table-cell office:value-type="string">
            <text:p>scalc/text/scalc/01/04060199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Zelf Functies Definiëren </text:p>
          </table:table-cell>
          <table:table-cell office:value-type="string">
            <text:p>scalc/text/scalc/guide/userdefined_function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Laden, opslaan, importeren en exporte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terne gegevens in tabel invoegen (WebQuery)</text:p>
          </table:table-cell>
          <table:table-cell office:value-type="string">
            <text:p>scalc/text/scalc/guide/webquery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laden opslaan en openen in HTML</text:p>
          </table:table-cell>
          <table:table-cell office:value-type="string">
            <text:p>scalc/text/scalc/guide/html_doc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kstbestanden importeren en exporteren</text:p>
          </table:table-cell>
          <table:table-cell office:value-type="string">
            <text:p>scalc/text/scalc/guide/csv_formula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Opmaak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ekst Draaien</text:p>
          </table:table-cell>
          <table:table-cell office:value-type="string">
            <text:p>scalc/text/scalc/guide/text_rotat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erregelige Tekst Schrijven</text:p>
          </table:table-cell>
          <table:table-cell office:value-type="string">
            <text:p>scalc/text/scalc/guide/text_wrap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allen als tekst opmaken</text:p>
          </table:table-cell>
          <table:table-cell office:value-type="string">
            <text:p>scalc/text/scalc/guide/text_number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kst Superscript / Subscript</text:p>
          </table:table-cell>
          <table:table-cell office:value-type="string">
            <text:p>scalc/text/scalc/guide/super_subscrip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Rijhoogte of Kolombreedte Veranderen</text:p>
          </table:table-cell>
          <table:table-cell office:value-type="string">
            <text:p>scalc/text/scalc/guide/row_heigh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nditionele Opmaak Toepassen</text:p>
          </table:table-cell>
          <table:table-cell office:value-type="string">
            <text:p>scalc/text/scalc/guide/cellstyle_conditional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egatieve Getallen Accentueren</text:p>
          </table:table-cell>
          <table:table-cell office:value-type="string">
            <text:p>scalc/text/scalc/guide/cellstyle_minusvalu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maak Toekennen via een Formule</text:p>
          </table:table-cell>
          <table:table-cell office:value-type="string">
            <text:p>scalc/text/scalc/guide/cellstyle_by_formula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en getal met voorloopnullen invoeren</text:p>
          </table:table-cell>
          <table:table-cell office:value-type="string">
            <text:p>scalc/text/scalc/guide/integer_leading_zero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uidelijke Werkbladen Ontwerpen</text:p>
          </table:table-cell>
          <table:table-cell office:value-type="string">
            <text:p>scalc/text/scalc/guide/format_tabl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allen Opmaken</text:p>
          </table:table-cell>
          <table:table-cell office:value-type="string">
            <text:p>scalc/text/scalc/guide/format_valu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en Een Naam Geven</text:p>
          </table:table-cell>
          <table:table-cell office:value-type="string">
            <text:p>scalc/text/scalc/guide/value_with_nam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abellen draaien (transponeren)</text:p>
          </table:table-cell>
          <table:table-cell office:value-type="string">
            <text:p>scalc/text/scalc/guide/table_rotat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ladnamen wijzigen</text:p>
          </table:table-cell>
          <table:table-cell office:value-type="string">
            <text:p>scalc/text/scalc/guide/rename_tabl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9xx/20xx jaren</text:p>
          </table:table-cell>
          <table:table-cell office:value-type="string">
            <text:p>scalc/text/scalc/guide/year2000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fgeronde getallen gebruiken</text:p>
          </table:table-cell>
          <table:table-cell office:value-type="string">
            <text:p>scalc/text/scalc/guide/rounding_number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en met Valuta Opmaak</text:p>
          </table:table-cell>
          <table:table-cell office:value-type="string">
            <text:p>scalc/text/scalc/guide/currency_forma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utoOpmaak gebruiken voor Tabellen</text:p>
          </table:table-cell>
          <table:table-cell office:value-type="string">
            <text:p>scalc/text/scalc/guide/autoforma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ntekeningen Invoegen en Bewerken</text:p>
          </table:table-cell>
          <table:table-cell office:value-type="string">
            <text:p>scalc/text/scalc/guide/note_inser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nderwerpen kiezen voor bladen</text:p>
          </table:table-cell>
          <table:table-cell office:value-type="string">
            <text:p>scalc/text/scalc/guide/design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reuken Invoeren</text:p>
          </table:table-cell>
          <table:table-cell office:value-type="string">
            <text:p>scalc/text/scalc/guide/fraction_enter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Filteren en sorte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ilter Toepassen</text:p>
          </table:table-cell>
          <table:table-cell office:value-type="string">
            <text:p>scalc/text/scalc/guide/filter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lter: Speciale Filters Toepassen</text:p>
          </table:table-cell>
          <table:table-cell office:value-type="string">
            <text:p>scalc/text/scalc/guide/specialfilter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&lt;!-- removed scalc/text/scalc/guide/standardfilter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Filter toepassen</text:p>
          </table:table-cell>
          <table:table-cell office:value-type="string">
            <text:p>scalc/text/scalc/guide/autofilter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rteerlijsten toepassen</text:p>
          </table:table-cell>
          <table:table-cell office:value-type="string">
            <text:p>scalc/text/scalc/guide/sorted_lis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Afdrukk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ijen of kolommen op elke pagina afdrukken</text:p>
          </table:table-cell>
          <table:table-cell office:value-type="string">
            <text:p>scalc/text/scalc/guide/print_title_row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laden liggend afdrukken</text:p>
          </table:table-cell>
          <table:table-cell office:value-type="string">
            <text:p>scalc/text/scalc/guide/print_landscap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rkbladdetails Afdrukken</text:p>
          </table:table-cell>
          <table:table-cell office:value-type="string">
            <text:p>scalc/text/scalc/guide/print_detail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antal Pagina</text:p>
          </table:table-cell>
          <table:table-cell office:value-type="string">
            <text:p>scalc/text/scalc/guide/print_exac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Gegevensbereik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basebereiken definiëren</text:p>
          </table:table-cell>
          <table:table-cell office:value-type="string">
            <text:p>scalc/text/scalc/guide/database_defin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basebereiken Filteren</text:p>
          </table:table-cell>
          <table:table-cell office:value-type="string">
            <text:p>scalc/text/scalc/guide/database_filter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&lt;!-- removed scalc/text/scalc/guide/database_group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basebereiken Sorteren</text:p>
          </table:table-cell>
          <table:table-cell office:value-type="string">
            <text:p>scalc/text/scalc/guide/database_sor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Draaitabel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Draaitabel</text:p>
          </table:table-cell>
          <table:table-cell office:value-type="string">
            <text:p>scalc/text/scalc/guide/datapilo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Piloottabellen Maken</text:p>
          </table:table-cell>
          <table:table-cell office:value-type="string">
            <text:p>scalc/text/scalc/guide/datapilot_createtabl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Piloottabellen Verwijderen</text:p>
          </table:table-cell>
          <table:table-cell office:value-type="string">
            <text:p>scalc/text/scalc/guide/datapilot_deletetabl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raaitabellen bewerken</text:p>
          </table:table-cell>
          <table:table-cell office:value-type="string">
            <text:p>scalc/text/scalc/guide/datapilot_edittabl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Piloottabellen Filteren</text:p>
          </table:table-cell>
          <table:table-cell office:value-type="string">
            <text:p>scalc/text/scalc/guide/datapilot_filtertabl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Piloot Afdrukbereiken Selecteren</text:p>
          </table:table-cell>
          <table:table-cell office:value-type="string">
            <text:p>scalc/text/scalc/guide/datapilot_tipp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Piloottabellen Bijwerken</text:p>
          </table:table-cell>
          <table:table-cell office:value-type="string">
            <text:p>scalc/text/scalc/guide/datapilot_updatetabl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Scenario'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bruik van Scenario's </text:p>
          </table:table-cell>
          <table:table-cell office:value-type="string">
            <text:p>scalc/text/scalc/guide/scenario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Verwijzing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dressen en Verwijzingen, Absoluut en Relatief</text:p>
          </table:table-cell>
          <table:table-cell office:value-type="string">
            <text:p>scalc/text/scalc/guide/relativ_absolut_ref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verwijzing in een Ander Document</text:p>
          </table:table-cell>
          <table:table-cell office:value-type="string">
            <text:p>scalc/text/scalc/guide/cellreference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rwijzingen naar Andere Werkbladen</text:p>
          </table:table-cell>
          <table:table-cell office:value-type="string">
            <text:p>scalc/text/scalc/guide/cellreferences_url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verwijzingen door Drag&amp;amp;Drop (Slepen met de Muis)</text:p>
          </table:table-cell>
          <table:table-cell office:value-type="string">
            <text:p>scalc/text/scalc/guide/cellreference_dragdrop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rkenning van Namen als Adressering</text:p>
          </table:table-cell>
          <table:table-cell office:value-type="string">
            <text:p>scalc/text/scalc/guide/address_auto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ddressering op Naam</text:p>
          </table:table-cell>
          <table:table-cell office:value-type="string">
            <text:p>scalc/text/scalc/guide/address_bynam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Bekijken, selecteren en kopië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abel Weergave Veranderen</text:p>
          </table:table-cell>
          <table:table-cell office:value-type="string">
            <text:p>scalc/text/scalc/guide/table_view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rmules of Waarden Weergeven</text:p>
          </table:table-cell>
          <table:table-cell office:value-type="string">
            <text:p>scalc/text/scalc/guide/formula_valu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ijen en Kolommen als Koppen Fixeren</text:p>
          </table:table-cell>
          <table:table-cell office:value-type="string">
            <text:p>scalc/text/scalc/guide/line_fix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erdere Werkbladen Weergeven</text:p>
          </table:table-cell>
          <table:table-cell office:value-type="string">
            <text:p>scalc/text/scalc/guide/multi_table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erdere Werkbladen Kopiëren</text:p>
          </table:table-cell>
          <table:table-cell office:value-type="string">
            <text:p>scalc/text/scalc/guide/edit_multitable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lleen Zichtbare Cellen Kopiëren</text:p>
          </table:table-cell>
          <table:table-cell office:value-type="string">
            <text:p>scalc/text/scalc/guide/cellcopy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erdere cellen selecteren</text:p>
          </table:table-cell>
          <table:table-cell office:value-type="string">
            <text:p>scalc/text/scalc/guide/mark_cell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Formules en berekening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rekeningen uitvoeren met formules</text:p>
          </table:table-cell>
          <table:table-cell office:value-type="string">
            <text:p>scalc/text/scalc/guide/formula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rmules Kopiëren</text:p>
          </table:table-cell>
          <table:table-cell office:value-type="string">
            <text:p>scalc/text/scalc/guide/formula_copy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rmules Invoeren in het Formuleveld</text:p>
          </table:table-cell>
          <table:table-cell office:value-type="string">
            <text:p>scalc/text/scalc/guide/formula_enter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rmules of Waarden Weergeven</text:p>
          </table:table-cell>
          <table:table-cell office:value-type="string">
            <text:p>scalc/text/scalc/guide/formula_valu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rekenen in werkbladen</text:p>
          </table:table-cell>
          <table:table-cell office:value-type="string">
            <text:p>scalc/text/scalc/guide/calculat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rekenen met Datums en Tijden</text:p>
          </table:table-cell>
          <table:table-cell office:value-type="string">
            <text:p>scalc/text/scalc/guide/calc_dat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ijen Automatisch Berekenen</text:p>
          </table:table-cell>
          <table:table-cell office:value-type="string">
            <text:p>scalc/text/scalc/guide/calc_serie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Berekenen Tijdverschillen</text:p>
          </table:table-cell>
          <table:table-cell office:value-type="string">
            <text:p>scalc/text/scalc/guide/calc_timevalue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atrixformules Invoeren</text:p>
          </table:table-cell>
          <table:table-cell office:value-type="string">
            <text:p>scalc/text/scalc/guide/matrixformula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<text:s text:c="2"/>Beveiligi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ellen Beveiligen Tegen Wijzigingen</text:p>
          </table:table-cell>
          <table:table-cell office:value-type="string">
            <text:p>scalc/text/scalc/guide/cell_protec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en Niet Beveiligen</text:p>
          </table:table-cell>
          <table:table-cell office:value-type="string">
            <text:p>scalc/text/scalc/guide/cell_unprotect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Divers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&lt;!-- removed scalc/text/scalc/guide/autofill.xhp --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utomatische wijzigingen deactiveren</text:p>
          </table:table-cell>
          <table:table-cell office:value-type="string">
            <text:p>scalc/text/scalc/guide/auto_off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gevens Consolideren</text:p>
          </table:table-cell>
          <table:table-cell office:value-type="string">
            <text:p>scalc/text/scalc/guide/consolidate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el zoeken' toepassen</text:p>
          </table:table-cell>
          <table:table-cell office:value-type="string">
            <text:p>scalc/text/scalc/guide/goalseek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ervoudige Operaties Toepassen</text:p>
          </table:table-cell>
          <table:table-cell office:value-type="string">
            <text:p>scalc/text/scalc/guide/multioperation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erdere Werkbladen Toepassen</text:p>
          </table:table-cell>
          <table:table-cell office:value-type="string">
            <text:p>scalc/text/scalc/guide/multitables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ldigheid van celinhoud</text:p>
          </table:table-cell>
          <table:table-cell office:value-type="string">
            <text:p>scalc/text/scalc/guide/validity.xhp</text:p>
          </table:table-cell>
          <table:table-cell table:style-name="ce23" office:value-type="string">
            <text:p>Henk vd Burg</text:p>
          </table:table-cell>
          <table:table-cell/>
        </table:table-row>
        <table:table-row table:style-name="ro1">
          <table:table-cell office:value-type="string">
            <text:p>Macro's en programmering</text:p>
          </table:table-cell>
          <table:table-cell table:style-name="ce11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office:value-type="string">
            <text:p><text:s text:c="2"/>Algemene informatie en gebruik van de gebruikersinterfac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elp van OpenOffice.org Basic</text:p>
          </table:table-cell>
          <table:table-cell office:value-type="string">
            <text:p>sbasic/text/sbasic/shared/main0601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rogrammeren met OpenOffice.org Basic</text:p>
          </table:table-cell>
          <table:table-cell office:value-type="string">
            <text:p>sbasic/text/sbasic/shared/0100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oordenlijst van OpenOffice.org Basic</text:p>
          </table:table-cell>
          <table:table-cell office:value-type="string">
            <text:p>sbasic/text/sbasic/shared/00000002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asics</text:p>
          </table:table-cell>
          <table:table-cell office:value-type="string">
            <text:p>sbasic/text/sbasic/shared/0101021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chnische Gegevens</text:p>
          </table:table-cell>
          <table:table-cell office:value-type="string">
            <text:p>sbasic/text/sbasic/shared/0102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Basic-IDE</text:p>
          </table:table-cell>
          <table:table-cell office:value-type="string">
            <text:p>sbasic/text/sbasic/shared/0105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DE-overzicht</text:p>
          </table:table-cell>
          <table:table-cell office:value-type="string">
            <text:p>sbasic/text/sbasic/shared/010301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 Basic-editor</text:p>
          </table:table-cell>
          <table:table-cell office:value-type="string">
            <text:p>sbasic/text/sbasic/shared/010302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nster Controle</text:p>
          </table:table-cell>
          <table:table-cell office:value-type="string">
            <text:p>sbasic/text/sbasic/shared/010501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acrobalk</text:p>
          </table:table-cell>
          <table:table-cell office:value-type="string">
            <text:p>sbasic/text/sbasic/shared/main0211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acro</text:p>
          </table:table-cell>
          <table:table-cell office:value-type="string">
            <text:p>sbasic/text/sbasic/shared/050607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Opdrachtverwijzing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ocedures en functies gebruiken</text:p>
          </table:table-cell>
          <table:table-cell office:value-type="string">
            <text:p>sbasic/text/sbasic/shared/010203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ibliotheken, modules en dialoogvensters</text:p>
          </table:table-cell>
          <table:table-cell office:value-type="string">
            <text:p>sbasic/text/sbasic/shared/010205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3"/>Runtime-functies, -instructies en -operato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eld I/O Functies</text:p>
          </table:table-cell>
          <table:table-cell office:value-type="string">
            <text:p>sbasic/text/sbasic/shared/0301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stand I/O Functies</text:p>
          </table:table-cell>
          <table:table-cell office:value-type="string">
            <text:p>sbasic/text/sbasic/shared/0302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e en Time Functies</text:p>
          </table:table-cell>
          <table:table-cell office:value-type="string">
            <text:p>sbasic/text/sbasic/shared/0303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uncties voor foutafhandeling</text:p>
          </table:table-cell>
          <table:table-cell office:value-type="string">
            <text:p>sbasic/text/sbasic/shared/0305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ogische operatoren</text:p>
          </table:table-cell>
          <table:table-cell office:value-type="string">
            <text:p>sbasic/text/sbasic/shared/0306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skundige operatoren</text:p>
          </table:table-cell>
          <table:table-cell office:value-type="string">
            <text:p>sbasic/text/sbasic/shared/0307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umerieke functies</text:p>
          </table:table-cell>
          <table:table-cell office:value-type="string">
            <text:p>sbasic/text/sbasic/shared/0308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rogrammauitvoering Sturen</text:p>
          </table:table-cell>
          <table:table-cell office:value-type="string">
            <text:p>sbasic/text/sbasic/shared/0309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ariabelen</text:p>
          </table:table-cell>
          <table:table-cell office:value-type="string">
            <text:p>sbasic/text/sbasic/shared/0310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rgelijkings-operatoren</text:p>
          </table:table-cell>
          <table:table-cell office:value-type="string">
            <text:p>sbasic/text/sbasic/shared/0311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rings</text:p>
          </table:table-cell>
          <table:table-cell office:value-type="string">
            <text:p>sbasic/text/sbasic/shared/0312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ndere Commando's</text:p>
          </table:table-cell>
          <table:table-cell office:value-type="string">
            <text:p>sbasic/text/sbasic/shared/03130000.xhp</text:p>
          </table:table-cell>
          <table:table-cell table:style-name="ce23" office:value-type="string">
            <text:p>Dick Groskamp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3"/>Alfabetische lijst met functies, instructies en operator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bs Functie [Runtime]</text:p>
          </table:table-cell>
          <table:table-cell office:value-type="string">
            <text:p>sbasic/text/sbasic/shared/030806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nd Operator [Runtime]</text:p>
          </table:table-cell>
          <table:table-cell office:value-type="string">
            <text:p>sbasic/text/sbasic/shared/03060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rray Functie [Runtime]</text:p>
          </table:table-cell>
          <table:table-cell office:value-type="string">
            <text:p>sbasic/text/sbasic/shared/031042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sc Functie [Runtime]</text:p>
          </table:table-cell>
          <table:table-cell office:value-type="string">
            <text:p>sbasic/text/sbasic/shared/031201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tn Functie [Runtime]</text:p>
          </table:table-cell>
          <table:table-cell office:value-type="string">
            <text:p>sbasic/text/sbasic/shared/030801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ep Statement [Runtime]</text:p>
          </table:table-cell>
          <table:table-cell office:value-type="string">
            <text:p>sbasic/text/sbasic/shared/03130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lue Functie [Runtime]</text:p>
          </table:table-cell>
          <table:table-cell office:value-type="string">
            <text:p>sbasic/text/sbasic/shared/030103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Bool Functie [Runtime]</text:p>
          </table:table-cell>
          <table:table-cell office:value-type="string">
            <text:p>sbasic/text/sbasic/shared/03100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Byte Functie [Runtime]</text:p>
          </table:table-cell>
          <table:table-cell office:value-type="string">
            <text:p>sbasic/text/sbasic/shared/0312010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DateFromIso Functie [Runtime]</text:p>
          </table:table-cell>
          <table:table-cell office:value-type="string">
            <text:p>sbasic/text/sbasic/shared/03030108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DateToIso Functie [Runtime]</text:p>
          </table:table-cell>
          <table:table-cell office:value-type="string">
            <text:p>sbasic/text/sbasic/shared/03030107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Date Functie [Runtime]</text:p>
          </table:table-cell>
          <table:table-cell office:value-type="string">
            <text:p>sbasic/text/sbasic/shared/03100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Dbl Functie [Runtime]</text:p>
          </table:table-cell>
          <table:table-cell office:value-type="string">
            <text:p>sbasic/text/sbasic/shared/03100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Int Functie [Runtime]</text:p>
          </table:table-cell>
          <table:table-cell office:value-type="string">
            <text:p>sbasic/text/sbasic/shared/031005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ng Functie [Runtime]</text:p>
          </table:table-cell>
          <table:table-cell office:value-type="string">
            <text:p>sbasic/text/sbasic/shared/031006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ng Functie [Runtime]</text:p>
          </table:table-cell>
          <table:table-cell office:value-type="string">
            <text:p>sbasic/text/sbasic/shared/031009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Str Functie [Runtime]</text:p>
          </table:table-cell>
          <table:table-cell office:value-type="string">
            <text:p>sbasic/text/sbasic/shared/031010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ll Statement [Runtime]</text:p>
          </table:table-cell>
          <table:table-cell office:value-type="string">
            <text:p>sbasic/text/sbasic/shared/030904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Dir Statement [Runtime]</text:p>
          </table:table-cell>
          <table:table-cell office:value-type="string">
            <text:p>sbasic/text/sbasic/shared/030204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Drive Statement [Runtime]</text:p>
          </table:table-cell>
          <table:table-cell office:value-type="string">
            <text:p>sbasic/text/sbasic/shared/030204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oose Functie [Runtime]</text:p>
          </table:table-cell>
          <table:table-cell office:value-type="string">
            <text:p>sbasic/text/sbasic/shared/030904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hr Functie [Runtime]</text:p>
          </table:table-cell>
          <table:table-cell office:value-type="string">
            <text:p>sbasic/text/sbasic/shared/031201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Statement [Runtime]</text:p>
          </table:table-cell>
          <table:table-cell office:value-type="string">
            <text:p>sbasic/text/sbasic/shared/030201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=, &lt;,&gt;, &lt;=,=, &lt;&gt; - Operatoren [Runtime]</text:p>
          </table:table-cell>
          <table:table-cell office:value-type="string">
            <text:p>sbasic/text/sbasic/shared/03110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nst Statment [Runtime]</text:p>
          </table:table-cell>
          <table:table-cell office:value-type="string">
            <text:p>sbasic/text/sbasic/shared/031007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nvertFromURL Functie [Runtime]</text:p>
          </table:table-cell>
          <table:table-cell office:value-type="string">
            <text:p>sbasic/text/sbasic/shared/0312031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nvertToURL Functie [Runtime]</text:p>
          </table:table-cell>
          <table:table-cell office:value-type="string">
            <text:p>sbasic/text/sbasic/shared/0312031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s Functie [Runtime]</text:p>
          </table:table-cell>
          <table:table-cell office:value-type="string">
            <text:p>sbasic/text/sbasic/shared/030801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eateUnoDialog Functie [Runtime]</text:p>
          </table:table-cell>
          <table:table-cell office:value-type="string">
            <text:p>sbasic/text/sbasic/shared/031318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eateUnoListener-functie [Runtime]</text:p>
          </table:table-cell>
          <table:table-cell office:value-type="string">
            <text:p>sbasic/text/sbasic/shared/031320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eateUnoService Functie [Runtime]</text:p>
          </table:table-cell>
          <table:table-cell office:value-type="string">
            <text:p>sbasic/text/sbasic/shared/031316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eateUnoStruct Functie [Runtime]</text:p>
          </table:table-cell>
          <table:table-cell office:value-type="string">
            <text:p>sbasic/text/sbasic/shared/031315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urDir Functie [Runtime]</text:p>
          </table:table-cell>
          <table:table-cell office:value-type="string">
            <text:p>sbasic/text/sbasic/shared/030204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eSerial Functie [Runtime]</text:p>
          </table:table-cell>
          <table:table-cell office:value-type="string">
            <text:p>sbasic/text/sbasic/shared/030301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eValue-functie [Runtime]</text:p>
          </table:table-cell>
          <table:table-cell office:value-type="string">
            <text:p>sbasic/text/sbasic/shared/030301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e Statement [Runtime]</text:p>
          </table:table-cell>
          <table:table-cell office:value-type="string">
            <text:p>sbasic/text/sbasic/shared/030303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y Functie [Runtime]</text:p>
          </table:table-cell>
          <table:table-cell office:value-type="string">
            <text:p>sbasic/text/sbasic/shared/030301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clare-instructie [Runtime]</text:p>
          </table:table-cell>
          <table:table-cell office:value-type="string">
            <text:p>sbasic/text/sbasic/shared/030904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Bool Statement [Runtime]</text:p>
          </table:table-cell>
          <table:table-cell office:value-type="string">
            <text:p>sbasic/text/sbasic/shared/03101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Date Statement [Runtime]</text:p>
          </table:table-cell>
          <table:table-cell office:value-type="string">
            <text:p>sbasic/text/sbasic/shared/03101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Dbl Statement [Runtime]</text:p>
          </table:table-cell>
          <table:table-cell office:value-type="string">
            <text:p>sbasic/text/sbasic/shared/03101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Int Statement [Runtime]</text:p>
          </table:table-cell>
          <table:table-cell office:value-type="string">
            <text:p>sbasic/text/sbasic/shared/031015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Lng Statement [Runtime]</text:p>
          </table:table-cell>
          <table:table-cell office:value-type="string">
            <text:p>sbasic/text/sbasic/shared/031016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Obj Statement [Runtime]</text:p>
          </table:table-cell>
          <table:table-cell office:value-type="string">
            <text:p>sbasic/text/sbasic/shared/031017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Var Statement [Runtime]</text:p>
          </table:table-cell>
          <table:table-cell office:value-type="string">
            <text:p>sbasic/text/sbasic/shared/031020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mArray Functie [Runtime]</text:p>
          </table:table-cell>
          <table:table-cell office:value-type="string">
            <text:p>sbasic/text/sbasic/shared/03104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m Statement [Runtime]</text:p>
          </table:table-cell>
          <table:table-cell office:value-type="string">
            <text:p>sbasic/text/sbasic/shared/03102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r-functie [Runtime]</text:p>
          </table:table-cell>
          <table:table-cell office:value-type="string">
            <text:p>sbasic/text/sbasic/shared/030204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...Loop-instructie [Runtime]</text:p>
          </table:table-cell>
          <table:table-cell office:value-type="string">
            <text:p>sbasic/text/sbasic/shared/030902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=, &lt;,&gt;, &lt;=,=, &lt;&gt; - Operatoren [Runtime]</text:p>
          </table:table-cell>
          <table:table-cell office:value-type="string">
            <text:p>sbasic/text/sbasic/shared/03110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d Statement [Runtime]</text:p>
          </table:table-cell>
          <table:table-cell office:value-type="string">
            <text:p>sbasic/text/sbasic/shared/030904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viron Functie [Runtime]</text:p>
          </table:table-cell>
          <table:table-cell office:value-type="string">
            <text:p>sbasic/text/sbasic/shared/031308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of Functie [Runtime]</text:p>
          </table:table-cell>
          <table:table-cell office:value-type="string">
            <text:p>sbasic/text/sbasic/shared/030203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qualUnoObjects Functie [Runtime]</text:p>
          </table:table-cell>
          <table:table-cell office:value-type="string">
            <text:p>sbasic/text/sbasic/shared/031046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qv-operator [Runtime]</text:p>
          </table:table-cell>
          <table:table-cell office:value-type="string">
            <text:p>sbasic/text/sbasic/shared/030602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rl Functie [Runtime]</text:p>
          </table:table-cell>
          <table:table-cell office:value-type="string">
            <text:p>sbasic/text/sbasic/shared/03050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rr Functie [Runtime]</text:p>
          </table:table-cell>
          <table:table-cell office:value-type="string">
            <text:p>sbasic/text/sbasic/shared/030502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rror Functie [Runtime]</text:p>
          </table:table-cell>
          <table:table-cell office:value-type="string">
            <text:p>sbasic/text/sbasic/shared/03050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uncties voor foutafhandeling</text:p>
          </table:table-cell>
          <table:table-cell office:value-type="string">
            <text:p>sbasic/text/sbasic/shared/030500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it Statement [Runtime]</text:p>
          </table:table-cell>
          <table:table-cell office:value-type="string">
            <text:p>sbasic/text/sbasic/shared/0309041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p-functie [Runtime]</text:p>
          </table:table-cell>
          <table:table-cell office:value-type="string">
            <text:p>sbasic/text/sbasic/shared/030802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leAttr Functie [Runtime]</text:p>
          </table:table-cell>
          <table:table-cell office:value-type="string">
            <text:p>sbasic/text/sbasic/shared/0302040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leCopy Statement [Runtime]</text:p>
          </table:table-cell>
          <table:table-cell office:value-type="string">
            <text:p>sbasic/text/sbasic/shared/03020406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leDateTime Functie [Runtime]</text:p>
          </table:table-cell>
          <table:table-cell office:value-type="string">
            <text:p>sbasic/text/sbasic/shared/03020407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leExists Functie [Runtime]</text:p>
          </table:table-cell>
          <table:table-cell office:value-type="string">
            <text:p>sbasic/text/sbasic/shared/0302041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leLen Functie [Runtime]</text:p>
          </table:table-cell>
          <table:table-cell office:value-type="string">
            <text:p>sbasic/text/sbasic/shared/03020408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ndObject Functie [Runtime]</text:p>
          </table:table-cell>
          <table:table-cell office:value-type="string">
            <text:p>sbasic/text/sbasic/shared/031038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ndPropertyObject Functie [Runtime]</text:p>
          </table:table-cell>
          <table:table-cell office:value-type="string">
            <text:p>sbasic/text/sbasic/shared/031039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x Functie [Runtime]</text:p>
          </table:table-cell>
          <table:table-cell office:value-type="string">
            <text:p>sbasic/text/sbasic/shared/030805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r...Next Statement [Runtime]</text:p>
          </table:table-cell>
          <table:table-cell office:value-type="string">
            <text:p>sbasic/text/sbasic/shared/030902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ormat Functie [Runtime]</text:p>
          </table:table-cell>
          <table:table-cell office:value-type="string">
            <text:p>sbasic/text/sbasic/shared/031203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eeFile Functie [Runtime]</text:p>
          </table:table-cell>
          <table:table-cell office:value-type="string">
            <text:p>sbasic/text/sbasic/shared/030201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eeLibrary Functie [Runtime]</text:p>
          </table:table-cell>
          <table:table-cell office:value-type="string">
            <text:p>sbasic/text/sbasic/shared/0309040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unction Statement [Runtime]</text:p>
          </table:table-cell>
          <table:table-cell office:value-type="string">
            <text:p>sbasic/text/sbasic/shared/03090406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eer Statements</text:p>
          </table:table-cell>
          <table:table-cell office:value-type="string">
            <text:p>sbasic/text/sbasic/shared/03090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llekeurige Getallen Genereren</text:p>
          </table:table-cell>
          <table:table-cell office:value-type="string">
            <text:p>sbasic/text/sbasic/shared/03080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Attr-functie [Runtime]</text:p>
          </table:table-cell>
          <table:table-cell office:value-type="string">
            <text:p>sbasic/text/sbasic/shared/03020409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ProcessServiceManager Functie [Runtime]</text:p>
          </table:table-cell>
          <table:table-cell office:value-type="string">
            <text:p>sbasic/text/sbasic/shared/031317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SolarVersion Functie [Runtime]</text:p>
          </table:table-cell>
          <table:table-cell office:value-type="string">
            <text:p>sbasic/text/sbasic/shared/031310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SystemTicks Functie [Runtime]</text:p>
          </table:table-cell>
          <table:table-cell office:value-type="string">
            <text:p>sbasic/text/sbasic/shared/031307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et Statement [Runtime]</text:p>
          </table:table-cell>
          <table:table-cell office:value-type="string">
            <text:p>sbasic/text/sbasic/shared/030202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lobalScope [Runtime]</text:p>
          </table:table-cell>
          <table:table-cell office:value-type="string">
            <text:p>sbasic/text/sbasic/shared/031319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oSub...Return-instructie [Runtime]</text:p>
          </table:table-cell>
          <table:table-cell office:value-type="string">
            <text:p>sbasic/text/sbasic/shared/030903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oTo-instructie [Runtime]</text:p>
          </table:table-cell>
          <table:table-cell office:value-type="string">
            <text:p>sbasic/text/sbasic/shared/030903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reen Functie [Runtime]</text:p>
          </table:table-cell>
          <table:table-cell office:value-type="string">
            <text:p>sbasic/text/sbasic/shared/030103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asUnoInterfaces Functie [Runtime]</text:p>
          </table:table-cell>
          <table:table-cell office:value-type="string">
            <text:p>sbasic/text/sbasic/shared/03104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ex Functie [Runtime]</text:p>
          </table:table-cell>
          <table:table-cell office:value-type="string">
            <text:p>sbasic/text/sbasic/shared/030808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our Functie [Runtime]</text:p>
          </table:table-cell>
          <table:table-cell office:value-type="string">
            <text:p>sbasic/text/sbasic/shared/030302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If Statement [Runtime]</text:p>
          </table:table-cell>
          <table:table-cell office:value-type="string">
            <text:p>sbasic/text/sbasic/shared/030901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...Then...Else Statement [Runtime]</text:p>
          </table:table-cell>
          <table:table-cell office:value-type="string">
            <text:p>sbasic/text/sbasic/shared/030901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p Operator [Runtime]</text:p>
          </table:table-cell>
          <table:table-cell office:value-type="string">
            <text:p>sbasic/text/sbasic/shared/03060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Str Functie [Runtime]</text:p>
          </table:table-cell>
          <table:table-cell office:value-type="string">
            <text:p>sbasic/text/sbasic/shared/031204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putBox Functie [Runtime]</text:p>
          </table:table-cell>
          <table:table-cell office:value-type="string">
            <text:p>sbasic/text/sbasic/shared/030102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put# Statement [Runtime]</text:p>
          </table:table-cell>
          <table:table-cell office:value-type="string">
            <text:p>sbasic/text/sbasic/shared/030202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t Functie [Runtime]</text:p>
          </table:table-cell>
          <table:table-cell office:value-type="string">
            <text:p>sbasic/text/sbasic/shared/030805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Array-functie [Runtime]</text:p>
          </table:table-cell>
          <table:table-cell office:value-type="string">
            <text:p>sbasic/text/sbasic/shared/031022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Date Functie [Runtime]</text:p>
          </table:table-cell>
          <table:table-cell office:value-type="string">
            <text:p>sbasic/text/sbasic/shared/03102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Empty Functie [Runtime]</text:p>
          </table:table-cell>
          <table:table-cell office:value-type="string">
            <text:p>sbasic/text/sbasic/shared/03102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Missing Functie [Runtime]</text:p>
          </table:table-cell>
          <table:table-cell office:value-type="string">
            <text:p>sbasic/text/sbasic/shared/031040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Null Functie [Runtime]</text:p>
          </table:table-cell>
          <table:table-cell office:value-type="string">
            <text:p>sbasic/text/sbasic/shared/031026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Numeric Functie [Runtime]</text:p>
          </table:table-cell>
          <table:table-cell office:value-type="string">
            <text:p>sbasic/text/sbasic/shared/031027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Object Functie [Runtime]</text:p>
          </table:table-cell>
          <table:table-cell office:value-type="string">
            <text:p>sbasic/text/sbasic/shared/031028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sUnoStruct Functie [Runtime]</text:p>
          </table:table-cell>
          <table:table-cell office:value-type="string">
            <text:p>sbasic/text/sbasic/shared/031045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Join-functie [Runtime]</text:p>
          </table:table-cell>
          <table:table-cell office:value-type="string">
            <text:p>sbasic/text/sbasic/shared/0312031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ill Statement [Runtime]</text:p>
          </table:table-cell>
          <table:table-cell office:value-type="string">
            <text:p>sbasic/text/sbasic/shared/0302041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bound Functie [Runtime]</text:p>
          </table:table-cell>
          <table:table-cell office:value-type="string">
            <text:p>sbasic/text/sbasic/shared/031029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Case Functie [Runtime]</text:p>
          </table:table-cell>
          <table:table-cell office:value-type="string">
            <text:p>sbasic/text/sbasic/shared/031203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Set Statement [Runtime]</text:p>
          </table:table-cell>
          <table:table-cell office:value-type="string">
            <text:p>sbasic/text/sbasic/shared/031203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trim Functie [Runtime]</text:p>
          </table:table-cell>
          <table:table-cell office:value-type="string">
            <text:p>sbasic/text/sbasic/shared/0312030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ft Functie [Runtime]</text:p>
          </table:table-cell>
          <table:table-cell office:value-type="string">
            <text:p>sbasic/text/sbasic/shared/031203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n Functie [Runtime]</text:p>
          </table:table-cell>
          <table:table-cell office:value-type="string">
            <text:p>sbasic/text/sbasic/shared/031204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t Statement [Runtime]</text:p>
          </table:table-cell>
          <table:table-cell office:value-type="string">
            <text:p>sbasic/text/sbasic/shared/03103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ine Input# Statement [Runtime]</text:p>
          </table:table-cell>
          <table:table-cell office:value-type="string">
            <text:p>sbasic/text/sbasic/shared/030202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oc Functie [Runtime]</text:p>
          </table:table-cell>
          <table:table-cell office:value-type="string">
            <text:p>sbasic/text/sbasic/shared/030203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of Functie [Runtime]</text:p>
          </table:table-cell>
          <table:table-cell office:value-type="string">
            <text:p>sbasic/text/sbasic/shared/030203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og Functie [Runtime]</text:p>
          </table:table-cell>
          <table:table-cell office:value-type="string">
            <text:p>sbasic/text/sbasic/shared/030802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id Functie, Mid Statement [Runtime]</text:p>
          </table:table-cell>
          <table:table-cell office:value-type="string">
            <text:p>sbasic/text/sbasic/shared/03120306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inute Functie [Runtime]</text:p>
          </table:table-cell>
          <table:table-cell office:value-type="string">
            <text:p>sbasic/text/sbasic/shared/030302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kDir Statement [Runtime]</text:p>
          </table:table-cell>
          <table:table-cell office:value-type="string">
            <text:p>sbasic/text/sbasic/shared/0302041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d Operator [Runtime]</text:p>
          </table:table-cell>
          <table:table-cell office:value-type="string">
            <text:p>sbasic/text/sbasic/shared/030706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nth Functie [Runtime]</text:p>
          </table:table-cell>
          <table:table-cell office:value-type="string">
            <text:p>sbasic/text/sbasic/shared/030301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sgBox-functie [Runtime]</text:p>
          </table:table-cell>
          <table:table-cell office:value-type="string">
            <text:p>sbasic/text/sbasic/shared/030101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sgBox Statement [Runtime]</text:p>
          </table:table-cell>
          <table:table-cell office:value-type="string">
            <text:p>sbasic/text/sbasic/shared/030101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ame Statement [Runtime]</text:p>
          </table:table-cell>
          <table:table-cell office:value-type="string">
            <text:p>sbasic/text/sbasic/shared/0302041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ot Operator [Runtime]</text:p>
          </table:table-cell>
          <table:table-cell office:value-type="string">
            <text:p>sbasic/text/sbasic/shared/03060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ow Functie [Runtime]</text:p>
          </table:table-cell>
          <table:table-cell office:value-type="string">
            <text:p>sbasic/text/sbasic/shared/030302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umerieke functies</text:p>
          </table:table-cell>
          <table:table-cell office:value-type="string">
            <text:p>sbasic/text/sbasic/shared/030800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ct Functie [Runtime]</text:p>
          </table:table-cell>
          <table:table-cell office:value-type="string">
            <text:p>sbasic/text/sbasic/shared/030808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n Error GoTo ... Resume-instructie [Runtime]</text:p>
          </table:table-cell>
          <table:table-cell office:value-type="string">
            <text:p>sbasic/text/sbasic/shared/030505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n...GoSub Statement; On...GoTo Statement [Runtime]</text:p>
          </table:table-cell>
          <table:table-cell office:value-type="string">
            <text:p>sbasic/text/sbasic/shared/030903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 Statement [Runtime]</text:p>
          </table:table-cell>
          <table:table-cell office:value-type="string">
            <text:p>sbasic/text/sbasic/shared/030201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tion Base Statement [Runtime]</text:p>
          </table:table-cell>
          <table:table-cell office:value-type="string">
            <text:p>sbasic/text/sbasic/shared/031032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tion Explicit Statement [Runtime]</text:p>
          </table:table-cell>
          <table:table-cell office:value-type="string">
            <text:p>sbasic/text/sbasic/shared/03103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tional (in Function-instructie) [Runtime]</text:p>
          </table:table-cell>
          <table:table-cell office:value-type="string">
            <text:p>sbasic/text/sbasic/shared/03104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r Operator [Runtime]</text:p>
          </table:table-cell>
          <table:table-cell office:value-type="string">
            <text:p>sbasic/text/sbasic/shared/030605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rint Statement [Runtime]</text:p>
          </table:table-cell>
          <table:table-cell office:value-type="string">
            <text:p>sbasic/text/sbasic/shared/030101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blic Statement [Runtime]</text:p>
          </table:table-cell>
          <table:table-cell office:value-type="string">
            <text:p>sbasic/text/sbasic/shared/03103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ut Statement [Runtime]</text:p>
          </table:table-cell>
          <table:table-cell office:value-type="string">
            <text:p>sbasic/text/sbasic/shared/030202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QBColor functie [Runtime]</text:p>
          </table:table-cell>
          <table:table-cell office:value-type="string">
            <text:p>sbasic/text/sbasic/shared/030103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GB Functie [Runtime]</text:p>
          </table:table-cell>
          <table:table-cell office:value-type="string">
            <text:p>sbasic/text/sbasic/shared/0301030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Set Statement [Runtime]</text:p>
          </table:table-cell>
          <table:table-cell office:value-type="string">
            <text:p>sbasic/text/sbasic/shared/03120308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trim Functie [Runtime]</text:p>
          </table:table-cell>
          <table:table-cell office:value-type="string">
            <text:p>sbasic/text/sbasic/shared/03120309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andomize Statement [Runtime]</text:p>
          </table:table-cell>
          <table:table-cell office:value-type="string">
            <text:p>sbasic/text/sbasic/shared/030803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Dim Statement [Runtime]</text:p>
          </table:table-cell>
          <table:table-cell office:value-type="string">
            <text:p>sbasic/text/sbasic/shared/031021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d Functie [Runtime]</text:p>
          </table:table-cell>
          <table:table-cell office:value-type="string">
            <text:p>sbasic/text/sbasic/shared/030103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m Statement [Runtime]</text:p>
          </table:table-cell>
          <table:table-cell office:value-type="string">
            <text:p>sbasic/text/sbasic/shared/03090407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set Statement [Runtime]</text:p>
          </table:table-cell>
          <table:table-cell office:value-type="string">
            <text:p>sbasic/text/sbasic/shared/030201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ight Functie [Runtime]</text:p>
          </table:table-cell>
          <table:table-cell office:value-type="string">
            <text:p>sbasic/text/sbasic/shared/03120307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mDir Statement [Runtime]</text:p>
          </table:table-cell>
          <table:table-cell office:value-type="string">
            <text:p>sbasic/text/sbasic/shared/0302041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nd functie [Runtime]</text:p>
          </table:table-cell>
          <table:table-cell office:value-type="string">
            <text:p>sbasic/text/sbasic/shared/030803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cond Functie [Runtime]</text:p>
          </table:table-cell>
          <table:table-cell office:value-type="string">
            <text:p>sbasic/text/sbasic/shared/030302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ek Functie [Runtime]</text:p>
          </table:table-cell>
          <table:table-cell office:value-type="string">
            <text:p>sbasic/text/sbasic/shared/030203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ek Statement [Runtime]</text:p>
          </table:table-cell>
          <table:table-cell office:value-type="string">
            <text:p>sbasic/text/sbasic/shared/0302030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lect...Case Statement [Runtime]</text:p>
          </table:table-cell>
          <table:table-cell office:value-type="string">
            <text:p>sbasic/text/sbasic/shared/030901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tAttr-instructie [Runtime]</text:p>
          </table:table-cell>
          <table:table-cell office:value-type="string">
            <text:p>sbasic/text/sbasic/shared/0302041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t Statement[Runtime]</text:p>
          </table:table-cell>
          <table:table-cell office:value-type="string">
            <text:p>sbasic/text/sbasic/shared/031037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gn Functie [Runtime]</text:p>
          </table:table-cell>
          <table:table-cell office:value-type="string">
            <text:p>sbasic/text/sbasic/shared/030807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ell-functie [Runtime]</text:p>
          </table:table-cell>
          <table:table-cell office:value-type="string">
            <text:p>sbasic/text/sbasic/shared/031305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in Functie [Runtime]</text:p>
          </table:table-cell>
          <table:table-cell office:value-type="string">
            <text:p>sbasic/text/sbasic/shared/030801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pace Functie [Runtime]</text:p>
          </table:table-cell>
          <table:table-cell office:value-type="string">
            <text:p>sbasic/text/sbasic/shared/031202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plit-function [Runtime]</text:p>
          </table:table-cell>
          <table:table-cell office:value-type="string">
            <text:p>sbasic/text/sbasic/shared/0312031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qr Functie [Runtime]</text:p>
          </table:table-cell>
          <table:table-cell office:value-type="string">
            <text:p>sbasic/text/sbasic/shared/0308040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erkantswortel Berekening</text:p>
          </table:table-cell>
          <table:table-cell office:value-type="string">
            <text:p>sbasic/text/sbasic/shared/03080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tic Statement [Runtime]</text:p>
          </table:table-cell>
          <table:table-cell office:value-type="string">
            <text:p>sbasic/text/sbasic/shared/031035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Statement [Runtime]</text:p>
          </table:table-cell>
          <table:table-cell office:value-type="string">
            <text:p>sbasic/text/sbasic/shared/03090408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rComp-functie [Runtime]</text:p>
          </table:table-cell>
          <table:table-cell office:value-type="string">
            <text:p>sbasic/text/sbasic/shared/031204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r Functie [Runtime]</text:p>
          </table:table-cell>
          <table:table-cell office:value-type="string">
            <text:p>sbasic/text/sbasic/shared/031201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ring Functie [Runtime]</text:p>
          </table:table-cell>
          <table:table-cell office:value-type="string">
            <text:p>sbasic/text/sbasic/shared/031202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 Statement [Runtime]</text:p>
          </table:table-cell>
          <table:table-cell office:value-type="string">
            <text:p>sbasic/text/sbasic/shared/03090409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witch Functie [Runtime]</text:p>
          </table:table-cell>
          <table:table-cell office:value-type="string">
            <text:p>sbasic/text/sbasic/shared/0309041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an Functie [Runtime]</text:p>
          </table:table-cell>
          <table:table-cell office:value-type="string">
            <text:p>sbasic/text/sbasic/shared/030801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imeSerial-functie [Runtime]</text:p>
          </table:table-cell>
          <table:table-cell office:value-type="string">
            <text:p>sbasic/text/sbasic/shared/0303020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imeValue Functie [Runtime]</text:p>
          </table:table-cell>
          <table:table-cell office:value-type="string">
            <text:p>sbasic/text/sbasic/shared/03030206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ime Statement [Runtime]</text:p>
          </table:table-cell>
          <table:table-cell office:value-type="string">
            <text:p>sbasic/text/sbasic/shared/03030302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imer Functie [Runtime]</text:p>
          </table:table-cell>
          <table:table-cell office:value-type="string">
            <text:p>sbasic/text/sbasic/shared/030303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rigonometrische Functies</text:p>
          </table:table-cell>
          <table:table-cell office:value-type="string">
            <text:p>sbasic/text/sbasic/shared/03080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rim-functie [Runtime]</text:p>
          </table:table-cell>
          <table:table-cell office:value-type="string">
            <text:p>sbasic/text/sbasic/shared/0312031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wipsPerPixelX Functie [Runtime]</text:p>
          </table:table-cell>
          <table:table-cell office:value-type="string">
            <text:p>sbasic/text/sbasic/shared/03131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wipsPerPixelY Functie [Runtime]</text:p>
          </table:table-cell>
          <table:table-cell office:value-type="string">
            <text:p>sbasic/text/sbasic/shared/03131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ypeName Functie; VarType Functie[Runtime]</text:p>
          </table:table-cell>
          <table:table-cell office:value-type="string">
            <text:p>sbasic/text/sbasic/shared/031036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bound Functie [Runtime]</text:p>
          </table:table-cell>
          <table:table-cell office:value-type="string">
            <text:p>sbasic/text/sbasic/shared/031030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case Functie [Runtime]</text:p>
          </table:table-cell>
          <table:table-cell office:value-type="string">
            <text:p>sbasic/text/sbasic/shared/0312031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al Functie [Runtime]</text:p>
          </table:table-cell>
          <table:table-cell office:value-type="string">
            <text:p>sbasic/text/sbasic/shared/03120104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ait Statement [Runtime]</text:p>
          </table:table-cell>
          <table:table-cell office:value-type="string">
            <text:p>sbasic/text/sbasic/shared/031306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ekDay Functie [Runtime]</text:p>
          </table:table-cell>
          <table:table-cell office:value-type="string">
            <text:p>sbasic/text/sbasic/shared/0303010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hile...Wend Statement [Runtime]</text:p>
          </table:table-cell>
          <table:table-cell office:value-type="string">
            <text:p>sbasic/text/sbasic/shared/03090203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th Statement [Runtime]</text:p>
          </table:table-cell>
          <table:table-cell office:value-type="string">
            <text:p>sbasic/text/sbasic/shared/03090411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rite Statement [Runtime]</text:p>
          </table:table-cell>
          <table:table-cell office:value-type="string">
            <text:p>sbasic/text/sbasic/shared/03020205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Xor Operator [Runtime]</text:p>
          </table:table-cell>
          <table:table-cell office:value-type="string">
            <text:p>sbasic/text/sbasic/shared/030606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Year Functie [Runtime]</text:p>
          </table:table-cell>
          <table:table-cell office:value-type="string">
            <text:p>sbasic/text/sbasic/shared/03030106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- Operator [Runtime]</text:p>
          </table:table-cell>
          <table:table-cell office:value-type="string">
            <text:p>sbasic/text/sbasic/shared/030701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* Operator [Runtime]</text:p>
          </table:table-cell>
          <table:table-cell office:value-type="string">
            <text:p>sbasic/text/sbasic/shared/030702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+ Operator [Runtime]</text:p>
          </table:table-cell>
          <table:table-cell office:value-type="string">
            <text:p>sbasic/text/sbasic/shared/030703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/ Operator [Runtime]</text:p>
          </table:table-cell>
          <table:table-cell office:value-type="string">
            <text:p>sbasic/text/sbasic/shared/030704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^ Operator [Runtime]</text:p>
          </table:table-cell>
          <table:table-cell office:value-type="string">
            <text:p>sbasic/text/sbasic/shared/03070500.xhp</text:p>
          </table:table-cell>
          <table:table-cell table:style-name="ce25" office:value-type="string">
            <text:p>Dick Groskamp</text:p>
          </table:table-cell>
          <table:table-cell/>
        </table:table-row>
        <table:table-row table:style-name="ro1">
          <table:table-cell/>
          <table:table-cell table:style-name="ce11" office:value-type="string">
            <text:p><text:s text:c="2"/>Hulplijne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e eigenschappen van besturingselementen in de dialoogeditor wijzigen</text:p>
          </table:table-cell>
          <table:table-cell office:value-type="string">
            <text:p>sbasic/text/sbasic/guide/control_properties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esturingselementen in de Dialoog-editor Creëren</text:p>
          </table:table-cell>
          <table:table-cell office:value-type="string">
            <text:p>sbasic/text/sbasic/guide/insert_control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ogrammeervoorbeelden voor besturingselementen in de dialoogeditor</text:p>
          </table:table-cell>
          <table:table-cell office:value-type="string">
            <text:p>sbasic/text/sbasic/guide/sample_code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n dialoogvenster openen met programmacode</text:p>
          </table:table-cell>
          <table:table-cell office:value-type="string">
            <text:p>sbasic/text/sbasic/guide/show_dialog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en Basic-dialoogvenster maken</text:p>
          </table:table-cell>
          <table:table-cell office:value-type="string">
            <text:p>sbasic/text/sbasic/guide/create_dialog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ibliotheken en modules organiseren</text:p>
          </table:table-cell>
          <table:table-cell office:value-type="string">
            <text:p>sbasic/text/sbasic/shared/010304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ariabelen gebruiken</text:p>
          </table:table-cell>
          <table:table-cell office:value-type="string">
            <text:p>sbasic/text/sbasic/shared/010201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ecten</text:p>
          </table:table-cell>
          <table:table-cell office:value-type="string">
            <text:p>sbasic/text/sbasic/shared/010202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ebugging</text:p>
          </table:table-cell>
          <table:table-cell office:value-type="string">
            <text:p>sbasic/text/sbasic/shared/01030300.xh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beurtenisgestuurde macro's</text:p>
          </table:table-cell>
          <table:table-cell office:value-type="string">
            <text:p>sbasic/text/sbasic/shared/01040000.xhp</text:p>
          </table:table-cell>
          <table:table-cell table:number-columns-repeated="2"/>
        </table:table-row>
      </table:table>
      <table:table table:name="220404.Werk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">
      <number:text>-</number:text>
      <number:number number:decimal-places="0" number:min-integer-digits="1" number:grouping="true"/>
      <number:text> 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</number:text>
    </number:number-style>
    <number:number-style style:name="N115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DM</number:text>
    </number:number-style>
    <number:number-style style:name="N12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DM</number:text>
    </number:number-style>
    <number:number-style style:name="N122">
      <number:text>-</number:text>
      <number:number number:decimal-places="2" number:min-integer-digits="1" number:grouping="true"/>
      <number:text> DM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DM</number:text>
    </number:number-style>
    <number:number-style style:name="N123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DM</number:text>
    </number:number-style>
    <number:number-style style:name="N125P1" style:volatile="true">
      <number:text>-</number:text>
      <number:number number:decimal-places="0" number:min-integer-digits="1" number:grouping="true"/>
      <number:text> DM</number:text>
    </number:number-style>
    <number:number-style style:name="N125">
      <number:text>- D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DM</number:text>
    </number:number-style>
    <number:number-style style:name="N129P1" style:volatile="true">
      <number:text>-</number:text>
      <number:number number:decimal-places="2" number:min-integer-digits="1" number:grouping="true"/>
      <number:text> DM</number:text>
    </number:number-style>
    <number:number-style style:name="N129">
      <number:text>-</number:text>
      <number:number number:decimal-places="0" number:min-integer-digits="0"/>
      <number:text> DM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">
      <number:text>-</number:text>
      <number:number number: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date-style style:name="N132">
      <number:month/>
      <number:text>月</number:text>
      <number:day/>
      <number:text>日</number:text>
    </number:date-style>
    <number:number-style style:name="N133">
      <number:number number:decimal-places="0" number:min-integer-digits="2"/>
    </number:number-style>
    <number:number-style style:name="N134">
      <number:number number:decimal-places="0" number:min-integer-digits="3"/>
    </number:number-style>
    <number:number-style style:name="N135">
      <number:number number:decimal-places="0" number:min-integer-digits="0"/>
    </number:number-style>
    <number:number-style style:name="N137P0" style:volatile="true">
      <number:text>\</number:text>
      <number:number number:decimal-places="0" number:min-integer-digits="1" number:grouping="true"/>
    </number:number-style>
    <number:number-style style:name="N137">
      <number:text>\-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\</number:text>
      <number:number number:decimal-places="2" number:min-integer-digits="1" number:grouping="true"/>
    </number:number-style>
    <number:number-style style:name="N139">
      <number:text>\-</number:text>
      <number:number number:decimal-places="2" number:min-integer-digits="1" number:grouping="true"/>
      <style:map style:condition="value()&gt;=0" style:apply-style-name="N139P0"/>
    </number:number-style>
    <number:number-style style:name="N141P0" style:volatile="true">
      <number:text>\</number:text>
      <number:number number:decimal-places="0" number:min-integer-digits="1" number:grouping="true"/>
    </number:number-style>
    <number:number-style style:name="N141P1" style:volatile="true">
      <number:text>\-</number:text>
      <number:number number:decimal-places="0" number:min-integer-digits="1" number:grouping="true"/>
    </number:number-style>
    <number:number-style style:name="N141">
      <number:text>\-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number number:decimal-places="0" number:min-integer-digits="1" number:grouping="true"/>
    </number:number-style>
    <number:number-style style:name="N143P1" style:volatile="true">
      <number:text>-</number:text>
      <number:number number:decimal-places="0" number:min-integer-digits="1" number:grouping="true"/>
    </number:number-style>
    <number:number-style style:name="N143">
      <number:text>-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\</number:text>
      <number:number number:decimal-places="2" number:min-integer-digits="1" number:grouping="true"/>
    </number:number-style>
    <number:number-style style:name="N145P1" style:volatile="true">
      <number:text>\-</number:text>
      <number:number number:decimal-places="2" number:min-integer-digits="1" number:grouping="true"/>
    </number:number-style>
    <number:number-style style:name="N145">
      <number:text>\-</number:text>
      <number:number number: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integer-digits="1" number:grouping="true"/>
    </number:number-style>
    <number:number-style style:name="N147P1" style:volatile="true">
      <number:text>-</number:text>
      <number:number number:decimal-places="2" number:min-integer-digits="1" number:grouping="true"/>
    </number:number-style>
    <number:number-style style:name="N147">
      <number:text>-</number:text>
      <number:number number: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0" number:min-integer-digits="1" number:grouping="true"/>
      <number:text> F</number:text>
    </number:number-style>
    <number:number-style style:name="N153">
      <number:text>-</number:text>
      <number:number number:decimal-places="0" number:min-integer-digits="1" number:grouping="true"/>
      <number:text> F</number:text>
      <style:map style:condition="value()&gt;=0" style:apply-style-name="N153P0"/>
    </number:number-style>
    <number:number-style style:name="N155P0" style:volatile="true">
      <number:number number:decimal-places="2" number:min-integer-digits="1" number:grouping="true"/>
      <number:text> F</number:text>
    </number:number-style>
    <number:number-style style:name="N155">
      <number:text>-</number:text>
      <number:number number:decimal-places="2" number:min-integer-digits="1" number:grouping="true"/>
      <number:text> F</number:text>
      <style:map style:condition="value()&gt;=0" style:apply-style-name="N155P0"/>
    </number:number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P1" style:volatile="true">
      <number:text>-</number:text>
      <number:number number:decimal-places="0" number:min-integer-digits="1" number:grouping="true"/>
      <number:text> F</number:text>
    </number:number-style>
    <number:number-style style:name="N157">
      <number:text>- F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2" number:min-integer-digits="1" number:grouping="true"/>
      <number:text> F</number:text>
    </number:number-style>
    <number:number-style style:name="N159P1" style:volatile="true">
      <number:text>-</number:text>
      <number:number number:decimal-places="2" number:min-integer-digits="1" number:grouping="true"/>
      <number:text> F</number:text>
    </number:number-style>
    <number:number-style style:name="N159">
      <number:text>-</number:text>
      <number:number number:decimal-places="0" number:min-integer-digits="0"/>
      <number:text> F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\</number:text>
      <number:number number:decimal-places="0" number:min-integer-digits="1" number:grouping="true"/>
    </number:number-style>
    <number:number-style style:name="N160">
      <number:text>-\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\</number:text>
      <number:number number:decimal-places="2" number:min-integer-digits="1" number:grouping="true"/>
    </number:number-style>
    <number:number-style style:name="N161">
      <number:text>-\</number:text>
      <number:number number:decimal-places="2" number:min-integer-digits="1" number:grouping="true"/>
      <style:map style:condition="value()&gt;=0" style:apply-style-name="N161P0"/>
    </number:number-style>
    <number:number-style style:name="N163P0" style:volatile="true">
      <number:text>\</number:text>
      <number:number number:decimal-places="0" number:min-integer-digits="1" number:grouping="true"/>
    </number:number-style>
    <number:number-style style:name="N163P1" style:volatile="true">
      <number:text>-\</number:text>
      <number:number number:decimal-places="0" number:min-integer-digits="1" number:grouping="true"/>
    </number:number-style>
    <number:number-style style:name="N163">
      <number:text>\-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\</number:text>
      <number:number number:decimal-places="2" number:min-integer-digits="1" number:grouping="true"/>
    </number:number-style>
    <number:number-style style:name="N165P1" style:volatile="true">
      <number:text>-\</number:text>
      <number:number number:decimal-places="2" number:min-integer-digits="1" number:grouping="true"/>
    </number:number-style>
    <number:number-style style:name="N165">
      <number:text>\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\</number:text>
      <number:number number:decimal-places="0" number:min-integer-digits="1" number:grouping="true"/>
    </number:number-style>
    <number:number-style style:name="N172">
      <style:text-properties fo:color="#000000"/>
      <number:text>\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\</number:text>
      <number:number number:decimal-places="2" number:min-integer-digits="1" number:grouping="true"/>
    </number:number-style>
    <number:number-style style:name="N173">
      <style:text-properties fo:color="#000000"/>
      <number:text>\-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</number:number-style>
    <number:number-style style:name="N174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F</number:text>
    </number:number-style>
    <number:number-style style:name="N176">
      <style:text-properties fo:color="#000000"/>
      <number:text>-</number:text>
      <number:number number:decimal-places="0" number:min-integer-digits="1" number:grouping="true"/>
      <number:text> F</number:text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  <number:text> F</number:text>
    </number:number-style>
    <number:number-style style:name="N177">
      <style:text-properties fo:color="#000000"/>
      <number:text>-</number:text>
      <number:number number:decimal-places="2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text>\</number:text>
      <number:number number:decimal-places="0" number:min-integer-digits="1" number:grouping="true"/>
    </number:number-style>
    <number:number-style style:name="N178">
      <style:text-properties fo:color="#000000"/>
      <number:text>-\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\</number:text>
      <number:number number:decimal-places="2" number:min-integer-digits="1" number:grouping="true"/>
    </number:number-style>
    <number:number-style style:name="N179">
      <style:text-properties fo:color="#000000"/>
      <number:text>-\</number:text>
      <number:number number:decimal-places="2" number:min-integer-digits="1" number:grouping="true"/>
      <style:map style:condition="value()&gt;=0" style:apply-style-name="N179P0"/>
    </number:number-style>
    <number:number-style style:name="N180">
      <number:number number:decimal-places="0" number:min-integer-digits="4"/>
    </number:number-style>
    <number:number-style style:name="N182P0" style:volatile="true">
      <number:text>€ </number:text>
      <number:number number:decimal-places="0" number:min-integer-digits="1" number:grouping="true"/>
      <number:text> </number:text>
    </number:number-style>
    <number:number-style style:name="N182">
      <number:text>€ </number:text>
      <number:number number:decimal-places="0" number:min-integer-digits="1" number:grouping="true"/>
      <number:text>-</number:text>
      <style:map style:condition="value()&gt;=0" style:apply-style-name="N182P0"/>
    </number:number-style>
    <number:number-style style:name="N183P0" style:volatile="true">
      <number:text>€ </number:text>
      <number:number number:decimal-places="0" number:min-integer-digits="1" number:grouping="true"/>
      <number:text> </number:text>
    </number:number-style>
    <number:number-style style:name="N183">
      <style:text-properties fo:color="#000000"/>
      <number:text>€ </number:text>
      <number:number number:decimal-places="0" number:min-integer-digits="1" number:grouping="true"/>
      <number:text>-</number:text>
      <style:map style:condition="value()&gt;=0" style:apply-style-name="N183P0"/>
    </number:number-style>
    <number:number-style style:name="N185P0" style:volatile="true">
      <number:text>€ </number:text>
      <number:number number:decimal-places="2" number:min-integer-digits="1" number:grouping="true"/>
      <number:text> </number:text>
    </number:number-style>
    <number:number-style style:name="N185">
      <number:text>€ </number:text>
      <number:number number:decimal-places="2" number:min-integer-digits="1" number:grouping="true"/>
      <number:text>-</number:text>
      <style:map style:condition="value()&gt;=0" style:apply-style-name="N185P0"/>
    </number:number-style>
    <number:number-style style:name="N186P0" style:volatile="true">
      <number:text>€ </number:text>
      <number:number number:decimal-places="2" number:min-integer-digits="1" number:grouping="true"/>
      <number:text> </number:text>
    </number:number-style>
    <number:number-style style:name="N186">
      <style:text-properties fo:color="#000000"/>
      <number:text>€ </number:text>
      <number:number number:decimal-places="2" number:min-integer-digits="1" number:grouping="true"/>
      <number:text>-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number:text>-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</number:number-style>
    <number:number-style style:name="N188">
      <style:text-properties fo:color="#000000"/>
      <number:text>-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</number:number-style>
    <number:number-style style:name="N189">
      <number:text>-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</number:number-style>
    <number:number-style style:name="N190">
      <style:text-properties fo:color="#000000"/>
      <number:text>-</number:text>
      <number:number number:decimal-places="2" number:min-integer-digits="1" number:grouping="true"/>
      <style:map style:condition="value()&gt;=0" style:apply-style-name="N190P0"/>
    </number:number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number number:decimal-places="0" number:min-integer-digits="1" number:grouping="true"/>
      <number:text>-</number:text>
    </number:number-style>
    <number:number-style style:name="N193P2" style:volatile="true">
      <number:text>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€ </number:text>
      <number:number number:decimal-places="0" number:min-integer-digits="1" number:grouping="true"/>
      <number:text> </number:text>
    </number:number-style>
    <number:number-style style:name="N197P1" style:volatile="true">
      <number:text> € </number:text>
      <number:number number:decimal-places="0" number:min-integer-digits="1" number:grouping="true"/>
      <number:text>-</number:text>
    </number:number-style>
    <number:number-style style:name="N197P2" style:volatile="true">
      <number:text> €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0P0" style:volatile="true">
      <number:number number:decimal-places="2" number:min-integer-digits="1" number:grouping="true"/>
      <number:text> </number:text>
    </number:number-style>
    <number:number-style style:name="N200P1" style:volatile="true">
      <number:number number:decimal-places="2" number:min-integer-digits="1" number:grouping="true"/>
      <number:text>-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€ </number:text>
      <number:number number:decimal-places="2" number:min-integer-digits="1" number:grouping="true"/>
      <number:text> </number:text>
    </number:number-style>
    <number:number-style style:name="N204P1" style:volatile="true">
      <number:text> € </number:text>
      <number:number number:decimal-places="2" number:min-integer-digits="1" number:grouping="true"/>
      <number:text>-</number:text>
    </number:number-style>
    <number:number-style style:name="N204P2" style:volatile="true">
      <number:text> €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time-style style:name="N2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6">
      <number:minutes number:style="long"/>
      <number:text>:</number:text>
      <number:seconds number:style="long" number:decimal-places="1"/>
    </number:time-style>
    <number:number-style style:name="N207">
      <number:number number:decimal-places="3" number:min-integer-digits="1"/>
    </number:number-style>
    <number:number-style style:name="N208">
      <number:number number:decimal-places="4" number:min-integer-digits="1"/>
    </number:number-style>
    <number:number-style style:name="N209">
      <number:number number:decimal-places="4" number:min-integer-digits="0" number:grouping="true"/>
    </number:number-style>
    <number:number-style style:name="N210">
      <number:number number:decimal-places="1" number:min-integer-digits="1"/>
    </number:number-style>
    <number:number-style style:name="N211">
      <number:number number:decimal-places="4" number:min-integer-digits="1" number:grouping="true"/>
    </number:number-style>
    <number:date-style style:name="N212">
      <number:day-of-week number:style="long"/>
      <number:text>, </number:text>
    </number:date-style>
    <number:date-style style:name="N213">
      <number:day-of-week/>
      <number:text> </number:text>
      <number:day number:style="long"/>
      <number:text>-</number:text>
      <number:month number:style="long"/>
      <number:text>-</number:text>
      <number:year/>
    </number:date-style>
    <number:date-style style:name="N214">
      <number:month number:style="long" number:textual="true"/>
      <number:text> </number:text>
      <number:year number:style="long"/>
    </number:date-style>
    <number:number-style style:name="N215">
      <number:number number:decimal-places="3" number:min-integer-digits="1" number:grouping="true"/>
    </number:number-style>
    <number:number-style style:name="N5106" number:language="en" number:country="US">
      <number:number number:decimal-places="0" number:min-integer-digits="0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215422.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21">21-12-2005</text:date>, <text:time>21:04:56</text:time></text:p>
        </style:region-right>
      </style:header>
      <style:header-left style:display="false"/>
      <style:footer>
        <text:p>215422.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5-11-11T22:17:49</meta:creation-date>
    <dc:creator>Bert Meersma</dc:creator>
    <dc:date>2005-12-21T21:04:56</dc:date>
    <dc:language>nl-NL</dc:language>
    <meta:editing-cycles>36</meta:editing-cycles>
    <meta:editing-duration>PT3H22M3S</meta:editing-duration>
    <meta:user-defined meta:name="Info 1"/>
    <meta:user-defined meta:name="Info 2"/>
    <meta:user-defined meta:name="Info 3"/>
    <meta:user-defined meta:name="Info 4"/>
    <meta:document-statistic meta:table-count="3" meta:cell-count="2828"/>
  </office:meta>
</office:document-meta>
</file>